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136.15mm"/>
    </style:style>
    <style:style style:name="co16" style:family="table-column">
      <style:table-column-properties fo:break-before="auto" style:column-width="30.2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28.72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157.39mm"/>
    </style:style>
    <style:style style:name="co22" style:family="table-column">
      <style:table-column-properties fo:break-before="auto" style:column-width="34.13mm"/>
    </style:style>
    <style:style style:name="co23" style:family="table-column">
      <style:table-column-properties fo:break-before="auto" style:column-width="30.85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30.5mm"/>
    </style:style>
    <style:style style:name="co26" style:family="table-column">
      <style:table-column-properties fo:break-before="auto" style:column-width="33.21mm"/>
    </style:style>
    <style:style style:name="co27" style:family="table-column">
      <style:table-column-properties fo:break-before="auto" style:column-width="73.0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20.3mm"/>
    </style:style>
    <style:style style:name="co31" style:family="table-column">
      <style:table-column-properties fo:break-before="auto" style:column-width="19.81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7.34mm"/>
    </style:style>
    <style:style style:name="co34" style:family="table-column">
      <style:table-column-properties fo:break-before="auto" style:column-width="17.69mm"/>
    </style:style>
    <style:style style:name="co35" style:family="table-column">
      <style:table-column-properties fo:break-before="auto" style:column-width="13.37mm"/>
    </style:style>
    <style:style style:name="co36" style:family="table-column">
      <style:table-column-properties fo:break-before="auto" style:column-width="14.61mm"/>
    </style:style>
    <style:style style:name="co37" style:family="table-column">
      <style:table-column-properties fo:break-before="auto" style:column-width="15.13mm"/>
    </style:style>
    <style:style style:name="co38" style:family="table-column">
      <style:table-column-properties fo:break-before="auto" style:column-width="66.53mm"/>
    </style:style>
    <style:style style:name="co39" style:family="table-column">
      <style:table-column-properties fo:break-before="auto" style:column-width="42.03mm"/>
    </style:style>
    <style:style style:name="co40" style:family="table-column">
      <style:table-column-properties fo:break-before="auto" style:column-width="27.52mm"/>
    </style:style>
    <style:style style:name="co41" style:family="table-column">
      <style:table-column-properties fo:break-before="auto" style:column-width="33.18mm"/>
    </style:style>
    <style:style style:name="co42" style:family="table-column">
      <style:table-column-properties fo:break-before="auto" style:column-width="6.9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4.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4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6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88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6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18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19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0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3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6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7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29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30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31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32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30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2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2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2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3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0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33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3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3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1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4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4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4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4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5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5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58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6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7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3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7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8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8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3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8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8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8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39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39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9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0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39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40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4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0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40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1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41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41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15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42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2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2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40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4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5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452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4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4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41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6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417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6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459" style:family="table-cell" style:parent-style-name="Default" style:data-style-name="N16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7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46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47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7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4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8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43" style:family="table-cell" style:parent-style-name="Default">
      <style:table-cell-properties style:cell-protect="protected formula-hidden" style:print-content="true"/>
      <style:text-properties fo:font-size="15pt" style:font-size-asian="15pt" style:font-size-complex="15pt"/>
    </style:style>
    <style:style style:name="ce476" style:family="table-cell" style:parent-style-name="Default" style:data-style-name="N16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4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8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44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4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0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505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515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16pt" style:font-size-asian="16pt" style:font-size-complex="16pt"/>
    </style:style>
    <style:style style:name="ce52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2" fo:font-size="28pt" fo:font-weight="bold" style:font-size-asian="28pt" style:font-weight-asian="bold" style:font-size-complex="28pt" style:font-weight-complex="bold"/>
    </style:style>
    <style:style style:name="ce54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5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5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56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5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7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72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7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Times New Roman1" fo:font-size="28pt" fo:font-weight="bold" style:font-size-asian="28pt" style:font-weight-asian="bold" style:font-name-complex="Mangal" style:font-size-complex="28pt" style:font-weight-complex="bold"/>
    </style:style>
    <style:style style:name="ce5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4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5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P17]=0))" style:apply-style-name="VRAI" style:base-cell-address="'Niveau 6'.N18"/>
      <style:map style:condition="is-true-formula(IF([.P17]=1))" style:apply-style-name="FAUX" style:base-cell-address="'Niveau 6'.N18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0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6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615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2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626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4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5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9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0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3" style:font-size-asian="12pt" style:font-name-complex="Times New Roman3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1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3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39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48" style:family="table-cell" style:parent-style-name="Default" style:data-style-name="N107">
      <style:table-cell-properties style:cell-protect="hidden-and-protected" style:print-content="true" fo:background-color="transparen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43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ce892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66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68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96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91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87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/>
    </style:style>
    <style:style style:name="ce87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74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5" style:family="table-cell" style:parent-style-name="Default" style:data-style-name="N2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6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7" style:family="table-cell" style:parent-style-name="Default" style:data-style-name="N2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78" style:family="table-cell" style:parent-style-name="Default">
      <style:table-cell-properties style:cell-protect="hidden-and-protected" style:print-content="true"/>
      <style:text-properties style:font-name="Times New Roman1" fo:font-size="6pt" style:font-size-asian="6pt" style:font-size-complex="6pt"/>
    </style:style>
    <style:style style:name="ce879" style:family="table-cell" style:parent-style-name="Default">
      <style:table-cell-properties style:cell-protect="hidden-and-protected" style:print-content="true" fo:border="0.06pt solid #000000"/>
      <style:text-properties style:font-name="Times New Roman1"/>
    </style:style>
    <style:style style:name="ce88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1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4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5" style:family="table-cell" style:parent-style-name="Default" style:data-style-name="N99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8pt" style:font-size-asian="18pt" style:font-size-complex="18pt"/>
    </style:style>
    <style:style style:name="ce887" style:family="table-cell" style:parent-style-name="Default">
      <style:table-cell-properties style:cell-protect="hidden-and-protected" style:print-content="true" fo:background-color="transparent"/>
      <style:text-properties style:font-name="Times New Roman1"/>
    </style:style>
    <style:style style:name="ce8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8pt" style:font-size-asian="18pt" style:font-size-complex="18pt"/>
    </style:style>
    <style:style style:name="ce889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8pt" style:font-size-asian="18pt" style:font-size-complex="1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7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family="'Comic Sans MS'" style:font-style-name="Gras" style:font-family-generic="script" fo:font-size="24pt" fo:font-style="normal" fo:font-weight="bold"/>
    </style:style>
    <style:style style:name="P6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ff3300"/>
    </style:style>
    <style:style style:name="T8" style:family="text">
      <style:text-properties fo:color="#ff3300" style:font-name="Times New Roman" style:font-name-asian="Times New Roman" style:font-name-complex="Times New Roman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style:font-name="Symbol" fo:font-weight="bold" style:font-weight-asian="bold" style:font-weight-complex="bold"/>
    </style:style>
    <style:style style:name="T11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3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4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5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ffffff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2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2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0"/>
          <table:covered-table-cell table:style-name="ce43"/>
          <table:covered-table-cell table:number-columns-repeated="5" table:style-name="ce44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/>
          <table:table-cell table:style-name="ce30"/>
          <table:table-cell table:style-name="ce43"/>
          <table:table-cell table:style-name="ce44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2"/>
          <table:table-cell table:style-name="ce34" table:number-columns-repeated="1016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32"/>
          <table:table-cell table:style-name="ce34" table:number-columns-repeated="1016"/>
        </table:table-row>
        <table:table-row table:style-name="ro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2"/>
          <table:table-cell table:style-name="ce34" table:number-columns-repeated="1016"/>
        </table:table-row>
        <table:table-row table:style-name="ro2">
          <table:covered-table-cell table:style-name="ce8"/>
          <table:covered-table-cell table:number-columns-repeated="7" table:style-name="ce32"/>
          <table:table-cell table:style-name="ce34" table:number-columns-repeated="1016"/>
        </table:table-row>
        <table:table-row table:style-name="ro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28" office:value-type="string" calcext:value-type="string">
            <text:p>VERSION DE LIBREOFFICE STABLE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28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4">
          <table:table-cell table:style-name="ce8"/>
          <table:table-cell table:style-name="ce32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32" table:number-columns-repeated="6"/>
          <table:table-cell table:style-name="ce34" table:number-columns-repeated="1016"/>
        </table:table-row>
        <table:table-row table:style-name="ro2" table:number-rows-repeated="2">
          <table:table-cell table:style-name="ce8"/>
          <table:table-cell table:style-name="ce32" table:number-columns-repeated="7"/>
          <table:table-cell table:style-name="ce34" table:number-columns-repeated="1016"/>
        </table:table-row>
        <table:table-row table:style-name="ro5">
          <table:table-cell table:style-name="ce12" table:number-columns-repeated="8"/>
          <table:table-cell table:number-columns-repeated="1016"/>
        </table:table-row>
        <table:table-row table:style-name="ro5">
          <table:table-cell table:style-name="ce58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2"/>
          <table:table-cell table:number-columns-repeated="1016"/>
        </table:table-row>
        <table:table-row table:style-name="ro5">
          <table:covered-table-cell table:style-name="ce15"/>
          <table:covered-table-cell table:number-columns-repeated="7" table:style-name="ce12"/>
          <table:table-cell table:number-columns-repeated="1016"/>
        </table:table-row>
        <table:table-row table:style-name="ro5">
          <table:table-cell table:style-name="ce15"/>
          <table:table-cell table:style-name="ce12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4mm" svg:height="7.89mm" svg:x="13.55mm" svg:y="2.4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7mm" svg:x="2.69mm" svg:y="1.58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style-name="ce1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1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5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input-required="false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input-required="false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0mm" svg:y1="4.95mm" svg:x2="60mm" svg:y2="21.09mm">
            <text:p/>
          </draw:line>
          <draw:line draw:z-index="1" draw:style-name="gr6" draw:text-style-name="P2" svg:x1="85.37mm" svg:y1="5.29mm" svg:x2="85.37mm" svg:y2="21.43mm">
            <text:p/>
          </draw:line>
          <draw:line draw:z-index="2" draw:style-name="gr6" draw:text-style-name="P2" svg:x1="165.64mm" svg:y1="59.29mm" svg:x2="165.64mm" svg:y2="103.6mm">
            <text:p/>
          </draw:line>
          <draw:line draw:z-index="3" draw:style-name="gr5" draw:text-style-name="P2" svg:x1="247.22mm" svg:y1="59.31mm" svg:x2="247.22mm" svg:y2="103.43mm">
            <text:p/>
          </draw:line>
          <draw:control draw:z-index="4" draw:style-name="gr4" draw:text-style-name="P5" svg:width="40.19mm" svg:height="16.8mm" svg:x="415.9mm" svg:y="5.82mm" draw:control="control5"/>
          <draw:control draw:z-index="5" draw:style-name="gr4" draw:text-style-name="P5" svg:width="39.9mm" svg:height="16.8mm" svg:x="360.65mm" svg:y="6.17mm" draw:control="control6"/>
          <draw:line draw:z-index="6" draw:style-name="gr6" draw:text-style-name="P2" svg:x1="165.87mm" svg:y1="133.74mm" svg:x2="165.87mm" svg:y2="178.37mm">
            <text:p/>
          </draw:line>
          <draw:line draw:z-index="7" draw:style-name="gr5" draw:text-style-name="P2" svg:x1="246.82mm" svg:y1="134.32mm" svg:x2="247.36mm" svg:y2="178.37mm">
            <text:p/>
          </draw:line>
          <draw:control draw:z-index="8" draw:style-name="gr3" draw:text-style-name="P3" svg:width="70mm" svg:height="15mm" svg:x="8.58mm" svg:y="191.39mm" draw:control="control7"/>
          <draw:control draw:z-index="9" draw:style-name="gr3" draw:text-style-name="P3" svg:width="114.96mm" svg:height="15mm" svg:x="88.75mm" svg:y="190.78mm" draw:control="control8"/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7">
          <table:table-cell table:style-name="ce60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88"/>
          <table:covered-table-cell table:style-name="ce104"/>
          <table:covered-table-cell table:number-columns-repeated="3" table:style-name="ce112"/>
          <table:covered-table-cell table:style-name="ce118"/>
          <table:covered-table-cell table:style-name="ce125"/>
          <table:covered-table-cell table:style-name="ce130"/>
          <table:table-cell table:style-name="ce88" table:number-columns-repeated="3"/>
          <table:table-cell table:style-name="ce317"/>
          <table:table-cell table:style-name="ce178"/>
          <table:table-cell table:style-name="ce198" table:formula="of:=IF(AND([$Synthèse.$G$1];OR([.$X$1];[.$X$2]));[$Données.N61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7">
          <table:covered-table-cell table:style-name="ce66"/>
          <table:covered-table-cell table:style-name="ce60"/>
          <table:covered-table-cell table:style-name="ce104"/>
          <table:covered-table-cell table:number-columns-repeated="3" table:style-name="ce112"/>
          <table:covered-table-cell table:number-columns-repeated="2" table:style-name="ce88"/>
          <table:covered-table-cell table:style-name="ce130"/>
          <table:table-cell table:style-name="ce88" table:number-columns-repeated="3"/>
          <table:table-cell table:style-name="ce317"/>
          <table:table-cell table:style-name="ce88"/>
          <table:covered-table-cell table:style-name="ce88"/>
          <table:covered-table-cell table:style-name="ce242"/>
          <table:covered-table-cell table:style-name="ce88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6" table:number-columns-spanned="2" table:number-rows-spanned="1"/>
          <table:covered-table-cell table:style-name="ce29"/>
          <table:table-cell table:style-name="ce31"/>
          <table:table-cell table:style-name="ce10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x-23)(-x-8) = 0" calcext:value-type="string" table:number-columns-spanned="3" table:number-rows-spanned="1">
            <text:p>(x-23)(-x-8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44]" office:value-type="string" office:string-value="Signe de (-x-8)" calcext:value-type="string">
            <text:p>Signe de (-x-8)</text:p>
          </table:table-cell>
          <table:table-cell table:style-name="ce11"/>
          <table:table-cell table:style-name="ce108" table:number-columns-spanned="2" table:number-rows-spanned="1"/>
          <table:covered-table-cell table:style-name="ce106"/>
          <table:table-cell table:style-name="ce108"/>
          <table:table-cell table:style-name="ce106" table:number-columns-spanned="2" table:number-rows-spanned="1"/>
          <table:covered-table-cell table:style-name="ce108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45]" office:value-type="string" office:string-value="Signe de (x-23)" calcext:value-type="string">
            <text:p>Signe de (x-23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44" table:formula="of:=IF(ISBLANK([.M5]);&quot;&quot;;IF(AND([.$X$1];[$Synthèse.$G$1]);IF([.M5]=[$Données.B49];1;0);&quot;&quot;))">
            <text:p/>
          </table:table-cell>
          <table:table-cell table:style-name="ce168" table:formula="of:=IF(ISBLANK([.N5]);&quot;&quot;;IF(AND([.$X$1];[$Synthèse.$G$1]);IF([.N5]=[$Données.C49];1;0);&quot;&quot;))">
            <text:p/>
          </table:table-cell>
          <table:table-cell table:style-name="ce189" table:formula="of:=IF(ISBLANK([.O5]);&quot;&quot;;IF(AND([.$X$1];[$Synthèse.$G$1]);IF([.O5]=[$Données.D49];1;0);&quot;&quot;))">
            <text:p/>
          </table:table-cell>
          <table:table-cell table:style-name="ce209" table:formula="of:=IF(ISBLANK([.P5]);&quot;&quot;;IF(AND([.$X$1];[$Synthèse.$G$1]);IF([.P5]=[$Données.E49];1;0);&quot;&quot;))">
            <text:p/>
          </table:table-cell>
          <table:table-cell table:style-name="ce252" table:formula="of:=IF(ISBLANK([.Q5]);&quot;&quot;;IF(AND([.$X$1];[$Synthèse.$G$1])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46]" office:value-type="string" office:string-value="Signe de (x-23)(-x-8)" calcext:value-type="string">
            <text:p>Signe de (x-23)(-x-8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;[$Synthèse.$G$1]);[$Données.B49];&quot;&quot;)">
            <text:p/>
          </table:table-cell>
          <table:table-cell table:style-name="ce185" table:formula="of:=IF(AND([.$X$1];[.$X$2];[$Synthèse.$G$1]);[$Données.C49];&quot;&quot;)">
            <text:p/>
          </table:table-cell>
          <table:table-cell table:style-name="ce199" table:formula="of:=IF(AND([.$X$1];[.$X$2];[$Synthèse.$G$1]);[$Données.D49];&quot;&quot;)">
            <text:p/>
          </table:table-cell>
          <table:table-cell table:style-name="ce222" table:formula="of:=IF(AND([.$X$1];[.$X$2];[$Synthèse.$G$1]);[$Données.E49];&quot;&quot;)">
            <text:p/>
          </table:table-cell>
          <table:table-cell table:style-name="ce254" table:formula="of:=IF(AND([.$X$1];[.$X$2];[$Synthèse.$G$1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7">
          <table:table-cell table:number-columns-repeated="9"/>
          <table:table-cell table:style-name="ce141" table:number-columns-repeated="8"/>
          <table:table-cell table:style-name="ce333" table:number-columns-repeated="8"/>
          <table:table-cell table:number-columns-repeated="999"/>
        </table:table-row>
        <table:table-row table:style-name="ro7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0" table:formula="of:=IF(AND([.$X$1];[.$X$2];[$Synthèse.$G$1]);[$Données.C43];&quot;&quot;)" table:number-columns-spanned="2" table:number-rows-spanned="1">
            <text:p/>
          </table:table-cell>
          <table:covered-table-cell table:style-name="ce110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10" table:formula="of:=IF(AND([.$X$1];[.$X$2];[$Synthèse.$G$1])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x-23)(-x-8) ≥ 0" calcext:value-type="string" table:number-columns-spanned="4" table:number-rows-spanned="1">
            <text:p>(x-23)(-x-8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71" table:formula="of:=[.A5]" office:value-type="string" office:string-value="Signe de (-x-8)" calcext:value-type="string">
            <text:p>Signe de (-x-8)</text:p>
          </table:table-cell>
          <table:table-cell table:style-name="ce122" table:formula="of:=IF(AND([.$X$1];[.$X$2];[$Synthèse.$G$1]);[$Données.B44];&quot;&quot;)">
            <text:p/>
          </table:table-cell>
          <table:table-cell table:style-name="ce110" table:formula="of:=IF(AND([.$X$1];[.$X$2];[$Synthèse.$G$1]);[Données.C44];&quot;&quot;)" table:number-columns-spanned="2" table:number-rows-spanned="1">
            <text:p/>
          </table:table-cell>
          <table:covered-table-cell table:style-name="ce110" table:formula="of:=IF([.$X$2];['Niveau 6'.J48];&quot;&quot;)">
            <text:p/>
          </table:covered-table-cell>
          <table:table-cell table:style-name="ce31" table:formula="of:=IF(AND([.$X$1];[.$X$2];[$Synthèse.$G$1]);[Données.E44];&quot;&quot;)">
            <text:p/>
          </table:table-cell>
          <table:table-cell table:style-name="ce110" table:formula="of:=IF(AND([.$X$1];[.$X$2];[$Synthèse.$G$1]);[$Données.F44];&quot;&quot;)" table:number-columns-spanned="2" table:number-rows-spanned="1">
            <text:p/>
          </table:table-cell>
          <table:covered-table-cell table:style-name="ce110" table:formula="of:=IF([.$X$2];['Niveau 6'.M48];&quot;&quot;)">
            <text:p/>
          </table:covered-table-cell>
          <table:table-cell table:style-name="ce226" table:formula="of:=IF(AND([.$X$1];[.$X$2];[$Synthèse.$G$1])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71" table:formula="of:=[.A6]" office:value-type="string" office:string-value="Signe de (x-23)" calcext:value-type="string">
            <text:p>Signe de (x-23)</text:p>
          </table:table-cell>
          <table:table-cell table:style-name="ce122" table:formula="of:=IF(AND([.$X$1];[.$X$2];[$Synthèse.$G$1]);[$Données.B45];&quot;&quot;)">
            <text:p/>
          </table:table-cell>
          <table:table-cell table:style-name="ce110" table:formula="of:=IF(AND([.$X$1];[.$X$2];[$Synthèse.$G$1]);[Données.C45];&quot;&quot;)" table:number-columns-spanned="2" table:number-rows-spanned="1">
            <text:p/>
          </table:table-cell>
          <table:covered-table-cell table:style-name="ce110" table:formula="of:=IF([.$X$2];['Niveau 6'.J49];&quot;&quot;)">
            <text:p/>
          </table:covered-table-cell>
          <table:table-cell table:style-name="ce31" table:formula="of:=IF(AND([.$X$1];[.$X$2];[$Synthèse.$G$1]);[Données.E45];&quot;&quot;)">
            <text:p/>
          </table:table-cell>
          <table:table-cell table:style-name="ce110" table:formula="of:=IF(AND([.$X$1];[.$X$2];[$Synthèse.$G$1]);[$Données.F45];&quot;&quot;)" table:number-columns-spanned="2" table:number-rows-spanned="1">
            <text:p/>
          </table:table-cell>
          <table:covered-table-cell table:style-name="ce110" table:formula="of:=IF([.$X$2];['Niveau 6'.M49];&quot;&quot;)">
            <text:p/>
          </table:covered-table-cell>
          <table:table-cell table:style-name="ce226" table:formula="of:=IF(AND([.$X$1];[.$X$2];[$Synthèse.$G$1]);[Données.H45];&quot;&quot;)">
            <text:p/>
          </table:table-cell>
          <table:table-cell table:style-name="ce289"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54" table:formula="of:=IF(ISBLANK([.M10]);&quot;&quot;;IF(AND([.$X$1];[$Synthèse.$G$1]);IF([.M10]=[$Données.B57];1;0);&quot;&quot;))">
            <text:p/>
          </table:table-cell>
          <table:table-cell table:style-name="ce180" table:formula="of:=IF(ISBLANK([.N10]);&quot;&quot;;IF(AND([.$X$1];[$Synthèse.$G$1]);IF([.N10]=[$Données.C57];1;0);&quot;&quot;))">
            <text:p/>
          </table:table-cell>
          <table:table-cell table:style-name="ce194" table:formula="of:=IF(ISBLANK([.O10]);&quot;&quot;;IF(AND([.$X$1];[$Synthèse.$G$1]);IF([.O10]=[$Données.D57];1;0);&quot;&quot;))">
            <text:p/>
          </table:table-cell>
          <table:table-cell table:style-name="ce218" table:formula="of:=IF(ISBLANK([.P10]);&quot;&quot;;IF(AND([.$X$1];[$Synthèse.$G$1]);IF([.P10]=[$Données.E57];1;0);&quot;&quot;))">
            <text:p/>
          </table:table-cell>
          <table:table-cell table:style-name="ce237" table:formula="of:=IF(ISBLANK([.Q10]);&quot;&quot;;IF(AND([.$X$1];[$Synthèse.$G$1]);IF([.Q10]=[$Données.F57];1;0);&quot;&quot;))">
            <text:p/>
          </table:table-cell>
          <table:table-cell table:style-name="ce245" table:formula="of:=IF(ISBLANK([.R10]);&quot;&quot;;IF(AND([.$X$1];[$Synthèse.$G$1]);IF([.R10]=[$Données.G57];1;0);&quot;&quot;))">
            <text:p/>
          </table:table-cell>
          <table:table-cell table:style-name="ce251" table:formula="of:=IF(ISBLANK([.S10]);&quot;&quot;;IF(AND([.$X$1];[$Synthèse.$G$1]);IF([.S10]=[$Données.H57];1;0);&quot;&quot;))">
            <text:p/>
          </table:table-cell>
          <table:table-cell table:style-name="ce259" table:formula="of:=IF(ISBLANK([.T10]);&quot;&quot;;IF(AND([.$X$1];[$Synthèse.$G$1]);IF([.T10]=[$Données.I57];1;0);&quot;&quot;))">
            <text:p/>
          </table:table-cell>
          <table:table-cell table:style-name="ce266" table:formula="of:=IF(ISBLANK([.U10]);&quot;&quot;;IF(AND([.$X$1];[$Synthèse.$G$1]);IF([.U10]=[$Données.J57];1;0);&quot;&quot;))">
            <text:p/>
          </table:table-cell>
          <table:table-cell table:style-name="ce269" table:formula="of:=IF(ISBLANK([.V10]);&quot;&quot;;IF(AND([.$X$1];[$Synthèse.$G$1]);IF([.V10]=[$Données.K57];1;0);&quot;&quot;))">
            <text:p/>
          </table:table-cell>
          <table:table-cell table:style-name="ce275" table:formula="of:=IF(ISBLANK([.W10]);&quot;&quot;;IF(AND([.$X$1];[$Synthèse.$G$1])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71" table:formula="of:=[.A7]" office:value-type="string" office:string-value="Signe de (x-23)(-x-8)" calcext:value-type="string">
            <text:p>Signe de (x-23)(-x-8)</text:p>
          </table:table-cell>
          <table:table-cell table:style-name="ce122" table:formula="of:=IF(AND([.$X$1];[.$X$2];[$Synthèse.$G$1]);[$Données.B46];&quot;&quot;)">
            <text:p/>
          </table:table-cell>
          <table:table-cell table:style-name="ce110" table:formula="of:=IF(AND([.$X$1];[.$X$2];[$Synthèse.$G$1]);[Données.C46];&quot;&quot;)" table:number-columns-spanned="2" table:number-rows-spanned="1">
            <text:p/>
          </table:table-cell>
          <table:covered-table-cell table:style-name="ce110" table:formula="of:=IF([.$X$2];['Niveau 6'.J50];&quot;&quot;)">
            <text:p/>
          </table:covered-table-cell>
          <table:table-cell table:style-name="ce31" table:formula="of:=IF(AND([.$X$1];[.$X$2];[$Synthèse.$G$1]);[Données.E46];&quot;&quot;)">
            <text:p/>
          </table:table-cell>
          <table:table-cell table:style-name="ce110" table:formula="of:=IF(AND([.$X$1];[.$X$2];[$Synthèse.$G$1]);[$Données.F46];&quot;&quot;)" table:number-columns-spanned="2" table:number-rows-spanned="1">
            <text:p/>
          </table:table-cell>
          <table:covered-table-cell table:style-name="ce110" table:formula="of:=IF([.$X$2];['Niveau 6'.M50];&quot;&quot;)">
            <text:p/>
          </table:covered-table-cell>
          <table:table-cell table:style-name="ce226" table:formula="of:=IF(AND([.$X$1];[.$X$2];[$Synthèse.$G$1]);[Données.H46];&quot;&quot;)">
            <text:p/>
          </table:table-cell>
          <table:table-cell table:style-name="ce306"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;[$Synthèse.$G$1]);[$Données.B58];&quot;&quot;)">
            <text:p/>
          </table:table-cell>
          <table:table-cell table:style-name="ce188" table:formula="of:=IF(AND([.$X$1];[.$X$2];[$Synthèse.$G$1]);[$Données.C58];&quot;&quot;)">
            <text:p/>
          </table:table-cell>
          <table:table-cell table:style-name="ce204" table:formula="of:=IF(AND([.$X$1];[.$X$2];[$Synthèse.$G$1]);[$Données.D58];&quot;&quot;)">
            <text:p/>
          </table:table-cell>
          <table:table-cell table:style-name="ce240" table:formula="of:=IF(AND([.$X$1];[.$X$2];[$Synthèse.$G$1]);[$Données.E58];&quot;&quot;)">
            <text:p/>
          </table:table-cell>
          <table:table-cell table:style-name="ce260" table:formula="of:=IF(AND([.$X$1];[.$X$2];[$Synthèse.$G$1]);[$Données.F58];&quot;&quot;)">
            <text:p/>
          </table:table-cell>
          <table:table-cell table:style-name="ce388" table:formula="of:=IF(AND([.$X$1];[.$X$2];[$Synthèse.$G$1]);[$Données.G58];&quot;&quot;)">
            <text:p/>
          </table:table-cell>
          <table:table-cell table:style-name="ce282" table:formula="of:=IF(AND([.$X$1];[.$X$2];[$Synthèse.$G$1]);[$Données.H58];&quot;&quot;)">
            <text:p/>
          </table:table-cell>
          <table:table-cell table:style-name="ce295" table:formula="of:=IF(AND([.$X$1];[.$X$2];[$Synthèse.$G$1]);[$Données.I58];&quot;&quot;)">
            <text:p/>
          </table:table-cell>
          <table:table-cell table:style-name="ce307" table:formula="of:=IF(AND([.$X$1];[.$X$2];[$Synthèse.$G$1]);[$Données.J58];&quot;&quot;)">
            <text:p/>
          </table:table-cell>
          <table:table-cell table:style-name="ce313" table:formula="of:=IF(AND([.$X$1];[.$X$2];[$Synthèse.$G$1]);[$Données.K58];&quot;&quot;)">
            <text:p/>
          </table:table-cell>
          <table:table-cell table:style-name="ce323" table:formula="of:=IF(AND([.$X$1];[.$X$2];[$Synthèse.$G$1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7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7">
          <table:table-cell table:style-name="Default" table:number-columns-repeated="2"/>
          <table:table-cell table:number-columns-repeated="7"/>
          <table:table-cell table:style-name="Default"/>
          <table:table-cell table:style-name="ce141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41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7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212"/>
          <table:table-cell table:style-name="ce109" table:number-columns-repeated="4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7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7">
          <table:table-cell table:style-name="Default"/>
          <table:table-cell table:style-name="ce109" table:number-columns-repeated="22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7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7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7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7" table:number-rows-repeated="1048520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2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input-required="false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input-required="false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60mm" svg:y1="4.95mm" svg:x2="60mm" svg:y2="21.09mm">
            <text:p/>
          </draw:line>
          <draw:line draw:z-index="1" draw:style-name="gr6" draw:text-style-name="P2" svg:x1="85.37mm" svg:y1="5.29mm" svg:x2="85.37mm" svg:y2="21.43mm">
            <text:p/>
          </draw:line>
          <draw:control draw:z-index="2" draw:style-name="gr4" draw:text-style-name="P5" svg:width="40.19mm" svg:height="16.8mm" svg:x="394.44mm" svg:y="5.82mm" draw:control="control9"/>
          <draw:control draw:z-index="3" draw:style-name="gr4" draw:text-style-name="P5" svg:width="39.9mm" svg:height="16.8mm" svg:x="331.24mm" svg:y="5.67mm" draw:control="control10"/>
          <draw:line draw:z-index="4" draw:style-name="gr6" draw:text-style-name="P2" svg:x1="161.32mm" svg:y1="59.47mm" svg:x2="161.32mm" svg:y2="89.03mm">
            <text:p/>
          </draw:line>
          <draw:line draw:z-index="5" draw:style-name="gr5" draw:text-style-name="P2" svg:x1="224.64mm" svg:y1="59.49mm" svg:x2="224.64mm" svg:y2="89.43mm">
            <text:p/>
          </draw:line>
          <draw:line draw:z-index="6" draw:style-name="gr6" draw:text-style-name="P2" svg:x1="161.4mm" svg:y1="163.87mm" svg:x2="161.4mm" svg:y2="193.55mm">
            <text:p/>
          </draw:line>
          <draw:line draw:z-index="7" draw:style-name="gr5" draw:text-style-name="P2" svg:x1="224.61mm" svg:y1="163.59mm" svg:x2="224.82mm" svg:y2="193.05mm">
            <text:p/>
          </draw:line>
          <draw:control draw:z-index="8" draw:style-name="gr3" draw:text-style-name="P3" svg:width="70mm" svg:height="15mm" svg:x="4mm" svg:y="223.57mm" draw:control="control11"/>
          <draw:control draw:z-index="9" draw:style-name="gr3" draw:text-style-name="P3" svg:width="114.96mm" svg:height="15mm" svg:x="85.16mm" svg:y="223.58mm" draw:control="control12"/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7">
          <table:table-cell table:style-name="ce60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12"/>
          <table:covered-table-cell table:style-name="ce118"/>
          <table:covered-table-cell table:style-name="ce125"/>
          <table:covered-table-cell table:style-name="ce291"/>
          <table:table-cell table:style-name="ce318" table:number-columns-repeated="3"/>
          <table:table-cell table:style-name="ce317" table:number-columns-repeated="2"/>
          <table:table-cell table:style-name="ce198" table:formula="of:=IF(AND([$Synthèse.$G$1];OR([.$X$1];[.$X$2]));[$Données.N90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7">
          <table:covered-table-cell table:style-name="ce66"/>
          <table:covered-table-cell table:style-name="ce60"/>
          <table:covered-table-cell table:style-name="ce104"/>
          <table:covered-table-cell table:number-columns-repeated="3" table:style-name="ce112"/>
          <table:covered-table-cell table:number-columns-repeated="2" table:style-name="ce333"/>
          <table:covered-table-cell table:style-name="ce291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88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7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6" table:number-columns-spanned="2" table:number-rows-spanned="1"/>
          <table:covered-table-cell table:style-name="ce110"/>
          <table:table-cell table:style-name="ce110"/>
          <table:table-cell table:style-name="ce10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-x+12) / (x-14) = 0" calcext:value-type="string" table:number-columns-spanned="3" table:number-rows-spanned="1">
            <text:p>(-x+12) / (x-14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73]" office:value-type="string" office:string-value="(-x+12)" calcext:value-type="string">
            <text:p>(-x+12)</text:p>
          </table:table-cell>
          <table:table-cell table:style-name="ce11"/>
          <table:table-cell table:style-name="ce108" table:number-columns-spanned="2" table:number-rows-spanned="1"/>
          <table:covered-table-cell table:style-name="ce106"/>
          <table:table-cell table:style-name="ce108"/>
          <table:table-cell table:style-name="ce106" table:number-columns-spanned="2" table:number-rows-spanned="1"/>
          <table:covered-table-cell table:style-name="ce108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74]" office:value-type="string" office:string-value="(x-14)" calcext:value-type="string">
            <text:p>(x-14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8" table:formula="of:=IF(ISBLANK([.M5]);&quot;&quot;;IF(AND([.$X$1];[$Synthèse.$G$1]);IF([.M5]=[$Données.B78];1;0);&quot;&quot;))">
            <text:p/>
          </table:table-cell>
          <table:table-cell table:style-name="ce304" table:formula="of:=IF(ISBLANK([.N5]);&quot;&quot;;IF(AND([.$X$1];[$Synthèse.$G$1]);IF([.N5]=[$Données.C78];1;0);&quot;&quot;))">
            <text:p/>
          </table:table-cell>
          <table:table-cell table:style-name="ce316" table:formula="of:=IF(ISBLANK([.O5]);&quot;&quot;;IF(AND([.$X$1];[$Synthèse.$G$1]);IF([.O5]=[$Données.D78];1;0);&quot;&quot;))">
            <text:p/>
          </table:table-cell>
          <table:table-cell table:style-name="ce326" table:formula="of:=IF(ISBLANK([.P5]);&quot;&quot;;IF(AND([.$X$1];[$Synthèse.$G$1]);IF([.P5]=[$Données.E78];1;0);&quot;&quot;))">
            <text:p/>
          </table:table-cell>
          <table:table-cell table:style-name="ce330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style-name="ce5" table:formula="of:=[$Données.A75]" office:value-type="string" office:string-value="Signe de (-x+12) / (x-14)" calcext:value-type="string">
            <text:p>Signe de (-x+12) / (x-14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301" table:formula="of:=IF(AND([.$X$1];[.$X$2];[$Synthèse.$G$1]);[$Données.B78];&quot;&quot;)">
            <text:p/>
          </table:table-cell>
          <table:table-cell table:style-name="ce310" table:formula="of:=IF(AND([.$X$1];[.$X$2];[$Synthèse.$G$1]);[$Données.C78];&quot;&quot;)">
            <text:p/>
          </table:table-cell>
          <table:table-cell table:style-name="ce320" table:formula="of:=IF(AND([.$X$1];[.$X$2];[$Synthèse.$G$1]);[$Données.D78];&quot;&quot;)">
            <text:p/>
          </table:table-cell>
          <table:table-cell table:style-name="ce320" table:formula="of:=IF(AND([.$X$1];[.$X$2];[$Synthèse.$G$1]);[$Données.E78];&quot;&quot;)">
            <text:p/>
          </table:table-cell>
          <table:table-cell table:style-name="ce309" table:formula="of:=IF(AND([.$X$1];[.$X$2];[$Synthèse.$G$1]);[$Données.F78];&quot;&quot;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7">
          <table:table-cell table:number-columns-repeated="9"/>
          <table:table-cell table:style-name="ce141" table:number-columns-repeated="8"/>
          <table:table-cell table:style-name="ce333" table:number-columns-repeated="8"/>
          <table:table-cell table:number-columns-repeated="999"/>
        </table:table-row>
        <table:table-row table:style-name="ro7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92"/>
          <table:covered-table-cell table:number-columns-repeated="5" table:style-name="Default"/>
          <table:table-cell table:style-name="Default" table:number-columns-repeated="6"/>
          <table:table-cell table:style-name="ce333" table:number-columns-repeated="2"/>
          <table:table-cell table:number-columns-repeated="999"/>
        </table:table-row>
        <table:table-row table:style-name="ro7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10" table:formula="of:=IF(AND([.$X$1];[.$X$2];[$Synthèse.$G$1]);[Données.C72];&quot;&quot;)" table:number-columns-spanned="2" table:number-rows-spanned="1">
            <text:p/>
          </table:table-cell>
          <table:covered-table-cell table:style-name="ce110" table:formula="of:=#REF!" office:value-type="string" office:string-value="" calcext:value-type="error">
            <text:p>#RÉF !</text:p>
          </table:covered-table-cell>
          <table:table-cell table:style-name="ce110"/>
          <table:table-cell table:style-name="ce110" table:formula="of:=IF(AND([.$X$1];[.$X$2];[$Synthèse.$G$1])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-x+12) / (x-14) &lt; 0" calcext:value-type="string" table:number-columns-spanned="4" table:number-rows-spanned="1">
            <text:p>(-x+12) / (x-14) &l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5" table:formula="of:=[.A5]" office:value-type="string" office:string-value="(-x+12)" calcext:value-type="string">
            <text:p>(-x+12)</text:p>
          </table:table-cell>
          <table:table-cell table:style-name="ce122" table:formula="of:=IF(AND([.$X$1];[.$X$2];[$Synthèse.$G$1]);[Données.B73];&quot;&quot;)">
            <text:p/>
          </table:table-cell>
          <table:table-cell table:style-name="ce110" table:formula="of:=IF(AND([.$X$1];[.$X$2];[$Synthèse.$G$1]);[Données.C73];&quot;&quot;)" table:number-columns-spanned="2" table:number-rows-spanned="1">
            <text:p/>
          </table:table-cell>
          <table:covered-table-cell table:style-name="ce110" table:formula="of:=IF([.B12]&lt;&gt;&quot;&quot;;IF(VALUE(COM.MICROSOFT.CONCAT(#REF!;[.B12]))=-#REF!;0;&quot;&quot;);&quot;&quot;)">
            <text:p/>
          </table:covered-table-cell>
          <table:table-cell table:style-name="ce110" table:formula="of:=IF(AND([.$X$1];[.$X$2];[$Synthèse.$G$1]);[Données.E73];&quot;&quot;)">
            <text:p/>
          </table:table-cell>
          <table:table-cell table:style-name="ce110" table:formula="of:=IF(AND([.$X$1];[.$X$2];[$Synthèse.$G$1])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5" table:formula="of:=[.A6]" office:value-type="string" office:string-value="(x-14)" calcext:value-type="string">
            <text:p>(x-14)</text:p>
          </table:table-cell>
          <table:table-cell table:style-name="ce122" table:formula="of:=IF(AND([.$X$1];[.$X$2];[$Synthèse.$G$1]);[Données.B74];&quot;&quot;)">
            <text:p/>
          </table:table-cell>
          <table:table-cell table:style-name="ce110" table:formula="of:=IF(AND([.$X$1];[.$X$2];[$Synthèse.$G$1]);[Données.C74];&quot;&quot;)" table:number-columns-spanned="2" table:number-rows-spanned="1">
            <text:p/>
          </table:table-cell>
          <table:covered-table-cell table:style-name="ce62"/>
          <table:table-cell table:style-name="ce110" table:formula="of:=IF(AND([.$X$1];[.$X$2];[$Synthèse.$G$1]);[Données.E74];&quot;&quot;)">
            <text:p/>
          </table:table-cell>
          <table:table-cell table:style-name="ce110" table:formula="of:=IF(AND([.$X$1];[.$X$2];[$Synthèse.$G$1])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4];&quot;&quot;)">
            <text:p/>
          </table:table-cell>
          <table:table-cell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90" table:formula="of:=IF(ISBLANK([.M12]);&quot;&quot;;IF(AND([.$X$1];[$Synthèse.$G$1]);IF([.M12]=[$Données.B86];1;0);&quot;&quot;))">
            <text:p/>
          </table:table-cell>
          <table:table-cell table:style-name="ce297" table:formula="of:=IF(ISBLANK([.N12]);&quot;&quot;;IF(AND([.$X$1];[$Synthèse.$G$1]);IF([.N12]=[$Données.C86];1;0);&quot;&quot;))">
            <text:p/>
          </table:table-cell>
          <table:table-cell table:style-name="ce308" table:formula="of:=IF(ISBLANK([.O12]);&quot;&quot;;IF(AND([.$X$1];[$Synthèse.$G$1]);IF([.O12]=[$Données.D86];1;0);&quot;&quot;))">
            <text:p/>
          </table:table-cell>
          <table:table-cell table:style-name="ce327" table:formula="of:=IF(ISBLANK([.P12]);&quot;&quot;;IF(AND([.$X$1];[$Synthèse.$G$1]);IF([.P12]=[$Données.E86];1;0);&quot;&quot;))">
            <text:p/>
          </table:table-cell>
          <table:table-cell table:style-name="ce334" table:formula="of:=IF(ISBLANK([.Q12]);&quot;&quot;;IF(AND([.$X$1];[$Synthèse.$G$1]);IF([.Q12]=[$Données.F86];1;0);&quot;&quot;))">
            <text:p/>
          </table:table-cell>
          <table:table-cell table:style-name="ce340" table:formula="of:=IF(ISBLANK([.R12]);&quot;&quot;;IF(AND([.$X$1];[$Synthèse.$G$1]);IF([.R12]=[$Données.G86];1;0);&quot;&quot;))">
            <text:p/>
          </table:table-cell>
          <table:table-cell table:style-name="ce343" table:formula="of:=IF(ISBLANK([.S12]);&quot;&quot;;IF(AND([.$X$1];[$Synthèse.$G$1]);IF([.S12]=[$Données.H86];1;0);&quot;&quot;))">
            <text:p/>
          </table:table-cell>
          <table:table-cell table:style-name="ce345" table:formula="of:=IF(ISBLANK([.T12]);&quot;&quot;;IF(AND([.$X$1];[$Synthèse.$G$1]);IF([.T12]=[$Données.I86];1;0);&quot;&quot;))">
            <text:p/>
          </table:table-cell>
          <table:table-cell table:style-name="ce348" table:formula="of:=IF(ISBLANK([.U12]);&quot;&quot;;IF(AND([.$X$1];[$Synthèse.$G$1]);IF([.U12]=[$Données.J86];1;0);&quot;&quot;))">
            <text:p/>
          </table:table-cell>
          <table:table-cell table:style-name="ce350" table:formula="of:=IF(ISBLANK([.V12]);&quot;&quot;;IF(AND([.$X$1];[$Synthèse.$G$1]);IF([.V12]=[$Données.K86];1;0);&quot;&quot;))">
            <text:p/>
          </table:table-cell>
          <table:table-cell table:style-name="ce346" table:formula="of:=IF(ISBLANK([.W12]);&quot;&quot;;IF(AND([.$X$1];[$Synthèse.$G$1])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5" table:formula="of:=[.A7]" office:value-type="string" office:string-value="Signe de (-x+12) / (x-14)" calcext:value-type="string">
            <text:p>Signe de (-x+12) / (x-14)</text:p>
          </table:table-cell>
          <table:table-cell table:style-name="ce122" table:formula="of:=IF(AND([.$X$1];[.$X$2];[$Synthèse.$G$1]);[Données.B75];&quot;&quot;)">
            <text:p/>
          </table:table-cell>
          <table:table-cell table:style-name="ce110" table:formula="of:=IF(AND([.$X$1];[.$X$2];[$Synthèse.$G$1]);[Données.C75];&quot;&quot;)" table:number-columns-spanned="2" table:number-rows-spanned="1">
            <text:p/>
          </table:table-cell>
          <table:covered-table-cell table:style-name="ce62"/>
          <table:table-cell table:style-name="ce110" table:formula="of:=IF(AND([.$X$1];[.$X$2];[$Synthèse.$G$1]);[Données.E75];&quot;&quot;)">
            <text:p/>
          </table:table-cell>
          <table:table-cell table:style-name="ce110" table:formula="of:=IF(AND([.$X$1];[.$X$2];[$Synthèse.$G$1])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75];&quot;&quot;)">
            <text:p/>
          </table:table-cell>
          <table:table-cell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7" table:formula="of:=IF(AND([.$X$1];[.$X$2];[$Synthèse.$G$1]);[$Données.B87];&quot;&quot;)">
            <text:p/>
          </table:table-cell>
          <table:table-cell table:style-name="ce293" table:formula="of:=IF(AND([.$X$1];[.$X$2];[$Synthèse.$G$1]);[$Données.C87];&quot;&quot;)">
            <text:p/>
          </table:table-cell>
          <table:table-cell table:style-name="ce299" table:formula="of:=IF(AND([.$X$1];[.$X$2];[$Synthèse.$G$1]);[$Données.D87];&quot;&quot;)">
            <text:p/>
          </table:table-cell>
          <table:table-cell table:style-name="ce328" table:formula="of:=IF(AND([.$X$1];[.$X$2];[$Synthèse.$G$1]);[$Données.E87];&quot;&quot;)">
            <text:p/>
          </table:table-cell>
          <table:table-cell table:style-name="ce338" table:formula="of:=IF(AND([.$X$1];[.$X$2];[$Synthèse.$G$1]);[$Données.F87];&quot;&quot;)">
            <text:p/>
          </table:table-cell>
          <table:table-cell table:style-name="ce319" table:formula="of:=IF(AND([.$X$1];[.$X$2];[$Synthèse.$G$1]);[$Données.G87];&quot;&quot;)">
            <text:p/>
          </table:table-cell>
          <table:table-cell table:style-name="ce344" table:formula="of:=IF(AND([.$X$1];[.$X$2];[$Synthèse.$G$1]);[$Données.H87];&quot;&quot;)">
            <text:p/>
          </table:table-cell>
          <table:table-cell table:style-name="ce325" table:formula="of:=IF(AND([.$X$1];[.$X$2];[$Synthèse.$G$1]);[$Données.I87];&quot;&quot;)">
            <text:p/>
          </table:table-cell>
          <table:table-cell table:style-name="ce349" table:formula="of:=IF(AND([.$X$1];[.$X$2];[$Synthèse.$G$1]);[$Données.J87];&quot;&quot;)">
            <text:p/>
          </table:table-cell>
          <table:table-cell table:style-name="ce351" table:formula="of:=IF(AND([.$X$1];[.$X$2];[$Synthèse.$G$1]);[$Données.K87];&quot;&quot;)">
            <text:p/>
          </table:table-cell>
          <table:table-cell table:style-name="ce331" table:formula="of:=IF(AND([.$X$1];[.$X$2];[$Synthèse.$G$1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7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7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41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7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00"/>
          <table:table-cell table:style-name="ce305"/>
          <table:table-cell table:style-name="ce339"/>
          <table:table-cell table:style-name="ce342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7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00"/>
          <table:table-cell table:style-name="ce305"/>
          <table:table-cell table:style-name="ce339"/>
          <table:table-cell table:style-name="ce342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7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7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7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7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7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7" table:number-rows-repeated="1048520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Q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2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3" form:id="control13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input-required="false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5" form:id="control15" form:label="Réponses" form:input-required="false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7" form:id="control1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line draw:z-index="1" draw:style-name="gr6" draw:text-style-name="P2" svg:x1="161.18mm" svg:y1="59.54mm" svg:x2="161.18mm" svg:y2="104.64mm">
            <text:p/>
          </draw:line>
          <draw:line draw:z-index="2" draw:style-name="gr5" draw:text-style-name="P2" svg:x1="206.8mm" svg:y1="59.49mm" svg:x2="206.8mm" svg:y2="104.41mm">
            <text:p/>
          </draw:line>
          <draw:line draw:z-index="3" draw:style-name="gr6" draw:text-style-name="P2" svg:x1="160.15mm" svg:y1="133.84mm" svg:x2="160.15mm" svg:y2="178.78mm">
            <text:p/>
          </draw:line>
          <draw:line draw:z-index="4" draw:style-name="gr5" draw:text-style-name="P2" svg:x1="206.08mm" svg:y1="134.28mm" svg:x2="206.08mm" svg:y2="179.02mm">
            <text:p/>
          </draw:line>
          <draw:control draw:z-index="5" draw:style-name="gr7" draw:text-style-name="P6" svg:width="6.08mm" svg:height="1.07mm" svg:x="213.32mm" svg:y="232.11mm" draw:control="control13"/>
          <draw:control draw:z-index="6" draw:style-name="gr4" draw:text-style-name="P5" svg:width="39.9mm" svg:height="16.8mm" svg:x="293.83mm" svg:y="6.03mm" draw:control="control14"/>
          <draw:control draw:z-index="7" draw:style-name="gr4" draw:text-style-name="P5" svg:width="40.19mm" svg:height="16.8mm" svg:x="356.34mm" svg:y="6.67mm" draw:control="control15"/>
          <draw:control draw:z-index="8" draw:style-name="gr3" draw:text-style-name="P3" svg:width="52.52mm" svg:height="15mm" svg:x="6.11mm" svg:y="193.63mm" draw:control="control16"/>
          <draw:control draw:z-index="9" draw:style-name="gr3" draw:text-style-name="P3" svg:width="114.96mm" svg:height="15mm" svg:x="72.07mm" svg:y="193.62mm" draw:control="control17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9">
          <table:table-cell table:style-name="ce60" office:value-type="string" calcext:value-type="string" table:number-columns-spanned="9" table:number-rows-spanned="2">
            <text:p>KELLER Stéphane - Lycée agricole Louis Pasteur</text:p>
          </table:table-cell>
          <table:covered-table-cell table:style-name="ce358"/>
          <table:covered-table-cell table:style-name="ce104"/>
          <table:covered-table-cell table:number-columns-repeated="3" table:style-name="ce112"/>
          <table:covered-table-cell table:style-name="ce118"/>
          <table:covered-table-cell table:style-name="ce125"/>
          <table:covered-table-cell table:style-name="ce291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AND([$Synthèse.$G$1];OR([.$X$1];[.$X$2]));[$Données.N118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covered-table-cell table:style-name="ce66"/>
          <table:covered-table-cell table:style-name="ce60"/>
          <table:covered-table-cell table:style-name="ce104"/>
          <table:covered-table-cell table:number-columns-repeated="3" table:style-name="ce112"/>
          <table:covered-table-cell table:number-columns-repeated="2" table:style-name="ce358"/>
          <table:covered-table-cell table:style-name="ce291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0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3x-8)(-5x-4) = 0" calcext:value-type="string" table:number-columns-spanned="3" table:number-rows-spanned="1">
            <text:p>(-3x-8)(-5x-4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5" table:formula="of:=[$Données.A101]" office:value-type="string" office:string-value="Signe de (-3x-8)" calcext:value-type="string">
            <text:p>Signe de (-3x-8)</text:p>
          </table:table-cell>
          <table:table-cell table:style-name="ce11"/>
          <table:table-cell table:style-name="ce108" table:number-columns-spanned="2" table:number-rows-spanned="1"/>
          <table:covered-table-cell table:style-name="ce106"/>
          <table:table-cell table:style-name="ce108"/>
          <table:table-cell table:style-name="ce106" table:number-columns-spanned="2" table:number-rows-spanned="1"/>
          <table:covered-table-cell table:style-name="ce108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5" table:formula="of:=[$Données.A102]" office:value-type="string" office:string-value="Signe de (-5x-4)" calcext:value-type="string">
            <text:p>Signe de (-5x-4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 table:style-name="ce13"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73" table:formula="of:=IF(ISBLANK([.M5]);&quot;&quot;;IF(AND([.$X$1];[$Synthèse.$G$1]);IF([.M5]=[$Données.B106];1;0);&quot;&quot;))">
            <text:p/>
          </table:table-cell>
          <table:table-cell table:style-name="ce380" table:formula="of:=IF(ISBLANK([.N5]);&quot;&quot;;IF(AND([.$X$1];[$Synthèse.$G$1]);IF([.N5]=[$Données.F96];1;0);&quot;&quot;))">
            <text:p/>
          </table:table-cell>
          <table:table-cell table:style-name="ce386" table:formula="of:=IF(ISBLANK([.O5]);&quot;&quot;;IF(AND([.$X$1];[$Synthèse.$G$1]);IF([.O5]=[$Données.D106];1;0);&quot;&quot;))">
            <text:p/>
          </table:table-cell>
          <table:table-cell table:style-name="ce390" table:formula="of:=IF(ISBLANK([.P5]);&quot;&quot;;IF(AND([.$X$1];[$Synthèse.$G$1]);IF([.P5]=[$Données.F97];1;0);&quot;&quot;))">
            <text:p/>
          </table:table-cell>
          <table:table-cell table:style-name="ce396" table:formula="of:=IF(ISBLANK([.Q5]);&quot;&quot;;IF(AND([.$X$1];[$Synthèse.$G$1])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5" table:formula="of:=[$Données.A103]" office:value-type="string" office:string-value="Signe de (-3x-8)(-5x-4)" calcext:value-type="string">
            <text:p>Signe de (-3x-8)(-5x-4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 table:style-name="ce13"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354" table:formula="of:=IF(AND([.$X$1];[.$X$2];[$Synthèse.$G$1]);[$Données.B106];&quot;&quot;)">
            <text:p/>
          </table:table-cell>
          <table:table-cell table:style-name="ce440" table:formula="of:=IF(AND([.$X$1];[.$X$2];[$Synthèse.$G$1]);[$Données.C106];&quot;&quot;)">
            <text:p/>
          </table:table-cell>
          <table:table-cell table:style-name="ce387" table:formula="of:=IF(AND([.$X$1];[.$X$2];[$Synthèse.$G$1]);[$Données.D106];&quot;&quot;)">
            <text:p/>
          </table:table-cell>
          <table:table-cell table:style-name="ce457" table:formula="of:=IF(AND([.$X$1];[.$X$2];[$Synthèse.$G$1]);[$Données.E106];&quot;&quot;)">
            <text:p/>
          </table:table-cell>
          <table:table-cell table:style-name="ce464" table:formula="of:=IF(AND([.$X$1];[.$X$2];[$Synthèse.$G$1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13" table:number-columns-repeated="9"/>
          <table:table-cell table:style-name="ce14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00];&quot;&quot;)" table:number-columns-spanned="2" table:number-rows-spanned="1">
            <text:p/>
          </table:table-cell>
          <table:covered-table-cell table:style-name="ce364"/>
          <table:table-cell table:style-name="ce364"/>
          <table:table-cell table:style-name="ce86" table:formula="of:=IF(AND([.$X$1];[.$X$2];[$Synthèse.$G$1]);[Données.F100];&quot;&quot;)" table:number-columns-spanned="2" table:number-rows-spanned="1">
            <text:p/>
          </table:table-cell>
          <table:covered-table-cell table:style-name="ce365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3x-8)(-5x-4) ≤ 0" calcext:value-type="string" table:number-columns-spanned="4" table:number-rows-spanned="1">
            <text:p>(-3x-8)(-5x-4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7"/>
        </table:table-row>
        <table:table-row table:style-name="ro9">
          <table:table-cell table:style-name="ce391" table:formula="of:=[.A5]" office:value-type="string" office:string-value="Signe de (-3x-8)" calcext:value-type="string">
            <text:p>Signe de (-3x-8)</text:p>
          </table:table-cell>
          <table:table-cell table:style-name="ce75" table:formula="of:=IF(AND([.$X$1];[.$X$2];[$Synthèse.$G$1]);[Données.B101];&quot;&quot;)">
            <text:p/>
          </table:table-cell>
          <table:table-cell table:style-name="ce364" table:formula="of:=IF(AND([.$X$1];[.$X$2];[$Synthèse.$G$1]);[Données.C101];&quot;&quot;)" table:number-columns-spanned="2" table:number-rows-spanned="1">
            <text:p/>
          </table:table-cell>
          <table:covered-table-cell table:style-name="ce364"/>
          <table:table-cell table:style-name="ce365" table:formula="of:=IF(AND([.$X$1];[.$X$2];[$Synthèse.$G$1]);[Données.E101];&quot;&quot;)">
            <text:p/>
          </table:table-cell>
          <table:table-cell table:style-name="ce364" table:formula="of:=IF(AND([.$X$1];[.$X$2];[$Synthèse.$G$1]);[Données.F101];&quot;&quot;)" table:number-columns-spanned="2" table:number-rows-spanned="1">
            <text:p/>
          </table:table-cell>
          <table:covered-table-cell table:style-name="ce365"/>
          <table:table-cell table:style-name="ce96" table:formula="of:=IF(AND([.$X$1];[.$X$2];[$Synthèse.$G$1])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7"/>
        </table:table-row>
        <table:table-row table:style-name="ro9">
          <table:table-cell table:style-name="ce5" table:formula="of:=[.A6]" office:value-type="string" office:string-value="Signe de (-5x-4)" calcext:value-type="string">
            <text:p>Signe de (-5x-4)</text:p>
          </table:table-cell>
          <table:table-cell table:style-name="ce75" table:formula="of:=IF(AND([.$X$1];[.$X$2];[$Synthèse.$G$1]);[Données.B102];&quot;&quot;)">
            <text:p/>
          </table:table-cell>
          <table:table-cell table:style-name="ce364" table:formula="of:=IF(AND([.$X$1];[.$X$2];[$Synthèse.$G$1]);[Données.C102];&quot;&quot;)" table:number-columns-spanned="2" table:number-rows-spanned="1">
            <text:p/>
          </table:table-cell>
          <table:covered-table-cell table:style-name="ce365"/>
          <table:table-cell table:style-name="ce365" table:formula="of:=IF(AND([.$X$1];[.$X$2];[$Synthèse.$G$1]);[Données.E102];&quot;&quot;)">
            <text:p/>
          </table:table-cell>
          <table:table-cell table:style-name="ce364" table:formula="of:=IF(AND([.$X$1];[.$X$2];[$Synthèse.$G$1]);[Données.F102];&quot;&quot;)" table:number-columns-spanned="2" table:number-rows-spanned="1">
            <text:p/>
          </table:table-cell>
          <table:covered-table-cell table:style-name="ce365"/>
          <table:table-cell table:style-name="ce96" table:formula="of:=IF(AND([.$X$1];[.$X$2];[$Synthèse.$G$1]);[Données.H102];&quot;&quot;)">
            <text:p/>
          </table:table-cell>
          <table:table-cell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70" table:formula="of:=IF(ISBLANK([.M10]);&quot;&quot;;IF(AND([.$X$1];[$Synthèse.$G$1]);IF([.M10]=[$Données.B114];1;0);&quot;&quot;))">
            <text:p/>
          </table:table-cell>
          <table:table-cell table:style-name="ce383" table:formula="of:=IF(ISBLANK([.N10]);&quot;&quot;;IF(AND([.$X$1];[$Synthèse.$G$1]);IF([.N10]=[$Données.C114];1;0);&quot;&quot;))">
            <text:p/>
          </table:table-cell>
          <table:table-cell table:style-name="ce389" table:formula="of:=IF(ISBLANK([.O10]);&quot;&quot;;IF(AND([.$X$1];[$Synthèse.$G$1]);IF([.O10]=[$Données.D114];1;0);&quot;&quot;))">
            <text:p/>
          </table:table-cell>
          <table:table-cell table:style-name="ce399" table:formula="of:=IF(ISBLANK([.P10]);&quot;&quot;;IF(AND([.$X$1];[$Synthèse.$G$1]);IF([.P10]=[$Données.E114];1;0);&quot;&quot;))">
            <text:p/>
          </table:table-cell>
          <table:table-cell table:style-name="ce405" table:formula="of:=IF(ISBLANK([.Q10]);&quot;&quot;;IF(AND([.$X$1];[$Synthèse.$G$1]);IF([.Q10]=[$Données.F114];1;0);&quot;&quot;))">
            <text:p/>
          </table:table-cell>
          <table:table-cell table:style-name="ce408" table:formula="of:=IF(ISBLANK([.R10]);&quot;&quot;;IF(AND([.$X$1];[$Synthèse.$G$1]);IF([.R10]=[$Données.G114];1;0);&quot;&quot;))">
            <text:p/>
          </table:table-cell>
          <table:table-cell table:style-name="ce414" table:formula="of:=IF(ISBLANK([.S10]);&quot;&quot;;IF(AND([.$X$1];[$Synthèse.$G$1]);IF([.S10]=[$Données.H114];1;0);&quot;&quot;))">
            <text:p/>
          </table:table-cell>
          <table:table-cell table:style-name="ce418" table:formula="of:=IF(ISBLANK([.T10]);&quot;&quot;;IF(AND([.$X$1];[$Synthèse.$G$1]);IF([.T10]=[$Données.I114];1;0);&quot;&quot;))">
            <text:p/>
          </table:table-cell>
          <table:table-cell table:style-name="ce421" table:formula="of:=IF(ISBLANK([.U10]);&quot;&quot;;IF(AND([.$X$1];[$Synthèse.$G$1]);IF([.U10]=[$Données.J114];1;0);&quot;&quot;))">
            <text:p/>
          </table:table-cell>
          <table:table-cell table:style-name="ce425" table:formula="of:=IF(ISBLANK([.V10]);&quot;&quot;;IF(AND([.$X$1];[$Synthèse.$G$1]);IF([.V10]=[$Données.K114];1;0);&quot;&quot;))">
            <text:p/>
          </table:table-cell>
          <table:table-cell table:style-name="ce423" table:formula="of:=IF(ISBLANK([.W10]);&quot;&quot;;IF(AND([.$X$1];[$Synthèse.$G$1]);IF([.W10]=[$Données.L114];1;0);&quot;&quot;))">
            <text:p/>
          </table:table-cell>
          <table:table-cell table:number-columns-repeated="1000"/>
        </table:table-row>
        <table:table-row table:style-name="ro9">
          <table:table-cell table:style-name="ce5" table:formula="of:=[.A7]" office:value-type="string" office:string-value="Signe de (-3x-8)(-5x-4)" calcext:value-type="string">
            <text:p>Signe de (-3x-8)(-5x-4)</text:p>
          </table:table-cell>
          <table:table-cell table:style-name="ce75" table:formula="of:=IF(AND([.$X$1];[.$X$2];[$Synthèse.$G$1]);[Données.B103];&quot;&quot;)">
            <text:p/>
          </table:table-cell>
          <table:table-cell table:style-name="ce110" table:formula="of:=IF(AND([.$X$1];[.$X$2];[$Synthèse.$G$1])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10" table:formula="of:=IF(AND([.$X$1];[.$X$2];[$Synthèse.$G$1]);[Données.E103];&quot;&quot;)">
            <text:p/>
          </table:table-cell>
          <table:table-cell table:style-name="ce110" table:formula="of:=IF(AND([.$X$1];[.$X$2];[$Synthèse.$G$1])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03];&quot;&quot;)">
            <text:p/>
          </table:table-cell>
          <table:table-cell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;[$Synthèse.$G$1]);[$Données.B115];&quot;&quot;)">
            <text:p/>
          </table:table-cell>
          <table:table-cell table:style-name="ce384" table:formula="of:=IF(AND([.$X$1];[.$X$2];[$Synthèse.$G$1]);[$Données.C115];&quot;&quot;)">
            <text:p/>
          </table:table-cell>
          <table:table-cell table:style-name="ce392" table:formula="of:=IF(AND([.$X$1];[.$X$2];[$Synthèse.$G$1]);[$Données.D115];&quot;&quot;)">
            <text:p/>
          </table:table-cell>
          <table:table-cell table:style-name="ce460" table:formula="of:=IF(AND([.$X$1];[.$X$2];[$Synthèse.$G$1]);[$Données.E115];&quot;&quot;)">
            <text:p/>
          </table:table-cell>
          <table:table-cell table:style-name="ce406" table:formula="of:=IF(AND([.$X$1];[.$X$2];[$Synthèse.$G$1]);[$Données.F115];&quot;&quot;)">
            <text:p/>
          </table:table-cell>
          <table:table-cell table:style-name="ce472" table:formula="of:=IF(AND([.$X$1];[.$X$2];[$Synthèse.$G$1]);[$Données.G115];&quot;&quot;)">
            <text:p/>
          </table:table-cell>
          <table:table-cell table:style-name="ce416" table:formula="of:=IF(AND([.$X$1];[.$X$2];[$Synthèse.$G$1]);[$Données.H115];&quot;&quot;)">
            <text:p/>
          </table:table-cell>
          <table:table-cell table:style-name="ce415" table:formula="of:=IF(AND([.$X$1];[.$X$2];[$Synthèse.$G$1]);[$Données.I115];&quot;&quot;)">
            <text:p/>
          </table:table-cell>
          <table:table-cell table:style-name="ce422" table:formula="of:=IF(AND([.$X$1];[.$X$2];[$Synthèse.$G$1]);[$Données.J115];&quot;&quot;)">
            <text:p/>
          </table:table-cell>
          <table:table-cell table:style-name="ce428" table:formula="of:=IF(AND([.$X$1];[.$X$2];[$Synthèse.$G$1]);[$Données.K115];&quot;&quot;)">
            <text:p/>
          </table:table-cell>
          <table:table-cell table:style-name="ce431" table:formula="of:=IF(AND([.$X$1];[.$X$2];[$Synthèse.$G$1]);[$Données.L115];&quot;&quot;)">
            <text:p/>
          </table:table-cell>
          <table:table-cell table:number-columns-repeated="1000"/>
        </table:table-row>
        <table:table-row table:style-name="ro9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9">
          <table:table-cell table:style-name="Default" table:number-columns-repeated="8"/>
          <table:table-cell/>
          <table:table-cell table:style-name="Default"/>
          <table:table-cell table:style-name="ce141" table:number-columns-repeated="2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41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9"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393"/>
          <table:table-cell table:style-name="ce401"/>
          <table:table-cell table:style-name="ce407"/>
          <table:table-cell table:style-name="ce411"/>
          <table:table-cell table:style-name="ce109" table:number-columns-repeated="5"/>
          <table:table-cell table:number-columns-repeated="1000"/>
        </table:table-row>
        <table:table-row table:style-name="ro9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393"/>
          <table:table-cell table:style-name="ce401"/>
          <table:table-cell table:style-name="ce407"/>
          <table:table-cell table:style-name="ce411"/>
          <table:table-cell table:style-name="ce109" table:number-columns-repeated="5"/>
          <table:table-cell table:number-columns-repeated="1000"/>
        </table:table-row>
        <table:table-row table:style-name="ro9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9">
          <table:table-cell table:number-columns-repeated="1023"/>
        </table:table-row>
        <table:table-row table:style-name="ro9">
          <table:table-cell table:number-columns-repeated="2"/>
          <table:table-cell table:style-name="Default"/>
          <table:table-cell table:number-columns-repeated="1020"/>
        </table:table-row>
        <table:table-row table:style-name="ro9" table:number-rows-repeated="1048556">
          <table:table-cell table:number-columns-repeated="1023"/>
        </table:table-row>
        <table:table-row table:style-name="ro9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 'Niveau 3'.T12:'Niveau 3'.T12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2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8" form:id="control18" form:label="Case à cocher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9" form:id="control19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0" form:id="control20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2" form:id="control2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control draw:z-index="1" draw:style-name="gr7" draw:text-style-name="P6" svg:width="6.08mm" svg:height="1.07mm" svg:x="213.32mm" svg:y="232.11mm" draw:control="control18"/>
          <draw:control draw:z-index="2" draw:style-name="gr4" draw:text-style-name="P5" svg:width="39.9mm" svg:height="16.8mm" svg:x="330.83mm" svg:y="6.03mm" draw:control="control19"/>
          <draw:control draw:z-index="3" draw:style-name="gr4" draw:text-style-name="P5" svg:width="40.19mm" svg:height="16.8mm" svg:x="393.34mm" svg:y="6.67mm" draw:control="control20"/>
          <draw:line draw:z-index="4" draw:style-name="gr6" draw:text-style-name="P2" svg:x1="185.63mm" svg:y1="59.3mm" svg:x2="185.63mm" svg:y2="89.41mm">
            <text:p/>
          </draw:line>
          <draw:line draw:z-index="5" draw:style-name="gr5" draw:text-style-name="P2" svg:x1="249mm" svg:y1="58.86mm" svg:x2="249mm" svg:y2="88.85mm">
            <text:p/>
          </draw:line>
          <draw:line draw:z-index="6" draw:style-name="gr5" draw:text-style-name="P2" svg:x1="185.99mm" svg:y1="164.5mm" svg:x2="185.99mm" svg:y2="194.4mm">
            <text:p/>
          </draw:line>
          <draw:line draw:z-index="7" draw:style-name="gr5" draw:text-style-name="P2" svg:x1="249.38mm" svg:y1="163.72mm" svg:x2="249.38mm" svg:y2="194.08mm">
            <text:p/>
          </draw:line>
          <draw:control draw:z-index="8" draw:style-name="gr3" draw:text-style-name="P3" svg:width="51.45mm" svg:height="15mm" svg:x="3mm" svg:y="224.1mm" draw:control="control21"/>
          <draw:control draw:z-index="9" draw:style-name="gr3" draw:text-style-name="P3" svg:width="114.96mm" svg:height="15mm" svg:x="64.23mm" svg:y="224.1mm" draw:control="control22"/>
        </table:shapes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number-columns-repeated="2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4" table:default-cell-style-name="ce41"/>
        <table:table-column table:style-name="co6" table:number-columns-repeated="3" table:default-cell-style-name="ce41"/>
        <table:table-column table:style-name="co20" table:number-columns-repeated="11" table:default-cell-style-name="ce41"/>
        <table:table-column table:style-name="co6" table:default-cell-style-name="ce41"/>
        <table:table-column table:style-name="co1" table:number-columns-repeated="999" table:default-cell-style-name="ce41"/>
        <table:table-row table:style-name="ro9">
          <table:table-cell table:style-name="ce60" office:value-type="string" calcext:value-type="string" table:number-columns-spanned="10" table:number-rows-spanned="2">
            <text:p>KELLER Stéphane - Lycée agricole Louis Pasteur</text:p>
          </table:table-cell>
          <table:covered-table-cell table:style-name="ce358"/>
          <table:covered-table-cell table:style-name="ce104"/>
          <table:covered-table-cell table:number-columns-repeated="3" table:style-name="ce112"/>
          <table:covered-table-cell table:style-name="ce118"/>
          <table:covered-table-cell table:style-name="ce125"/>
          <table:covered-table-cell table:style-name="ce291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AND([$Synthèse.$G$1];OR([.$X$1];[.$X$2])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covered-table-cell table:style-name="ce66"/>
          <table:covered-table-cell table:style-name="ce60"/>
          <table:covered-table-cell table:style-name="ce104"/>
          <table:covered-table-cell table:number-columns-repeated="3" table:style-name="ce112"/>
          <table:covered-table-cell table:number-columns-repeated="2" table:style-name="ce358"/>
          <table:covered-table-cell table:style-name="ce291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58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10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2x+5) / (4x+1) = 0" calcext:value-type="string" table:number-columns-spanned="3" table:number-rows-spanned="1">
            <text:p>(2x+5) / (4x+1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5" table:formula="of:=[$Données.A129]" office:value-type="string" office:string-value="Signe de (2x+5)" calcext:value-type="string">
            <text:p>Signe de (2x+5)</text:p>
          </table:table-cell>
          <table:table-cell table:style-name="ce11"/>
          <table:table-cell table:style-name="ce108" table:number-columns-spanned="2" table:number-rows-spanned="1"/>
          <table:covered-table-cell table:style-name="ce106"/>
          <table:table-cell table:style-name="ce108"/>
          <table:table-cell table:style-name="ce106" table:number-columns-spanned="2" table:number-rows-spanned="1"/>
          <table:covered-table-cell table:style-name="ce108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5" table:formula="of:=[$Données.A130]" office:value-type="string" office:string-value="Signe de (4x+1)" calcext:value-type="string">
            <text:p>Signe de (4x+1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 table:style-name="ce13"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44" table:formula="of:=IF(ISBLANK([.M5]);&quot;&quot;;IF(AND([.$X$1];[$Synthèse.$G$1]);IF([.M5]=[$Données.B134];1;0);&quot;&quot;))">
            <text:p/>
          </table:table-cell>
          <table:table-cell table:style-name="ce451" table:formula="of:=IF(ISBLANK([.N5]);&quot;&quot;;IF(AND([.$X$1];[$Synthèse.$G$1]);IF([.N5]=[$Données.C134];1;0);&quot;&quot;))">
            <text:p/>
          </table:table-cell>
          <table:table-cell table:style-name="ce456" table:formula="of:=IF(ISBLANK([.O5]);&quot;&quot;;IF(AND([.$X$1];[$Synthèse.$G$1]);IF([.O5]=[$Données.D134];1;0);&quot;&quot;))">
            <text:p/>
          </table:table-cell>
          <table:table-cell table:style-name="ce466" table:formula="of:=IF(ISBLANK([.P5]);&quot;&quot;;IF(AND([.$X$1];[$Synthèse.$G$1]);IF([.P5]=[$Données.E134];1;0);&quot;&quot;))">
            <text:p/>
          </table:table-cell>
          <table:table-cell table:style-name="ce473" table:formula="of:=IF(ISBLANK([.Q5]);&quot;&quot;;IF(AND([.$X$1];[$Synthèse.$G$1])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5" table:formula="of:=[$Données.A131]" office:value-type="string" office:string-value="Signe de (2x+5) / (4x+1)" calcext:value-type="string">
            <text:p>Signe de (2x+5) / (4x+1)</text:p>
          </table:table-cell>
          <table:table-cell table:style-name="ce11"/>
          <table:table-cell table:style-name="ce108" table:number-columns-spanned="2" table:number-rows-spanned="1"/>
          <table:covered-table-cell table:style-name="ce108"/>
          <table:table-cell table:style-name="ce108"/>
          <table:table-cell table:style-name="ce108" table:number-columns-spanned="2" table:number-rows-spanned="1"/>
          <table:covered-table-cell table:style-name="ce108"/>
          <table:table-cell table:style-name="ce38"/>
          <table:table-cell table:style-name="ce13"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04" table:formula="of:=IF(AND([.$X$1];[.$X$2];[$Synthèse.$G$1]);[$Données.B134];&quot;&quot;)">
            <text:p/>
          </table:table-cell>
          <table:table-cell table:style-name="ce452" table:formula="of:=IF(AND([.$X$1];[.$X$2];[$Synthèse.$G$1]);[$Données.C134];&quot;&quot;)">
            <text:p/>
          </table:table-cell>
          <table:table-cell table:style-name="ce412" table:formula="of:=IF(AND([.$X$1];[.$X$2];[$Synthèse.$G$1]);[$Données.D134];&quot;&quot;)">
            <text:p/>
          </table:table-cell>
          <table:table-cell table:style-name="ce417" table:formula="of:=IF(AND([.$X$1];[.$X$2];[$Synthèse.$G$1]);[$Données.E134];&quot;&quot;)">
            <text:p/>
          </table:table-cell>
          <table:table-cell table:style-name="ce468" table:formula="of:=IF(AND([.$X$1];[.$X$2];[$Synthèse.$G$1]);[$Données.F134];&quot;&quot;)">
            <text:p/>
          </table:table-cell>
          <table:table-cell table:number-columns-repeated="2"/>
          <table:table-cell table:style-name="ce443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6"/>
        </table:table-row>
        <table:table-row table:style-name="ro9">
          <table:table-cell table:style-name="ce13" table:number-columns-repeated="9"/>
          <table:table-cell table:style-name="ce141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7"/>
        </table:table-row>
        <table:table-row table:style-name="ro9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ce68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style-name="ce68"/>
          <table:covered-table-cell table:number-columns-repeated="5" table:style-name="Default"/>
          <table:table-cell table:style-name="Default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7"/>
        </table:table-row>
        <table:table-row table:style-name="ro9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7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28];&quot;&quot;)" table:number-columns-spanned="2" table:number-rows-spanned="1">
            <text:p/>
          </table:table-cell>
          <table:covered-table-cell table:style-name="ce364"/>
          <table:table-cell table:style-name="ce364"/>
          <table:table-cell table:style-name="ce86" table:formula="of:=IF(AND([.$X$1];[.$X$2];[$Synthèse.$G$1]);[Données.F128];&quot;&quot;)" table:number-columns-spanned="2" table:number-rows-spanned="1">
            <text:p/>
          </table:table-cell>
          <table:covered-table-cell table:style-name="ce365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2x+5) / (4x+1) &gt; 0" calcext:value-type="string" table:number-columns-spanned="3" table:number-rows-spanned="1">
            <text:p>(2x+5) / (4x+1) &g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9">
          <table:table-cell table:style-name="ce5" table:formula="of:=[.A5]" office:value-type="string" office:string-value="Signe de (2x+5)" calcext:value-type="string">
            <text:p>Signe de (2x+5)</text:p>
          </table:table-cell>
          <table:table-cell table:style-name="ce75" table:formula="of:=IF(AND([.$X$1];[.$X$2];[$Synthèse.$G$1]);IF(SIGN(VLOOKUP([Données.O5];[Données.$B$3:.$N$32];2)*([Données.F124]-1)+VLOOKUP([Données.O5];[Données.$B$3:.$N$32];3))=1;&quot;+&quot;;&quot;-&quot;);&quot;&quot;)">
            <text:p/>
          </table:table-cell>
          <table:table-cell table:style-name="ce365" table:formula="of:=IF(AND([.$X$1];[.$X$2];[$Synthèse.$G$1]);[Données.C129];&quot;&quot;)" table:number-columns-spanned="2" table:number-rows-spanned="1">
            <text:p/>
          </table:table-cell>
          <table:covered-table-cell table:style-name="ce364"/>
          <table:table-cell table:style-name="ce365" table:formula="of:=IF(AND([.$X$1];[.$X$2];[$Synthèse.$G$1]);[Données.E129];&quot;&quot;)">
            <text:p/>
          </table:table-cell>
          <table:table-cell table:style-name="ce364" table:formula="of:=IF(AND([.$X$1];[.$X$2];[$Synthèse.$G$1]);[Données.F129];&quot;&quot;)" table:number-columns-spanned="2" table:number-rows-spanned="1">
            <text:p/>
          </table:table-cell>
          <table:covered-table-cell table:style-name="ce365"/>
          <table:table-cell table:style-name="ce96" table:formula="of:=IF(AND([.$X$1];[.$X$2];[$Synthèse.$G$1]);[Données.H129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7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9">
          <table:table-cell table:style-name="ce5" table:formula="of:=[.A6]" office:value-type="string" office:string-value="Signe de (4x+1)" calcext:value-type="string">
            <text:p>Signe de (4x+1)</text:p>
          </table:table-cell>
          <table:table-cell table:style-name="ce75" table:formula="of:=IF(AND([.$X$1];[.$X$2];[$Synthèse.$G$1]);[Données.B130];&quot;&quot;)">
            <text:p/>
          </table:table-cell>
          <table:table-cell table:style-name="ce364" table:formula="of:=IF(AND([.$X$1];[.$X$2];[$Synthèse.$G$1]);[Données.C130];&quot;&quot;)" table:number-columns-spanned="2" table:number-rows-spanned="1">
            <text:p/>
          </table:table-cell>
          <table:covered-table-cell table:style-name="ce365"/>
          <table:table-cell table:style-name="ce365" table:formula="of:=IF(AND([.$X$1];[.$X$2];[$Synthèse.$G$1]);[Données.E130];&quot;&quot;)">
            <text:p/>
          </table:table-cell>
          <table:table-cell table:style-name="ce365" table:formula="of:=IF(AND([.$X$1];[.$X$2];[$Synthèse.$G$1]);[Données.F130];&quot;&quot;)" table:number-columns-spanned="2" table:number-rows-spanned="1">
            <text:p/>
          </table:table-cell>
          <table:covered-table-cell table:style-name="ce365"/>
          <table:table-cell table:style-name="ce96" table:formula="of:=IF(AND([.$X$1];[.$X$2];[$Synthèse.$G$1]);[Données.H130];&quot;&quot;)">
            <text:p/>
          </table:table-cell>
          <table:table-cell/>
          <table:table-cell table:style-name="ce112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9" table:formula="of:=IF(ISBLANK([.M12]);&quot;&quot;;IF(AND([.$X$1];[$Synthèse.$G$1]);IF([.M12]=[$Données.B142];1;0);&quot;&quot;))">
            <text:p/>
          </table:table-cell>
          <table:table-cell table:style-name="ce449" table:formula="of:=IF(ISBLANK([.N12]);&quot;&quot;;IF(AND([.$X$1];[$Synthèse.$G$1]);IF([.N12]=[$Données.C142];1;0);&quot;&quot;))">
            <text:p/>
          </table:table-cell>
          <table:table-cell table:style-name="ce455" table:formula="of:=IF(ISBLANK([.O12]);&quot;&quot;;IF(AND([.$X$1];[$Synthèse.$G$1]);IF([.O12]=[$Données.D142];1;0);&quot;&quot;))">
            <text:p/>
          </table:table-cell>
          <table:table-cell table:style-name="ce469" table:formula="of:=IF(ISBLANK([.P12]);&quot;&quot;;IF(AND([.$X$1];[$Synthèse.$G$1]);IF([.P12]=[$Données.E142];1;0);&quot;&quot;))">
            <text:p/>
          </table:table-cell>
          <table:table-cell table:style-name="ce477" table:formula="of:=IF(ISBLANK([.Q12]);&quot;&quot;;IF(AND([.$X$1];[$Synthèse.$G$1]);IF([.Q12]=[$Données.F142];1;0);&quot;&quot;))">
            <text:p/>
          </table:table-cell>
          <table:table-cell table:style-name="ce479" table:formula="of:=IF(ISBLANK([.R12]);&quot;&quot;;IF(AND([.$X$1];[$Synthèse.$G$1]);IF([.R12]=[$Données.G142];1;0);&quot;&quot;))">
            <text:p/>
          </table:table-cell>
          <table:table-cell table:style-name="ce482" table:formula="of:=IF(ISBLANK([.S12]);&quot;&quot;;IF(AND([.$X$1];[$Synthèse.$G$1]);IF([.S12]=[$Données.H142];1;0);&quot;&quot;))">
            <text:p/>
          </table:table-cell>
          <table:table-cell table:style-name="ce486" table:formula="of:=IF(ISBLANK([.T12]);&quot;&quot;;IF(AND([.$X$1];[$Synthèse.$G$1]);IF([.T12]=[$Données.I142];1;0);&quot;&quot;))">
            <text:p/>
          </table:table-cell>
          <table:table-cell table:style-name="ce487" table:formula="of:=IF(ISBLANK([.U12]);&quot;&quot;;IF(AND([.$X$1];[$Synthèse.$G$1]);IF([.U12]=[$Données.J142];1;0);&quot;&quot;))">
            <text:p/>
          </table:table-cell>
          <table:table-cell table:style-name="ce488" table:formula="of:=IF(ISBLANK([.V12]);&quot;&quot;;IF(AND([.$X$1];[$Synthèse.$G$1]);IF([.V12]=[$Données.K142];1;0);&quot;&quot;))">
            <text:p/>
          </table:table-cell>
          <table:table-cell table:style-name="ce485" table:formula="of:=IF(ISBLANK([.W12]);&quot;&quot;;IF(AND([.$X$1];[$Synthèse.$G$1]);IF([.W12]=[$Données.L142];1;0);&quot;&quot;))">
            <text:p/>
          </table:table-cell>
          <table:table-cell table:number-columns-repeated="1000"/>
        </table:table-row>
        <table:table-row table:style-name="ro9">
          <table:table-cell table:style-name="ce5" table:formula="of:=[.A7]" office:value-type="string" office:string-value="Signe de (2x+5) / (4x+1)" calcext:value-type="string">
            <text:p>Signe de (2x+5) / (4x+1)</text:p>
          </table:table-cell>
          <table:table-cell table:style-name="ce80" table:formula="of:=IF(AND([.$X$1];[.$X$2];[$Synthèse.$G$1]);[Données.B131];&quot;&quot;)">
            <text:p/>
          </table:table-cell>
          <table:table-cell table:style-name="ce110" table:formula="of:=IF(AND([.$X$1];[.$X$2];[$Synthèse.$G$1]);[Données.C131];&quot;&quot;)" table:number-columns-spanned="2" table:number-rows-spanned="1">
            <text:p/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10" table:formula="of:=IF(AND([.$X$1];[.$X$2];[$Synthèse.$G$1]);[Données.E131];&quot;&quot;)">
            <text:p/>
          </table:table-cell>
          <table:table-cell table:style-name="ce110" table:formula="of:=IF(AND([.$X$1];[.$X$2];[$Synthèse.$G$1]);[Données.F131];&quot;&quot;)" table:number-columns-spanned="2" table:number-rows-spanned="1">
            <text:p/>
          </table:table-cell>
          <table:covered-table-cell table:style-name="ce62"/>
          <table:table-cell table:style-name="ce226" table:formula="of:=IF(AND([.$X$1];[.$X$2];[$Synthèse.$G$1]);[Données.H131];&quot;&quot;)">
            <text:p/>
          </table:table-cell>
          <table:table-cell/>
          <table:table-cell table:style-name="ce112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;[$Synthèse.$G$1]);[$Données.B143];&quot;&quot;)">
            <text:p/>
          </table:table-cell>
          <table:table-cell table:style-name="ce410" table:formula="of:=IF(AND([.$X$1];[.$X$2];[$Synthèse.$G$1]);[$Données.C143];&quot;&quot;)">
            <text:p/>
          </table:table-cell>
          <table:table-cell table:style-name="ce410" table:formula="of:=IF(AND([.$X$1];[.$X$2];[$Synthèse.$G$1]);[$Données.D143];&quot;&quot;)">
            <text:p/>
          </table:table-cell>
          <table:table-cell table:style-name="ce459" table:formula="of:=IF(AND([.$X$1];[.$X$2];[$Synthèse.$G$1]);[$Données.E143];&quot;&quot;)">
            <text:p/>
          </table:table-cell>
          <table:table-cell table:style-name="ce410" table:formula="of:=IF(AND([.$X$1];[.$X$2];[$Synthèse.$G$1]);[$Données.F143];&quot;&quot;)">
            <text:p/>
          </table:table-cell>
          <table:table-cell table:style-name="ce426" table:formula="of:=IF(AND([.$X$1];[.$X$2];[$Synthèse.$G$1]);[$Données.G143];&quot;&quot;)">
            <text:p/>
          </table:table-cell>
          <table:table-cell table:style-name="ce410" table:formula="of:=IF(AND([.$X$1];[.$X$2];[$Synthèse.$G$1]);[$Données.H143];&quot;&quot;)">
            <text:p/>
          </table:table-cell>
          <table:table-cell table:style-name="ce410" table:formula="of:=IF(AND([.$X$1];[.$X$2];[$Synthèse.$G$1]);[$Données.I143];&quot;&quot;)">
            <text:p/>
          </table:table-cell>
          <table:table-cell table:style-name="ce410" table:formula="of:=IF(AND([.$X$1];[.$X$2];[$Synthèse.$G$1]);[$Données.J143];&quot;&quot;)">
            <text:p/>
          </table:table-cell>
          <table:table-cell table:style-name="ce410" table:formula="of:=IF(AND([.$X$1];[.$X$2];[$Synthèse.$G$1]);[$Données.K143];&quot;&quot;)">
            <text:p/>
          </table:table-cell>
          <table:table-cell table:style-name="ce448" table:formula="of:=IF(AND([.$X$1];[.$X$2];[$Synthèse.$G$1]);[$Données.L143];&quot;&quot;)">
            <text:p/>
          </table:table-cell>
          <table:table-cell table:number-columns-repeated="1000"/>
        </table:table-row>
        <table:table-row table:style-name="ro9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9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41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9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9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24"/>
          <table:table-cell table:style-name="ce427"/>
          <table:table-cell table:style-name="ce109" table:number-columns-repeated="5"/>
          <table:table-cell table:number-columns-repeated="1000"/>
        </table:table-row>
        <table:table-row table:style-name="ro9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9" table:number-rows-repeated="1048556">
          <table:table-cell table:number-columns-repeated="1023"/>
        </table:table-row>
        <table:table-row table:style-name="ro9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W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O7:'Niveau 4'.Q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2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3" form:id="control23" form:label="Réponses" form:input-required="false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4" form:id="control24" form:label="Résultat" form:input-required="false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5" form:id="control2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5?language=Basic&amp;location=document" xlink:type="simple"/>
              </office:event-listeners>
            </form:button>
            <form:button form:name="Bouton 1" form:control-implementation="ooo:com.sun.star.form.component.CommandButton" xml:id="control26" form:id="control2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line draw:z-index="1" draw:style-name="gr6" draw:text-style-name="P2" svg:x1="222.1mm" svg:y1="59.96mm" svg:x2="222.1mm" svg:y2="119.93mm">
            <text:p/>
          </draw:line>
          <draw:line draw:z-index="2" draw:style-name="gr5" draw:text-style-name="P2" svg:x1="304.54mm" svg:y1="59.26mm" svg:x2="304.54mm" svg:y2="119.45mm">
            <text:p/>
          </draw:line>
          <draw:line draw:z-index="3" draw:style-name="gr6" draw:text-style-name="P2" svg:x1="222.11mm" svg:y1="149.32mm" svg:x2="222.11mm" svg:y2="209.28mm">
            <text:p/>
          </draw:line>
          <draw:line draw:z-index="4" draw:style-name="gr5" draw:text-style-name="P2" svg:x1="304.89mm" svg:y1="149.21mm" svg:x2="304.89mm" svg:y2="208.22mm">
            <text:p/>
          </draw:line>
          <draw:line draw:z-index="5" draw:style-name="gr6" draw:text-style-name="P2" svg:x1="387.74mm" svg:y1="59.4mm" svg:x2="387.74mm" svg:y2="119.18mm">
            <text:p/>
          </draw:line>
          <draw:line draw:z-index="6" draw:style-name="gr5" draw:text-style-name="P2" svg:x1="387.48mm" svg:y1="148.77mm" svg:x2="387.48mm" svg:y2="208.49mm">
            <text:p/>
          </draw:line>
          <draw:control draw:z-index="7" draw:style-name="gr4" draw:text-style-name="P5" svg:width="40.19mm" svg:height="16.8mm" svg:x="326.09mm" svg:y="5.92mm" draw:control="control23"/>
          <draw:control draw:z-index="8" draw:style-name="gr4" draw:text-style-name="P5" svg:width="39.9mm" svg:height="16.8mm" svg:x="276.58mm" svg:y="5.64mm" draw:control="control24"/>
          <draw:control draw:z-index="9" draw:style-name="gr3" draw:text-style-name="P3" svg:width="70mm" svg:height="15mm" svg:x="4.51mm" svg:y="372.11mm" draw:control="control25"/>
          <draw:control draw:z-index="10" draw:style-name="gr3" draw:text-style-name="P3" svg:width="114.96mm" svg:height="15mm" svg:x="81.33mm" svg:y="371.7mm" draw:control="control26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0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9">
          <table:table-cell table:style-name="ce60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104"/>
          <table:covered-table-cell table:number-columns-repeated="3" table:style-name="ce112"/>
          <table:table-cell table:style-name="ce121" table:number-columns-repeated="2"/>
          <table:table-cell table:style-name="ce128"/>
          <table:table-cell table:style-name="ce198" table:formula="of:=IF(AND([$Synthèse.$G$1];OR([.$X$1];[.$X$2])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covered-table-cell table:style-name="ce66"/>
          <table:covered-table-cell table:style-name="ce60"/>
          <table:covered-table-cell table:style-name="ce104"/>
          <table:covered-table-cell table:number-columns-repeated="3" table:style-name="ce112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0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57]" office:value-type="string" office:string-value="Signe de (5x-7)" calcext:value-type="string">
            <text:p>Signe de (5x-7)</text:p>
          </table:table-cell>
          <table:table-cell table:style-name="ce89"/>
          <table:table-cell table:style-name="ce500" table:number-columns-spanned="2" table:number-rows-spanned="1"/>
          <table:covered-table-cell table:style-name="ce505"/>
          <table:table-cell table:style-name="ce505"/>
          <table:table-cell table:style-name="ce505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58]" office:value-type="string" office:string-value="Signe de (-5x-2)" calcext:value-type="string">
            <text:p>Signe de (-5x-2)</text:p>
          </table:table-cell>
          <table:table-cell table:style-name="ce89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59]" office:value-type="string" office:string-value="Signe de (4x-7)" calcext:value-type="string">
            <text:p>Signe de (4x-7)</text:p>
          </table:table-cell>
          <table:table-cell table:style-name="ce89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60]" office:value-type="string" office:string-value="Signe de (5x-7)(-5x-2)(4x-7)" calcext:value-type="string">
            <text:p>Signe de (5x-7)(-5x-2)(4x-7)</text:p>
          </table:table-cell>
          <table:table-cell table:style-name="ce89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13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56];&quot;&quot;)" table:number-columns-spanned="2" table:number-rows-spanned="1">
            <text:p/>
          </table:table-cell>
          <table:covered-table-cell table:style-name="ce364"/>
          <table:table-cell table:style-name="ce364"/>
          <table:table-cell table:style-name="ce86" table:formula="of:=IF(AND([.$X$1];[.$X$2];[$Synthèse.$G$1]);[Données.F156];&quot;&quot;)" table:number-columns-spanned="2" table:number-rows-spanned="1">
            <text:p/>
          </table:table-cell>
          <table:covered-table-cell table:style-name="ce365"/>
          <table:table-cell table:style-name="ce365"/>
          <table:table-cell table:style-name="ce86" table:formula="of:=IF(AND([.$X$1];[.$X$2];[$Synthèse.$G$1])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9">
          <table:table-cell table:style-name="ce5" table:formula="of:=[.A5]" office:value-type="string" office:string-value="Signe de (5x-7)" calcext:value-type="string">
            <text:p>Signe de (5x-7)</text:p>
          </table:table-cell>
          <table:table-cell table:style-name="ce75" table:formula="of:=IF(AND([.$X$1];[.$X$2];[$Synthèse.$G$1]);[Données.B157];&quot;&quot;)">
            <text:p/>
          </table:table-cell>
          <table:table-cell table:style-name="ce364" table:formula="of:=IF(AND([.$X$1];[.$X$2];[$Synthèse.$G$1]);[Données.C157];&quot;&quot;)" table:number-columns-spanned="2" table:number-rows-spanned="1">
            <text:p/>
          </table:table-cell>
          <table:covered-table-cell table:style-name="ce364"/>
          <table:table-cell table:style-name="ce364" table:formula="of:=IF(AND([.$X$1];[.$X$2];[$Synthèse.$G$1]);[Données.E157];&quot;&quot;)">
            <text:p/>
          </table:table-cell>
          <table:table-cell table:style-name="ce364" table:formula="of:=IF(AND([.$X$1];[.$X$2];[$Synthèse.$G$1]);[Données.F157];&quot;&quot;)" table:number-columns-spanned="2" table:number-rows-spanned="1">
            <text:p/>
          </table:table-cell>
          <table:covered-table-cell table:style-name="ce365"/>
          <table:table-cell table:style-name="ce364" table:formula="of:=IF(AND([.$X$1];[.$X$2];[$Synthèse.$G$1]);[Données.H157];&quot;&quot;)">
            <text:p/>
          </table:table-cell>
          <table:table-cell table:style-name="ce364" table:formula="of:=IF(AND([.$X$1];[.$X$2];[$Synthèse.$G$1]);[Données.I157];&quot;&quot;)" table:number-columns-spanned="2" table:number-rows-spanned="1">
            <text:p/>
          </table:table-cell>
          <table:covered-table-cell table:style-name="ce365"/>
          <table:table-cell table:style-name="ce157" table:formula="of:=IF(AND([.$X$1];[.$X$2];[$Synthèse.$G$1]);[Données.K157];&quot;&quot;)">
            <text:p/>
          </table:table-cell>
          <table:table-cell table:number-columns-repeated="1013"/>
        </table:table-row>
        <table:table-row table:style-name="ro9">
          <table:table-cell table:style-name="ce5" table:formula="of:=[.A6]" office:value-type="string" office:string-value="Signe de (-5x-2)" calcext:value-type="string">
            <text:p>Signe de (-5x-2)</text:p>
          </table:table-cell>
          <table:table-cell table:style-name="ce75" table:formula="of:=IF(AND([.$X$1];[.$X$2];[$Synthèse.$G$1]);[Données.B158];&quot;&quot;)">
            <text:p/>
          </table:table-cell>
          <table:table-cell table:style-name="ce364" table:formula="of:=IF(AND([.$X$1];[.$X$2];[$Synthèse.$G$1]);[Données.C158];&quot;&quot;)" table:number-columns-spanned="2" table:number-rows-spanned="1">
            <text:p/>
          </table:table-cell>
          <table:covered-table-cell table:style-name="ce364"/>
          <table:table-cell table:style-name="ce364" table:formula="of:=IF(AND([.$X$1];[.$X$2];[$Synthèse.$G$1]);[Données.E158];&quot;&quot;)">
            <text:p/>
          </table:table-cell>
          <table:table-cell table:style-name="ce364" table:formula="of:=IF(AND([.$X$1];[.$X$2];[$Synthèse.$G$1]);[Données.F158];&quot;&quot;)" table:number-columns-spanned="2" table:number-rows-spanned="1">
            <text:p/>
          </table:table-cell>
          <table:covered-table-cell table:style-name="ce365"/>
          <table:table-cell table:style-name="ce364" table:formula="of:=IF(AND([.$X$1];[.$X$2];[$Synthèse.$G$1]);[Données.H158];&quot;&quot;)">
            <text:p/>
          </table:table-cell>
          <table:table-cell table:style-name="ce364" table:formula="of:=IF(AND([.$X$1];[.$X$2];[$Synthèse.$G$1]);[Données.I158];&quot;&quot;)" table:number-columns-spanned="2" table:number-rows-spanned="1">
            <text:p/>
          </table:table-cell>
          <table:covered-table-cell table:style-name="ce365"/>
          <table:table-cell table:style-name="ce96" table:formula="of:=IF(AND([.$X$1];[.$X$2];[$Synthèse.$G$1]);[Données.K158];&quot;&quot;)">
            <text:p/>
          </table:table-cell>
          <table:table-cell table:number-columns-repeated="1013"/>
        </table:table-row>
        <table:table-row table:style-name="ro9">
          <table:table-cell table:style-name="ce5" table:formula="of:=[.A7]" office:value-type="string" office:string-value="Signe de (4x-7)" calcext:value-type="string">
            <text:p>Signe de (4x-7)</text:p>
          </table:table-cell>
          <table:table-cell table:style-name="ce75" table:formula="of:=IF(AND([.$X$1];[.$X$2];[$Synthèse.$G$1]);[Données.B159];&quot;&quot;)">
            <text:p/>
          </table:table-cell>
          <table:table-cell table:style-name="ce364" table:formula="of:=IF(AND([.$X$1];[.$X$2];[$Synthèse.$G$1]);[Données.C159];&quot;&quot;)" table:number-columns-spanned="2" table:number-rows-spanned="1">
            <text:p/>
          </table:table-cell>
          <table:covered-table-cell table:style-name="ce364"/>
          <table:table-cell table:style-name="ce364" table:formula="of:=IF(AND([.$X$1];[.$X$2];[$Synthèse.$G$1]);[Données.E159];&quot;&quot;)">
            <text:p/>
          </table:table-cell>
          <table:table-cell table:style-name="ce364" table:formula="of:=IF(AND([.$X$1];[.$X$2];[$Synthèse.$G$1]);[Données.F159];&quot;&quot;)" table:number-columns-spanned="2" table:number-rows-spanned="1">
            <text:p/>
          </table:table-cell>
          <table:covered-table-cell table:style-name="ce365"/>
          <table:table-cell table:style-name="ce364" table:formula="of:=IF(AND([.$X$1];[.$X$2];[$Synthèse.$G$1]);[Données.H159];&quot;&quot;)">
            <text:p/>
          </table:table-cell>
          <table:table-cell table:style-name="ce364" table:formula="of:=IF(AND([.$X$1];[.$X$2];[$Synthèse.$G$1]);[Données.I159];&quot;&quot;)" table:number-columns-spanned="2" table:number-rows-spanned="1">
            <text:p/>
          </table:table-cell>
          <table:covered-table-cell table:style-name="ce365"/>
          <table:table-cell table:style-name="ce96" table:formula="of:=IF(AND([.$X$1];[.$X$2];[$Synthèse.$G$1])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.A8]" office:value-type="string" office:string-value="Signe de (5x-7)(-5x-2)(4x-7)" calcext:value-type="string">
            <text:p>Signe de (5x-7)(-5x-2)(4x-7)</text:p>
          </table:table-cell>
          <table:table-cell table:style-name="ce489" table:formula="of:=IF(AND([.$X$1];[.$X$2];[$Synthèse.$G$1]);[Données.B160];&quot;&quot;)">
            <text:p/>
          </table:table-cell>
          <table:table-cell table:style-name="ce364" table:formula="of:=IF(AND([.$X$1];[.$X$2];[$Synthèse.$G$1]);[Données.C160];&quot;&quot;)" table:number-columns-spanned="2" table:number-rows-spanned="1">
            <text:p/>
          </table:table-cell>
          <table:covered-table-cell table:style-name="ce153"/>
          <table:table-cell table:style-name="ce364" table:formula="of:=IF(AND([.$X$1];[.$X$2];[$Synthèse.$G$1]);[Données.E160];&quot;&quot;)">
            <text:p/>
          </table:table-cell>
          <table:table-cell table:style-name="ce153" table:formula="of:=IF(AND([.$X$1];[.$X$2];[$Synthèse.$G$1])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AND([.$X$1];[.$X$2];[$Synthèse.$G$1]);[Données.H160];&quot;&quot;)">
            <text:p/>
          </table:table-cell>
          <table:table-cell table:style-name="ce153" table:formula="of:=IF(AND([.$X$1];[.$X$2];[$Synthèse.$G$1])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AND([.$X$1];[.$X$2];[$Synthèse.$G$1]);[Données.K160];&quot;&quot;)">
            <text:p/>
          </table:table-cell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5x-7)(-5x-2)(4x-7) = 0" calcext:value-type="string" table:number-columns-spanned="9" table:number-rows-spanned="1">
            <text:p>(5x-7)(-5x-2)(4x-7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515" office:value-type="string" calcext:value-type="string" table:number-columns-spanned="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68"/>
          <table:covered-table-cell/>
          <table:covered-table-cell table:style-name="ce68"/>
          <table:covered-table-cell table:number-columns-repeated="2"/>
          <table:table-cell table:number-columns-repeated="1004"/>
          <table:table-cell table:style-name="Default" table:number-columns-repeated="2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41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9">
          <table:table-cell table:style-name="ce112" office:value-type="string" calcext:value-type="string">
            <text:p>Vrai ou Faux</text:p>
          </table:table-cell>
          <table:table-cell table:style-name="ce610" table:formula="of:=IF(ISBLANK([.B17]);&quot;&quot;;IF(AND([.$X$1];[$Synthèse.$G$1]);IF([.B17]=[$Données.B163];1;0);&quot;&quot;))">
            <text:p/>
          </table:table-cell>
          <table:table-cell table:style-name="ce617" table:formula="of:=IF(ISBLANK([.C17]);&quot;&quot;;IF(AND([.$X$1];[$Synthèse.$G$1]);IF([.C17]=[$Données.C163];1;0);&quot;&quot;))">
            <text:p/>
          </table:table-cell>
          <table:table-cell table:style-name="ce628" table:formula="of:=IF(ISBLANK([.D17]);&quot;&quot;;IF(AND([.$X$1];[$Synthèse.$G$1]);IF([.D17]=[$Données.D163];1;0);&quot;&quot;))">
            <text:p/>
          </table:table-cell>
          <table:table-cell table:style-name="ce633" table:formula="of:=IF(ISBLANK([.E17]);&quot;&quot;;IF(AND([.$X$1];[$Synthèse.$G$1])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AND([.$X$1];[$Synthèse.$G$1]);IF([.G17]=[$Données.F163];1;0);&quot;&quot;))">
            <text:p/>
          </table:table-cell>
          <table:table-cell table:style-name="ce633" table:formula="of:=IF(ISBLANK([.H17]);&quot;&quot;;IF(AND([.$X$1];[$Synthèse.$G$1])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AND([.$X$1];[$Synthèse.$G$1])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9">
          <table:table-cell table:style-name="ce112" office:value-type="string" calcext:value-type="string">
            <text:p>Réponse</text:p>
          </table:table-cell>
          <table:table-cell table:style-name="ce611" table:formula="of:=IF(AND([.$X$1];[.$X$2];[$Synthèse.$G$1]);[$Données.B163];&quot;&quot;)">
            <text:p/>
          </table:table-cell>
          <table:table-cell table:style-name="ce618" table:formula="of:=IF(AND([.$X$1];[.$X$2];[$Synthèse.$G$1]);[$Données.C163];&quot;&quot;)">
            <text:p/>
          </table:table-cell>
          <table:table-cell table:style-name="ce629" table:formula="of:=IF(AND([.$X$1];[.$X$2];[$Synthèse.$G$1]);[$Données.D163];&quot;&quot;)">
            <text:p/>
          </table:table-cell>
          <table:table-cell table:style-name="ce634" table:formula="of:=IF(AND([.$X$1];[.$X$2];[$Synthèse.$G$1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;[$Synthèse.$G$1]);[$Données.F163];&quot;&quot;)">
            <text:p/>
          </table:table-cell>
          <table:table-cell table:style-name="ce634" table:formula="of:=IF(AND([.$X$1];[.$X$2];[$Synthèse.$G$1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;[$Synthèse.$G$1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9">
          <table:table-cell table:style-name="ce141" table:number-columns-repeated="8"/>
          <table:table-cell table:style-name="ce333" table:number-columns-repeated="6"/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5x-7)(-5x-2)(4x-7) &lt; 0" calcext:value-type="string" table:number-columns-spanned="11" table:number-rows-spanned="1">
            <text:p>(5x-7)(-5x-2)(4x-7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9">
          <table:table-cell table:style-name="ce112" office:value-type="string" calcext:value-type="string">
            <text:p>Vrai ou Faux</text:p>
          </table:table-cell>
          <table:table-cell table:style-name="ce612" table:formula="of:=IF(ISBLANK([.B22]);&quot;&quot;;IF(AND([.$X$1];[$Synthèse.$G$1]);IF([.B22]=[$Données.B171];1;0);&quot;&quot;))">
            <text:p/>
          </table:table-cell>
          <table:table-cell table:style-name="ce619" table:formula="of:=IF(ISBLANK([.C22]);&quot;&quot;;IF(AND([.$X$1];[$Synthèse.$G$1]);IF([.C22]=[$Données.C171];1;0);&quot;&quot;))">
            <text:p/>
          </table:table-cell>
          <table:table-cell table:style-name="ce619" table:formula="of:=IF(ISBLANK([.D22]);&quot;&quot;;IF(AND([.$X$1];[$Synthèse.$G$1]);IF([.D22]=[$Données.D171];1;0);&quot;&quot;))">
            <text:p/>
          </table:table-cell>
          <table:table-cell table:style-name="ce635" table:formula="of:=IF(ISBLANK([.E22]);&quot;&quot;;IF(AND([.$X$1];[$Synthèse.$G$1])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AND([.$X$1];[$Synthèse.$G$1]);IF([.G22]=[$Données.F171];1;0);&quot;&quot;))">
            <text:p/>
          </table:table-cell>
          <table:table-cell table:style-name="ce635" table:formula="of:=IF(ISBLANK([.H22]);&quot;&quot;;IF(AND([.$X$1];[$Synthèse.$G$1])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AND([.$X$1];[$Synthèse.$G$1]);IF([.J22]=[$Données.H171];1;0);&quot;&quot;))">
            <text:p/>
          </table:table-cell>
          <table:table-cell table:style-name="ce619" table:formula="of:=IF(ISBLANK([.K22]);&quot;&quot;;IF(AND([.$X$1];[$Synthèse.$G$1]);IF([.K22]=[$Données.I171];1;0);&quot;&quot;))">
            <text:p/>
          </table:table-cell>
          <table:table-cell table:style-name="ce619" table:formula="of:=IF(ISBLANK([.L22]);&quot;&quot;;IF(AND([.$X$1];[$Synthèse.$G$1]);IF([.L22]=[$Données.J171];1;0);&quot;&quot;))">
            <text:p/>
          </table:table-cell>
          <table:table-cell table:style-name="ce619" table:formula="of:=IF(ISBLANK([.M22]);&quot;&quot;;IF(AND([.$X$1];[$Synthèse.$G$1]);IF([.M22]=[$Données.K171];1;0);&quot;&quot;))">
            <text:p/>
          </table:table-cell>
          <table:table-cell table:style-name="ce655" table:formula="of:=IF(ISBLANK([.N22]);&quot;&quot;;IF(AND([.$X$1];[$Synthèse.$G$1]);IF([.N22]=[$Données.L171];1;0);&quot;&quot;))">
            <text:p/>
          </table:table-cell>
          <table:table-cell table:number-columns-repeated="1010"/>
        </table:table-row>
        <table:table-row table:style-name="ro9">
          <table:table-cell table:style-name="ce112" office:value-type="string" calcext:value-type="string">
            <text:p>Réponse</text:p>
          </table:table-cell>
          <table:table-cell table:style-name="ce613" table:formula="of:=IF(AND([.$X$1];[.$X$2];[$Synthèse.$G$1]);[$Données.B172];&quot;&quot;)">
            <text:p/>
          </table:table-cell>
          <table:table-cell table:style-name="ce620" table:formula="of:=IF(AND([.$X$1];[.$X$2];[$Synthèse.$G$1]);[$Données.C172];&quot;&quot;)">
            <text:p/>
          </table:table-cell>
          <table:table-cell table:style-name="ce630" table:formula="of:=IF(AND([.$X$1];[.$X$2];[$Synthèse.$G$1]);[$Données.D172];&quot;&quot;)">
            <text:p/>
          </table:table-cell>
          <table:table-cell table:style-name="ce636" table:formula="of:=IF(AND([.$X$1];[.$X$2];[$Synthèse.$G$1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;[$Synthèse.$G$1]);[$Données.F172];&quot;&quot;)">
            <text:p/>
          </table:table-cell>
          <table:table-cell table:style-name="ce644" table:formula="of:=IF(AND([.$X$1];[.$X$2];[$Synthèse.$G$1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;[$Synthèse.$G$1]);[$Données.H172];&quot;&quot;)">
            <text:p/>
          </table:table-cell>
          <table:table-cell table:style-name="ce620" table:formula="of:=IF(AND([.$X$1];[.$X$2];[$Synthèse.$G$1]);[$Données.I172];&quot;&quot;)">
            <text:p/>
          </table:table-cell>
          <table:table-cell table:style-name="ce630" table:formula="of:=IF(AND([.$X$1];[.$X$2];[$Synthèse.$G$1]);[$Données.J172];&quot;&quot;)">
            <text:p/>
          </table:table-cell>
          <table:table-cell table:style-name="ce620" table:formula="of:=IF(AND([.$X$1];[.$X$2];[$Synthèse.$G$1]);[$Données.K172];&quot;&quot;)">
            <text:p/>
          </table:table-cell>
          <table:table-cell table:style-name="ce656" table:formula="of:=IF(AND([.$X$1];[.$X$2];[$Synthèse.$G$1]);[$Données.L172];&quot;&quot;)">
            <text:p/>
          </table:table-cell>
          <table:table-cell table:number-columns-repeated="1010"/>
        </table:table-row>
        <table:table-row table:style-name="ro9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9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9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9" table:number-rows-repeated="1048543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2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27" form:id="control27" form:label="Réponses" form:input-required="false" form:linked-cell="'Niveau 6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28" form:id="control28" form:label="Résultat" form:input-required="false" form:linked-cell="'Niveau 6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9" form:id="control2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6?language=Basic&amp;location=document" xlink:type="simple"/>
              </office:event-listeners>
            </form:button>
            <form:button form:name="Bouton 1" form:control-implementation="ooo:com.sun.star.form.component.CommandButton" xml:id="control30" form:id="control3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line draw:z-index="0" draw:style-name="gr5" draw:text-style-name="P2" svg:x1="81.35mm" svg:y1="5.56mm" svg:x2="81.35mm" svg:y2="23.68mm">
            <text:p/>
          </draw:line>
          <draw:line draw:z-index="1" draw:style-name="gr6" draw:text-style-name="P2" svg:x1="222.1mm" svg:y1="59.41mm" svg:x2="222.1mm" svg:y2="103.93mm">
            <text:p/>
          </draw:line>
          <draw:line draw:z-index="2" draw:style-name="gr5" draw:text-style-name="P2" svg:x1="304.54mm" svg:y1="59.76mm" svg:x2="304.54mm" svg:y2="104.45mm">
            <text:p/>
          </draw:line>
          <draw:line draw:z-index="3" draw:style-name="gr6" draw:text-style-name="P2" svg:x1="222.11mm" svg:y1="178.57mm" svg:x2="222.11mm" svg:y2="224.28mm">
            <text:p/>
          </draw:line>
          <draw:line draw:z-index="4" draw:style-name="gr5" draw:text-style-name="P2" svg:x1="304.89mm" svg:y1="178.93mm" svg:x2="304.89mm" svg:y2="223.22mm">
            <text:p/>
          </draw:line>
          <draw:line draw:z-index="5" draw:style-name="gr6" draw:text-style-name="P2" svg:x1="387.74mm" svg:y1="59.41mm" svg:x2="387.74mm" svg:y2="104.18mm">
            <text:p/>
          </draw:line>
          <draw:line draw:z-index="6" draw:style-name="gr5" draw:text-style-name="P2" svg:x1="387.48mm" svg:y1="178.93mm" svg:x2="387.48mm" svg:y2="223.49mm">
            <text:p/>
          </draw:line>
          <draw:control draw:z-index="7" draw:style-name="gr4" draw:text-style-name="P5" svg:width="40.19mm" svg:height="16.8mm" svg:x="326.09mm" svg:y="5.92mm" draw:control="control27"/>
          <draw:control draw:z-index="8" draw:style-name="gr4" draw:text-style-name="P5" svg:width="39.9mm" svg:height="16.8mm" svg:x="276.58mm" svg:y="6.64mm" draw:control="control28"/>
          <draw:line draw:z-index="9" draw:style-name="gr5" draw:text-style-name="P2" svg:x1="81.35mm" svg:y1="5.56mm" svg:x2="81.35mm" svg:y2="23.68mm">
            <text:p/>
          </draw:line>
          <draw:control draw:z-index="10" draw:style-name="gr3" draw:text-style-name="P3" svg:width="52.01mm" svg:height="15mm" svg:x="3.67mm" svg:y="403.38mm" draw:control="control29"/>
          <draw:control draw:z-index="11" draw:style-name="gr3" draw:text-style-name="P3" svg:width="114.96mm" svg:height="15mm" svg:x="64.24mm" svg:y="403.39mm" draw:control="control30"/>
        </table:shapes>
        <table:table-column table:style-name="co21" table:default-cell-style-name="ce41"/>
        <table:table-column table:style-name="co22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4" table:default-cell-style-name="ce41"/>
        <table:table-column table:style-name="co23" table:number-columns-repeated="2" table:default-cell-style-name="ce41"/>
        <table:table-column table:style-name="co22" table:default-cell-style-name="ce41"/>
        <table:table-column table:style-name="co26" table:number-columns-repeated="3" table:default-cell-style-name="ce41"/>
        <table:table-column table:style-name="co13" table:default-cell-style-name="ce41"/>
        <table:table-column table:style-name="co25" table:default-cell-style-name="ce41"/>
        <table:table-column table:style-name="co1" table:number-columns-repeated="1008" table:default-cell-style-name="ce41"/>
        <table:table-row table:style-name="ro9">
          <table:table-cell table:style-name="ce60" office:value-type="string" calcext:value-type="string" table:number-columns-spanned="6" table:number-rows-spanned="2">
            <text:p>KELLER Stéphane - Lycée agricole Louis Pasteur</text:p>
          </table:table-cell>
          <table:covered-table-cell table:style-name="ce358"/>
          <table:covered-table-cell table:style-name="ce104"/>
          <table:covered-table-cell table:number-columns-repeated="3" table:style-name="ce112"/>
          <table:table-cell table:style-name="ce118" table:number-columns-repeated="2"/>
          <table:table-cell table:style-name="ce125"/>
          <table:table-cell table:style-name="ce51" table:formula="of:=IF(AND([$Synthèse.$G$1];OR([.$X$2];[.$X$1]));[Données.N204];&quot;&quot;)" table:number-columns-spanned="1" table:number-rows-spanned="2">
            <text:p/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covered-table-cell table:style-name="ce66"/>
          <table:covered-table-cell table:style-name="ce60"/>
          <table:covered-table-cell table:style-name="ce104"/>
          <table:covered-table-cell table:number-columns-repeated="3" table:style-name="ce112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9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10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86]" office:value-type="string" office:string-value="Signe de (10x+1)" calcext:value-type="string">
            <text:p>Signe de (10x+1)</text:p>
          </table:table-cell>
          <table:table-cell table:style-name="ce89"/>
          <table:table-cell table:style-name="ce500" table:number-columns-spanned="2" table:number-rows-spanned="1"/>
          <table:covered-table-cell table:style-name="ce505"/>
          <table:table-cell table:style-name="ce505"/>
          <table:table-cell table:style-name="ce505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87]" office:value-type="string" office:string-value="Signe de (7x-1)" calcext:value-type="string">
            <text:p>Signe de (7x-1)</text:p>
          </table:table-cell>
          <table:table-cell table:style-name="ce89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88]" office:value-type="string" office:string-value="Signe de (9x-2)" calcext:value-type="string">
            <text:p>Signe de (9x-2)</text:p>
          </table:table-cell>
          <table:table-cell table:style-name="ce89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/>
          <table:table-cell table:style-name="Default" table:number-columns-repeated="10"/>
          <table:table-cell table:style-name="ce13" table:number-columns-repeated="934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$Données.A189]" office:value-type="string" office:string-value="Signe de 1 / [(10x+1)(7x-1)(9x-2)]" calcext:value-type="string">
            <text:p>Signe de 1 / [(10x+1)(7x-1)(9x-2)]</text:p>
          </table:table-cell>
          <table:table-cell table:style-name="ce89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500"/>
          <table:table-cell table:style-name="ce500" table:number-columns-spanned="2" table:number-rows-spanned="1"/>
          <table:covered-table-cell table:style-name="ce500"/>
          <table:table-cell table:style-name="ce107"/>
          <table:table-cell/>
          <table:table-cell table:style-name="Default"/>
          <table:table-cell table:number-columns-repeated="7"/>
          <table:table-cell table:style-name="ce13" table:number-columns-repeated="935"/>
          <table:table-cell table:style-name="ce333" table:number-columns-repeated="18"/>
          <table:table-cell table:style-name="ce358" table:number-columns-repeated="38"/>
          <table:table-cell table:number-columns-repeated="13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20" office:value-type="string" calcext:value-type="string">
            <text:p><text:a xlink:href="https://github.com/KELLERStephane/Tests2math" xlink:type="simple">https://github.com/KELLERStephane/Tests2math</text:a></text:p>
          </table:table-cell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13" table:number-columns-repeated="4"/>
          <table:table-cell table:style-name="ce147"/>
          <table:table-cell table:style-name="ce13" table:number-columns-repeated="6"/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AND([.$X$1];[.$X$2];[$Synthèse.$G$1]);[Données.C185];&quot;&quot;)" table:number-columns-spanned="2" table:number-rows-spanned="1">
            <text:p/>
          </table:table-cell>
          <table:covered-table-cell table:style-name="ce364"/>
          <table:table-cell table:style-name="ce364"/>
          <table:table-cell table:style-name="ce86" table:formula="of:=IF(AND([.$X$1];[.$X$2];[$Synthèse.$G$1]);[Données.F185];&quot;&quot;)" table:number-columns-spanned="2" table:number-rows-spanned="1">
            <text:p/>
          </table:table-cell>
          <table:covered-table-cell table:style-name="ce365"/>
          <table:table-cell table:style-name="ce365"/>
          <table:table-cell table:style-name="ce86" table:formula="of:=IF(AND([.$X$1];[.$X$2];[$Synthèse.$G$1]);[Données.I185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Default"/>
          <table:table-cell table:number-columns-repeated="7"/>
          <table:table-cell table:style-name="ce13" table:number-columns-repeated="936"/>
          <table:table-cell table:style-name="ce333" table:number-columns-repeated="18"/>
          <table:table-cell table:style-name="ce358" table:number-columns-repeated="38"/>
          <table:table-cell table:number-columns-repeated="12"/>
        </table:table-row>
        <table:table-row table:style-name="ro9">
          <table:table-cell table:style-name="ce5" table:formula="of:=[.A5]" office:value-type="string" office:string-value="Signe de (10x+1)" calcext:value-type="string">
            <text:p>Signe de (10x+1)</text:p>
          </table:table-cell>
          <table:table-cell table:style-name="ce75" table:formula="of:=IF(AND([.$X$1];[.$X$2];[$Synthèse.$G$1]);[Données.B186];&quot;&quot;)">
            <text:p/>
          </table:table-cell>
          <table:table-cell table:style-name="ce364" table:formula="of:=IF(AND([.$X$1];[.$X$2];[$Synthèse.$G$1]);[Données.C186];&quot;&quot;)" table:number-columns-spanned="2" table:number-rows-spanned="1">
            <text:p/>
          </table:table-cell>
          <table:covered-table-cell table:style-name="ce364"/>
          <table:table-cell table:style-name="ce364" table:formula="of:=IF(AND([.$X$1];[.$X$2];[$Synthèse.$G$1]);[Données.E186];&quot;&quot;)">
            <text:p/>
          </table:table-cell>
          <table:table-cell table:style-name="ce364" table:formula="of:=IF(AND([.$X$1];[.$X$2];[$Synthèse.$G$1]);[Données.F186];&quot;&quot;)" table:number-columns-spanned="2" table:number-rows-spanned="1">
            <text:p/>
          </table:table-cell>
          <table:covered-table-cell table:style-name="ce365"/>
          <table:table-cell table:style-name="ce364" table:formula="of:=IF(AND([.$X$1];[.$X$2];[$Synthèse.$G$1]);[Données.H186];&quot;&quot;)">
            <text:p/>
          </table:table-cell>
          <table:table-cell table:style-name="ce364" table:formula="of:=IF(AND([.$X$1];[.$X$2];[$Synthèse.$G$1]);[Données.I186];&quot;&quot;)" table:number-columns-spanned="2" table:number-rows-spanned="1">
            <text:p/>
          </table:table-cell>
          <table:covered-table-cell table:style-name="ce365"/>
          <table:table-cell table:style-name="ce157" table:formula="of:=IF(AND([.$X$1];[.$X$2];[$Synthèse.$G$1]);[Données.K186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" table:formula="of:=[.A6]" office:value-type="string" office:string-value="Signe de (7x-1)" calcext:value-type="string">
            <text:p>Signe de (7x-1)</text:p>
          </table:table-cell>
          <table:table-cell table:style-name="ce75" table:formula="of:=IF(AND([.$X$1];[.$X$2];[$Synthèse.$G$1]);[Données.B187];&quot;&quot;)">
            <text:p/>
          </table:table-cell>
          <table:table-cell table:style-name="ce364" table:formula="of:=IF(AND([.$X$1];[.$X$2];[$Synthèse.$G$1]);[Données.C187];&quot;&quot;)" table:number-columns-spanned="2" table:number-rows-spanned="1">
            <text:p/>
          </table:table-cell>
          <table:covered-table-cell table:style-name="ce364"/>
          <table:table-cell table:style-name="ce364" table:formula="of:=IF(AND([.$X$1];[.$X$2];[$Synthèse.$G$1]);[Données.E187];&quot;&quot;)">
            <text:p/>
          </table:table-cell>
          <table:table-cell table:style-name="ce364" table:formula="of:=IF(AND([.$X$1];[.$X$2];[$Synthèse.$G$1]);[Données.F187];&quot;&quot;)" table:number-columns-spanned="2" table:number-rows-spanned="1">
            <text:p/>
          </table:table-cell>
          <table:covered-table-cell table:style-name="ce365"/>
          <table:table-cell table:style-name="ce364" table:formula="of:=IF(AND([.$X$1];[.$X$2];[$Synthèse.$G$1]);[Données.H187];&quot;&quot;)">
            <text:p/>
          </table:table-cell>
          <table:table-cell table:style-name="ce364" table:formula="of:=IF(AND([.$X$1];[.$X$2];[$Synthèse.$G$1]);[Données.I187];&quot;&quot;)" table:number-columns-spanned="2" table:number-rows-spanned="1">
            <text:p/>
          </table:table-cell>
          <table:covered-table-cell table:style-name="ce365"/>
          <table:table-cell table:style-name="ce157" table:formula="of:=IF(AND([.$X$1];[.$X$2];[$Synthèse.$G$1]);[Données.K187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" table:formula="of:=[.A7]" office:value-type="string" office:string-value="Signe de (9x-2)" calcext:value-type="string">
            <text:p>Signe de (9x-2)</text:p>
          </table:table-cell>
          <table:table-cell table:style-name="ce75" table:formula="of:=IF(AND([.$X$1];[.$X$2];[$Synthèse.$G$1]);[Données.B188];&quot;&quot;)">
            <text:p/>
          </table:table-cell>
          <table:table-cell table:style-name="ce364" table:formula="of:=IF(AND([.$X$1];[.$X$2];[$Synthèse.$G$1]);[Données.C188];&quot;&quot;)" table:number-columns-spanned="2" table:number-rows-spanned="1">
            <text:p/>
          </table:table-cell>
          <table:covered-table-cell table:style-name="ce364"/>
          <table:table-cell table:style-name="ce364" table:formula="of:=IF(AND([.$X$1];[.$X$2];[$Synthèse.$G$1]);[Données.E188];&quot;&quot;)">
            <text:p/>
          </table:table-cell>
          <table:table-cell table:style-name="ce364" table:formula="of:=IF(AND([.$X$1];[.$X$2];[$Synthèse.$G$1]);[Données.F188];&quot;&quot;)" table:number-columns-spanned="2" table:number-rows-spanned="1">
            <text:p/>
          </table:table-cell>
          <table:covered-table-cell table:style-name="ce365"/>
          <table:table-cell table:style-name="ce364" table:formula="of:=IF(AND([.$X$1];[.$X$2];[$Synthèse.$G$1]);[Données.H188];&quot;&quot;)">
            <text:p/>
          </table:table-cell>
          <table:table-cell table:style-name="ce364" table:formula="of:=IF(AND([.$X$1];[.$X$2];[$Synthèse.$G$1]);[Données.I188];&quot;&quot;)" table:number-columns-spanned="2" table:number-rows-spanned="1">
            <text:p/>
          </table:table-cell>
          <table:covered-table-cell table:style-name="ce365"/>
          <table:table-cell table:style-name="ce157" table:formula="of:=IF(AND([.$X$1];[.$X$2];[$Synthèse.$G$1]);[Données.K188];&quot;&quot;)">
            <text:p/>
          </table:table-cell>
          <table:table-cell/>
          <table:table-cell table:style-name="Default"/>
          <table:table-cell table:number-columns-repeated="1011"/>
        </table:table-row>
        <table:table-row table:style-name="ro9">
          <table:table-cell table:style-name="ce5" table:formula="of:=[.A8]" office:value-type="string" office:string-value="Signe de 1 / [(10x+1)(7x-1)(9x-2)]" calcext:value-type="string">
            <text:p>Signe de 1 / [(10x+1)(7x-1)(9x-2)]</text:p>
          </table:table-cell>
          <table:table-cell table:style-name="ce75" table:formula="of:=IF(AND([.$X$1];[.$X$2];[$Synthèse.$G$1]);[Données.B189];&quot;&quot;)">
            <text:p/>
          </table:table-cell>
          <table:table-cell table:style-name="ce364" table:formula="of:=IF(AND([.$X$1];[.$X$2];[$Synthèse.$G$1]);[Données.C189];&quot;&quot;)" table:number-columns-spanned="2" table:number-rows-spanned="1">
            <text:p/>
          </table:table-cell>
          <table:covered-table-cell table:style-name="ce153"/>
          <table:table-cell table:style-name="ce364" table:formula="of:=IF(AND([.$X$1];[.$X$2];[$Synthèse.$G$1]);[Données.E189];&quot;&quot;)">
            <text:p/>
          </table:table-cell>
          <table:table-cell table:style-name="ce364" table:formula="of:=IF(AND([.$X$1];[.$X$2];[$Synthèse.$G$1]);[Données.F189];&quot;&quot;)" table:number-columns-spanned="2" table:number-rows-spanned="1">
            <text:p/>
          </table:table-cell>
          <table:covered-table-cell table:style-name="ce97"/>
          <table:table-cell table:style-name="ce364" table:formula="of:=IF(AND([.$X$1];[.$X$2];[$Synthèse.$G$1]);[Données.H189];&quot;&quot;)">
            <text:p/>
          </table:table-cell>
          <table:table-cell table:style-name="ce364" table:formula="of:=IF(AND([.$X$1];[.$X$2];[$Synthèse.$G$1]);[Données.I189];&quot;&quot;)" table:number-columns-spanned="2" table:number-rows-spanned="1">
            <text:p/>
          </table:table-cell>
          <table:covered-table-cell table:style-name="ce97"/>
          <table:table-cell table:style-name="ce157" table:formula="of:=IF(AND([.$X$1];[.$X$2];[$Synthèse.$G$1]);[Données.K189];&quot;&quot;)">
            <text:p/>
          </table:table-cell>
          <table:table-cell table:number-columns-repeated="1013"/>
        </table:table-row>
        <table:table-row table:style-name="ro9">
          <table:table-cell table:number-columns-repeated="1024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1 / [(10x+1)(7x-1)(9x-2)] = 0" calcext:value-type="string" table:number-columns-spanned="6" table:number-rows-spanned="1">
            <text:p>1 / [(10x+1)(7x-1)(9x-2)]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table-cell table:style-name="Default"/>
          <table:table-cell table:style-name="ce174" office:value-type="string" calcext:value-type="string" table:number-columns-spanned="8" table:number-rows-spanned="1">
            <text:p>Saisir <text:span text:style-name="T7">infini</text:span> pour le symbole <text:span text:style-name="T8">∞</text:span></text:p>
          </table:table-cell>
          <table:covered-table-cell table:number-columns-repeated="4" table:style-name="ce141"/>
          <table:covered-table-cell table:number-columns-repeated="2" table:style-name="ce568"/>
          <table:covered-table-cell table:style-name="ce574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521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6" office:value-type="string" calcext:value-type="string">
            <text:p>Saisir <text:span text:style-name="T9">ou</text:span> pour le symbole <text:span text:style-name="T10"></text:span> (union).</text:p>
          </table:table-cell>
          <table:table-cell table:style-name="ce190"/>
          <table:table-cell table:style-name="ce265" table:number-columns-repeated="3"/>
          <table:table-cell table:style-name="ce570"/>
          <table:table-cell table:style-name="ce573"/>
          <table:table-cell table:style-name="ce575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112" office:value-type="string" calcext:value-type="string">
            <text:p>Vrai ou Faux</text:p>
          </table:table-cell>
          <table:table-cell table:style-name="ce549" table:formula="of:=IF(ISBLANK([.B19]);&quot;&quot;;IF(AND([.$X$1];[$Synthèse.$G$1]);IF([.B19]=[$Données.B192];1;0);&quot;&quot;))">
            <text:p/>
          </table:table-cell>
          <table:table-cell table:style-name="ce555" table:formula="of:=IF(ISBLANK([.C19]);&quot;&quot;;IF(AND([.$X$1];[$Synthèse.$G$1]);IF([.C19]=[$Données.C192];1;0);&quot;&quot;))">
            <text:p/>
          </table:table-cell>
          <table:table-cell table:style-name="ce560" table:formula="of:=IF(ISBLANK([.D19]);&quot;&quot;;IF(AND([.$X$1];[$Synthèse.$G$1]);IF([.D19]=[$Données.D192];1;0);&quot;&quot;))">
            <text:p/>
          </table:table-cell>
          <table:table-cell table:style-name="ce563" table:formula="of:=IF(ISBLANK([.E19]);&quot;&quot;;IF(AND([.$X$1];[$Synthèse.$G$1]);IF([.E19]=[$Données.E192];1;0);&quot;&quot;))" table:number-columns-spanned="2" table:number-rows-spanned="1">
            <text:p/>
          </table:table-cell>
          <table:covered-table-cell table:style-name="ce567"/>
          <table:table-cell table:style-name="ce576" table:formula="of:=IF(ISBLANK([.G19]);&quot;&quot;;IF(AND([.$X$1];[$Synthèse.$G$1]);IF([.G19]=[$Données.F192];1;0);&quot;&quot;))">
            <text:p/>
          </table:table-cell>
          <table:table-cell table:style-name="Default"/>
          <table:table-cell table:style-name="ce177" office:value-type="string" calcext:value-type="string">
            <text:p><text:span text:style-name="T11">Saisir </text:span><text:span text:style-name="T12">et</text:span><text:span text:style-name="T13"> pour le symbole </text:span><text:span text:style-name="T14"></text:span><text:span text:style-name="T13"> (intersection).</text:span></text:p>
          </table:table-cell>
          <table:table-cell table:style-name="ce190"/>
          <table:table-cell table:style-name="ce265" table:number-columns-repeated="4"/>
          <table:table-cell table:style-name="ce109" table:number-columns-repeated="2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112" office:value-type="string" calcext:value-type="string">
            <text:p>Réponse</text:p>
          </table:table-cell>
          <table:table-cell table:style-name="ce551" table:formula="of:=IF(AND([.$X$1];[.$X$2];[$Synthèse.$G$1]);[$Données.B192];&quot;&quot;)">
            <text:p/>
          </table:table-cell>
          <table:table-cell table:style-name="ce556" table:formula="of:=IF(AND([.$X$1];[.$X$2];[$Synthèse.$G$1]);[$Données.C192];&quot;&quot;)">
            <text:p/>
          </table:table-cell>
          <table:table-cell table:style-name="ce561" table:formula="of:=IF(AND([.$X$1];[.$X$2];[$Synthèse.$G$1]);[$Données.D192];&quot;&quot;)">
            <text:p/>
          </table:table-cell>
          <table:table-cell table:style-name="ce564" table:formula="of:=IF(AND([.$X$1];[.$X$2];[$Synthèse.$G$1]);[$Données.E192];&quot;&quot;)" table:number-columns-spanned="2" table:number-rows-spanned="1">
            <text:p/>
          </table:table-cell>
          <table:covered-table-cell table:style-name="ce569"/>
          <table:table-cell table:style-name="ce577" table:formula="of:=IF(AND([.$X$1];[.$X$2];[$Synthèse.$G$1]);[$Données.F192];&quot;&quot;)">
            <text:p/>
          </table:table-cell>
          <table:table-cell table:style-name="Default"/>
          <table:table-cell table:style-name="ce550" office:value-type="string" calcext:value-type="string" table:number-columns-spanned="6" table:number-rows-spanned="1">
            <text:p><text:span text:style-name="T15">Taper </text:span><text:span text:style-name="T16">Alt + 0216</text:span><text:span text:style-name="T17"> </text:span><text:span text:style-name="T18">pour</text:span><text:span text:style-name="T17"> </text:span><text:span text:style-name="T16">Ø</text:span>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1005"/>
          <table:table-cell table:style-name="Default" table:number-columns-repeated="3"/>
        </table:table-row>
        <table:table-row table:style-name="ro9">
          <table:table-cell table:style-name="ce141" table:number-columns-repeated="8"/>
          <table:table-cell table:style-name="ce333" table:number-columns-repeated="6"/>
          <table:table-cell table:number-columns-repeated="1010"/>
        </table:table-row>
        <table:table-row table:style-name="ro9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1 / [(10x+1)(7x-1)(9x-2)] &gt; 0" calcext:value-type="string" table:number-columns-spanned="11" table:number-rows-spanned="1">
            <text:p>1 / [(10x+1)(7x-1)(9x-2)] &g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9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9">
          <table:table-cell table:style-name="ce112" office:value-type="string" calcext:value-type="string">
            <text:p>Vrai ou Faux</text:p>
          </table:table-cell>
          <table:table-cell table:style-name="ce552" table:formula="of:=IF(ISBLANK([.B24]);&quot;&quot;;IF(AND([.$X$1];[$Synthèse.$G$1]);IF([.B24]=[$Données.B200];1;0);&quot;&quot;))">
            <text:p/>
          </table:table-cell>
          <table:table-cell table:style-name="ce557" table:formula="of:=IF(ISBLANK([.C24]);&quot;&quot;;IF(AND([.$X$1];[$Synthèse.$G$1]);IF([.C24]=[$Données.C200];1;0);&quot;&quot;))">
            <text:p/>
          </table:table-cell>
          <table:table-cell table:style-name="ce557" table:formula="of:=IF(ISBLANK([.D24]);&quot;&quot;;IF(AND([.$X$1];[$Synthèse.$G$1]);IF([.D24]=[$Données.D200];1;0);&quot;&quot;))">
            <text:p/>
          </table:table-cell>
          <table:table-cell table:style-name="ce565" table:formula="of:=IF(ISBLANK([.E24]);&quot;&quot;;IF(AND([.$X$1];[$Synthèse.$G$1]);IF([.E24]=[$Données.E200];1;0);&quot;&quot;))" table:number-columns-spanned="2" table:number-rows-spanned="1">
            <text:p/>
          </table:table-cell>
          <table:covered-table-cell table:style-name="ce571"/>
          <table:table-cell table:style-name="ce557" table:formula="of:=IF(ISBLANK([.G24]);&quot;&quot;;IF(AND([.$X$1];[$Synthèse.$G$1]);IF([.G24]=[$Données.F200];1;0);&quot;&quot;))">
            <text:p/>
          </table:table-cell>
          <table:table-cell table:style-name="ce565" table:formula="of:=IF(ISBLANK([.H24]);&quot;&quot;;IF(AND([.$X$1];[$Synthèse.$G$1]);IF([.H24]=[$Données.G200];1;0);&quot;&quot;))" table:number-columns-spanned="2" table:number-rows-spanned="1">
            <text:p/>
          </table:table-cell>
          <table:covered-table-cell table:style-name="ce571"/>
          <table:table-cell table:style-name="ce557" table:formula="of:=IF(ISBLANK([.J24]);&quot;&quot;;IF(AND([.$X$1];[$Synthèse.$G$1]);IF([.J24]=[$Données.H200];1;0);&quot;&quot;))">
            <text:p/>
          </table:table-cell>
          <table:table-cell table:style-name="ce557" table:formula="of:=IF(ISBLANK([.K24]);&quot;&quot;;IF(AND([.$X$1];[$Synthèse.$G$1]);IF([.K24]=[$Données.I200];1;0);&quot;&quot;))">
            <text:p/>
          </table:table-cell>
          <table:table-cell table:style-name="ce557" table:formula="of:=IF(ISBLANK([.L24]);&quot;&quot;;IF(AND([.$X$1];[$Synthèse.$G$1]);IF([.L24]=[$Données.J200];1;0);&quot;&quot;))">
            <text:p/>
          </table:table-cell>
          <table:table-cell table:style-name="ce557" table:formula="of:=IF(ISBLANK([.M24]);&quot;&quot;;IF(AND([.$X$1];[$Synthèse.$G$1]);IF([.M24]=[$Données.K200];1;0);&quot;&quot;))">
            <text:p/>
          </table:table-cell>
          <table:table-cell table:style-name="ce587" table:formula="of:=IF(ISBLANK([.N24]);&quot;&quot;;IF(AND([.$X$1];[$Synthèse.$G$1]);IF([.N24]=[$Données.L200];1;0);&quot;&quot;))">
            <text:p/>
          </table:table-cell>
          <table:table-cell table:number-columns-repeated="1010"/>
        </table:table-row>
        <table:table-row table:style-name="ro9">
          <table:table-cell table:style-name="ce112" office:value-type="string" calcext:value-type="string">
            <text:p>Réponse</text:p>
          </table:table-cell>
          <table:table-cell table:style-name="ce554" table:formula="of:=IF(AND([.$X$1];[.$X$2];[$Synthèse.$G$1]);[$Données.B201];&quot;&quot;)">
            <text:p/>
          </table:table-cell>
          <table:table-cell table:style-name="ce558" table:formula="of:=IF(AND([.$X$1];[.$X$2];[$Synthèse.$G$1]);[$Données.C201];&quot;&quot;)">
            <text:p/>
          </table:table-cell>
          <table:table-cell table:style-name="ce562" table:formula="of:=IF(AND([.$X$1];[.$X$2];[$Synthèse.$G$1]);[$Données.D201];&quot;&quot;)">
            <text:p/>
          </table:table-cell>
          <table:table-cell table:style-name="ce566" table:formula="of:=IF(AND([.$X$1];[.$X$2];[$Synthèse.$G$1]);[$Données.E201];&quot;&quot;)" table:number-columns-spanned="2" table:number-rows-spanned="1">
            <text:p/>
          </table:table-cell>
          <table:covered-table-cell table:style-name="ce572"/>
          <table:table-cell table:style-name="ce562" table:formula="of:=IF(AND([.$X$1];[.$X$2];[$Synthèse.$G$1]);[$Données.F201];&quot;&quot;)">
            <text:p/>
          </table:table-cell>
          <table:table-cell table:style-name="ce578" table:formula="of:=IF(AND([.$X$1];[.$X$2];[$Synthèse.$G$1]);[$Données.G201];&quot;&quot;)" table:number-columns-spanned="2" table:number-rows-spanned="1">
            <text:p/>
          </table:table-cell>
          <table:covered-table-cell table:style-name="ce580"/>
          <table:table-cell table:style-name="ce562" table:formula="of:=IF(AND([.$X$1];[.$X$2];[$Synthèse.$G$1]);[$Données.H201];&quot;&quot;)">
            <text:p/>
          </table:table-cell>
          <table:table-cell table:style-name="ce558" table:formula="of:=IF(AND([.$X$1];[.$X$2];[$Synthèse.$G$1]);[$Données.I201];&quot;&quot;)">
            <text:p/>
          </table:table-cell>
          <table:table-cell table:style-name="ce562" table:formula="of:=IF(AND([.$X$1];[.$X$2];[$Synthèse.$G$1]);[$Données.J201];&quot;&quot;)">
            <text:p/>
          </table:table-cell>
          <table:table-cell table:style-name="ce558" table:formula="of:=IF(AND([.$X$1];[.$X$2];[$Synthèse.$G$1]);[$Données.K201];&quot;&quot;)">
            <text:p/>
          </table:table-cell>
          <table:table-cell table:style-name="ce588" table:formula="of:=IF(AND([.$X$1];[.$X$2];[$Synthèse.$G$1]);[$Données.L201];&quot;&quot;)">
            <text:p/>
          </table:table-cell>
          <table:table-cell table:number-columns-repeated="1010"/>
        </table:table-row>
        <table:table-row table:style-name="ro9" table:number-rows-repeated="1048549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G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G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N18:'Niveau 6'.P19">
            <calcext:condition calcext:apply-style-name="VRAI" calcext:value="formula-is(IF([.P17]=0))" calcext:base-cell-address="'Niveau 6'.N18"/>
            <calcext:condition calcext:apply-style-name="FAUX" calcext:value="formula-is(IF([.P17]=1))" calcext:base-cell-address="'Niveau 6'.N18"/>
          </calcext:conditional-format>
          <calcext:conditional-format calcext:target-range-address="'Niveau 6'.P18:'Niveau 6'.P19">
            <calcext:condition calcext:apply-style-name="VRAI" calcext:value="formula-is(IF([.R17]=0))" calcext:base-cell-address="'Niveau 6'.P18"/>
            <calcext:condition calcext:apply-style-name="FAUX" calcext:value="formula-is(IF([.R17]=1))" calcext:base-cell-address="'Niveau 6'.P18"/>
          </calcext:conditional-format>
          <calcext:conditional-format calcext:target-range-address="'Niveau 6'.N18:'Niveau 6'.P19">
            <calcext:condition calcext:apply-style-name="FAUX" calcext:value="formula-is(IF([.P17]=1))" calcext:base-cell-address="'Niveau 6'.N18"/>
            <calcext:condition calcext:apply-style-name="VRAI" calcext:value="formula-is(IF([.P17]=0))" calcext:base-cell-address="'Niveau 6'.N18"/>
          </calcext:conditional-format>
        </calcext:conditional-formats>
      </table:table>
      <table:table table:name="Données" table:style-name="ta3" table:protected="true" table:protection-key="kad+UwOI25loLLCjqhRPSrpMhjI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27" table:default-cell-style-name="ce597"/>
        <table:table-column table:style-name="co28" table:default-cell-style-name="ce597"/>
        <table:table-column table:style-name="co29" table:default-cell-style-name="ce597"/>
        <table:table-column table:style-name="co30" table:default-cell-style-name="ce597"/>
        <table:table-column table:style-name="co31" table:default-cell-style-name="ce597"/>
        <table:table-column table:style-name="co32" table:default-cell-style-name="ce597"/>
        <table:table-column table:style-name="co33" table:number-columns-repeated="2" table:default-cell-style-name="ce597"/>
        <table:table-column table:style-name="co34" table:number-columns-repeated="5" table:default-cell-style-name="ce597"/>
        <table:table-column table:style-name="co35" table:default-cell-style-name="ce597"/>
        <table:table-column table:style-name="co36" table:default-cell-style-name="ce597"/>
        <table:table-column table:style-name="co36" table:default-cell-style-name="ce839"/>
        <table:table-column table:style-name="co36" table:number-columns-repeated="5" table:default-cell-style-name="ce597"/>
        <table:table-column table:style-name="co1" table:number-columns-repeated="1003" table:default-cell-style-name="ce597"/>
        <table:table-row table:style-name="ro5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600"/>
          <table:table-cell table:style-name="ce824"/>
          <table:table-cell table:style-name="ce600" table:number-columns-repeated="951"/>
          <table:table-cell table:number-columns-repeated="57"/>
        </table:table-row>
        <table:table-row table:style-name="ro5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400816801329129" calcext:value-type="float">
            <text:p>0,400816801329129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23" calcext:value-type="float">
            <text:p>23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836766190476892" calcext:value-type="float">
            <text:p>0,836766190476892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8" calcext:value-type="float">
            <text:p>8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673003100322782" calcext:value-type="float">
            <text:p>0,673003100322782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12" calcext:value-type="float">
            <text:p>12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608448757609731" calcext:value-type="float">
            <text:p>0,608448757609731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4" calcext:value-type="float">
            <text:p>14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59641776643629" calcext:value-type="float">
            <text:p>0,59641776643629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15" calcext:value-type="float">
            <text:p>15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898194867118887" calcext:value-type="float">
            <text:p>0,898194867118887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6" calcext:value-type="float">
            <text:p>6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335351149611365" calcext:value-type="float">
            <text:p>0,335351149611365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25" calcext:value-type="float">
            <text:p>25</text:p>
          </table:table-cell>
          <table:table-cell table:style-name="ce685"/>
          <table:table-cell table:style-name="ce871" table:number-columns-repeated="8"/>
          <table:table-cell table:number-columns-repeated="1000"/>
        </table:table-row>
        <table:table-row table:style-name="ro5">
          <table:table-cell table:style-name="ce702" office:value-type="float" office:value="0.478056138332874" calcext:value-type="float">
            <text:p>0,478056138332874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20" calcext:value-type="float">
            <text:p>20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542958821184887" calcext:value-type="float">
            <text:p>0,542958821184887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17" calcext:value-type="float">
            <text:p>17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497727562011043" calcext:value-type="float">
            <text:p>0,497727562011043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19" calcext:value-type="float">
            <text:p>19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880085022535344" calcext:value-type="float">
            <text:p>0,88008502253534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7" calcext:value-type="float">
            <text:p>7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949204061488369" calcext:value-type="float">
            <text:p>0,949204061488369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1" calcext:value-type="float">
            <text:p>1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913067000284312" calcext:value-type="float">
            <text:p>0,913067000284312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4" calcext:value-type="float">
            <text:p>4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416121669396396" calcext:value-type="float">
            <text:p>0,416121669396396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22" calcext:value-type="float">
            <text:p>22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120696432449673" calcext:value-type="float">
            <text:p>0,120696432449673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28" calcext:value-type="float">
            <text:p>28</text:p>
          </table:table-cell>
          <table:table-cell table:style-name="ce685"/>
          <table:table-cell table:number-columns-repeated="1008"/>
        </table:table-row>
        <table:table-row table:style-name="ro5">
          <table:table-cell table:style-name="ce702" office:value-type="float" office:value="0.528231109373609" calcext:value-type="float">
            <text:p>0,528231109373609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18" calcext:value-type="float">
            <text:p>18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776698706133423" calcext:value-type="float">
            <text:p>0,776698706133423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10" calcext:value-type="float">
            <text:p>10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0170265129213956" calcext:value-type="float">
            <text:p>0,017026512921396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30" calcext:value-type="float">
            <text:p>30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552837691757708" calcext:value-type="float">
            <text:p>0,552837691757708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16" calcext:value-type="float">
            <text:p>16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939384024774662" calcext:value-type="float">
            <text:p>0,939384024774662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3" calcext:value-type="float">
            <text:p>3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942628883730833" calcext:value-type="float">
            <text:p>0,942628883730833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2" calcext:value-type="float">
            <text:p>2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791287686569472" calcext:value-type="float">
            <text:p>0,791287686569472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9" calcext:value-type="float">
            <text:p>9</text:p>
          </table:table-cell>
          <table:table-cell table:style-name="ce685"/>
          <table:table-cell/>
          <table:table-cell table:style-name="ce871" table:number-columns-repeated="6"/>
          <table:table-cell/>
          <table:table-cell table:style-name="ce828"/>
          <table:table-cell table:number-columns-repeated="999"/>
        </table:table-row>
        <table:table-row table:style-name="ro5">
          <table:table-cell table:style-name="ce702" office:value-type="float" office:value="0.906704722134155" calcext:value-type="float">
            <text:p>0,906704722134155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5" calcext:value-type="float">
            <text:p>5</text:p>
          </table:table-cell>
          <table:table-cell table:style-name="ce685"/>
          <table:table-cell/>
          <table:table-cell table:style-name="ce871" table:number-columns-repeated="6"/>
          <table:table-cell/>
          <table:table-cell table:style-name="ce828"/>
          <table:table-cell table:number-columns-repeated="999"/>
        </table:table-row>
        <table:table-row table:style-name="ro5">
          <table:table-cell table:style-name="ce702" office:value-type="float" office:value="0.0781054964216627" calcext:value-type="float">
            <text:p>0,078105496421663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29" calcext:value-type="float">
            <text:p>29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44133059194203" calcext:value-type="float">
            <text:p>0,44133059194203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1" calcext:value-type="float">
            <text:p>21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285129597858228" calcext:value-type="float">
            <text:p>0,285129597858228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26" calcext:value-type="float">
            <text:p>26</text:p>
          </table:table-cell>
          <table:table-cell table:style-name="ce685"/>
          <table:table-cell/>
          <table:table-cell table:style-name="ce871" table:number-columns-repeated="6"/>
          <table:table-cell table:number-columns-repeated="1001"/>
        </table:table-row>
        <table:table-row table:style-name="ro5">
          <table:table-cell table:style-name="ce702" office:value-type="float" office:value="0.343656828884315" calcext:value-type="float">
            <text:p>0,343656828884315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4" calcext:value-type="float">
            <text:p>24</text:p>
          </table:table-cell>
          <table:table-cell table:style-name="ce685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2" office:value-type="float" office:value="0.68615354890483" calcext:value-type="float">
            <text:p>0,68615354890483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1" calcext:value-type="float">
            <text:p>11</text:p>
          </table:table-cell>
          <table:table-cell table:style-name="ce685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2" office:value-type="float" office:value="0.174006719000667" calcext:value-type="float">
            <text:p>0,174006719000667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27" calcext:value-type="float">
            <text:p>27</text:p>
          </table:table-cell>
          <table:table-cell table:style-name="ce685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2" office:value-type="float" office:value="0.658984249755289" calcext:value-type="float">
            <text:p>0,658984249755289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13" calcext:value-type="float">
            <text:p>13</text:p>
          </table:table-cell>
          <table:table-cell table:style-name="ce685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871" table:number-columns-repeated="2"/>
          <table:table-cell table:number-columns-repeated="1001"/>
        </table:table-row>
        <table:table-row table:style-name="ro5">
          <table:table-cell table:number-columns-repeated="21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6"/>
          <table:table-cell table:style-name="ce726" table:number-columns-repeated="14"/>
          <table:table-cell/>
          <table:table-cell table:style-name="ce839" table:number-columns-repeated="5"/>
          <table:table-cell table:style-name="ce795" table:number-columns-repeated="2"/>
          <table:table-cell table:style-name="ce839" table:number-columns-repeated="1001"/>
        </table:table-row>
        <table:table-row table:style-name="ro5">
          <table:table-cell table:style-name="ce600"/>
          <table:table-cell table:style-name="ce626" office:value-type="string" calcext:value-type="string">
            <text:p>a₁</text:p>
          </table:table-cell>
          <table:table-cell table:style-name="ce626" office:value-type="string" calcext:value-type="string">
            <text:p>b₁</text:p>
          </table:table-cell>
          <table:table-cell table:style-name="ce684" office:value-type="string" calcext:value-type="string">
            <text:p>Facteur 1</text:p>
          </table:table-cell>
          <table:table-cell table:style-name="ce626" office:value-type="string" calcext:value-type="string">
            <text:p>rac 1</text:p>
          </table:table-cell>
          <table:table-cell table:style-name="ce684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8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43"/>
          <table:table-cell table:number-columns-repeated="9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3]&lt;0.5;1;-1)" office:value-type="float" office:value="1" calcext:value-type="float">
            <text:p>1</text:p>
          </table:table-cell>
          <table:table-cell table:style-name="ce722" table:formula="of:=IF([.A4]&lt;0.5;1;-1)*VLOOKUP([.O3];[.$B$3:.$N$32];1)" office:value-type="float" office:value="-23" calcext:value-type="float">
            <text:p>-23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23)" calcext:value-type="string">
            <text:p>(x-23)</text:p>
          </table:table-cell>
          <table:table-cell table:style-name="ce722" table:formula="of:=-[.C38]/[.B38]" office:value-type="float" office:value="23" calcext:value-type="float">
            <text:p>23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-" calcext:value-type="string">
            <text:p>-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871"/>
          <table:table-cell table:style-name="ce722" table:formula="of:=MIN([.E38];[.E40])" office:value-type="float" office:value="-8" calcext:value-type="float">
            <text:p>-8</text:p>
          </table:table-cell>
          <table:table-cell table:style-name="ce722" table:formula="of:=MAX([.E38];[.E40])" office:value-type="float" office:value="23" calcext:value-type="float">
            <text:p>23</text:p>
          </table:table-cell>
          <table:table-cell table:style-name="ce843"/>
          <table:table-cell table:number-columns-repeated="9"/>
          <table:table-cell table:style-name="ce871"/>
          <table:table-cell table:number-columns-repeated="1002"/>
        </table:table-row>
        <table:table-row table:style-name="ro5">
          <table:table-cell/>
          <table:table-cell table:style-name="ce626" office:value-type="string" calcext:value-type="string">
            <text:p>a₂</text:p>
          </table:table-cell>
          <table:table-cell table:style-name="ce626" office:value-type="string" calcext:value-type="string">
            <text:p>b₂</text:p>
          </table:table-cell>
          <table:table-cell table:style-name="ce684" office:value-type="string" calcext:value-type="string">
            <text:p>Facteur 2</text:p>
          </table:table-cell>
          <table:table-cell table:style-name="ce626" office:value-type="string" calcext:value-type="string">
            <text:p>rac 2</text:p>
          </table:table-cell>
          <table:table-cell table:style-name="ce684" office:value-type="string" calcext:value-type="string" table:number-columns-spanned="3" table:number-rows-spanned="1">
            <text:p>Signes</text:p>
          </table:table-cell>
          <table:covered-table-cell table:number-columns-repeated="2" table:style-name="ce626"/>
          <table:table-cell table:style-name="ce871"/>
          <table:table-cell table:style-name="ce626" office:value-type="string" calcext:value-type="string">
            <text:p>choix</text:p>
          </table:table-cell>
          <table:table-cell table:style-name="ce722" table:formula="of:=+IF([.A7]&lt;0.5;1;2)" office:value-type="float" office:value="2" calcext:value-type="float">
            <text:p>2</text:p>
          </table:table-cell>
          <table:table-cell table:number-columns-repeated="10"/>
          <table:table-cell table:style-name="ce871"/>
          <table:table-cell/>
          <table:table-cell table:style-name="ce834"/>
          <table:table-cell table:number-columns-repeated="1000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5]&lt;0.5;1;-1)" office:value-type="float" office:value="-1" calcext:value-type="float">
            <text:p>-1</text:p>
          </table:table-cell>
          <table:table-cell table:style-name="ce722" table:formula="of:=IF([.A6]&lt;0.5;1;-1)*VLOOKUP([.O4];[.$B$3:.$N$32];1)" office:value-type="float" office:value="-8" calcext:value-type="float">
            <text:p>-8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-8)" calcext:value-type="string">
            <text:p>(-x-8)</text:p>
          </table:table-cell>
          <table:table-cell table:style-name="ce722" table:formula="of:=-[.C40]/[.B40]" office:value-type="float" office:value="-8" calcext:value-type="float">
            <text:p>-8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-" calcext:value-type="string">
            <text:p>-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871" table:number-columns-repeated="2"/>
          <table:table-cell table:number-columns-repeated="11"/>
          <table:table-cell table:style-name="ce871"/>
          <table:table-cell table:number-columns-repeated="1002"/>
        </table:table-row>
        <table:table-row table:style-name="ro5">
          <table:table-cell table:style-name="ce871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871"/>
          <table:covered-table-cell table:style-name="ce803"/>
          <table:covered-table-cell table:number-columns-repeated="3"/>
          <table:table-cell table:style-name="ce871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50" table:formula="of:=[.J38]" office:value-type="float" office:value="-8" calcext:value-type="float" table:number-columns-spanned="2" table:number-rows-spanned="1">
            <text:p>-8</text:p>
          </table:table-cell>
          <table:covered-table-cell table:style-name="ce650" table:formula="of:=#REF!" office:value-type="string" office:string-value="" calcext:value-type="error">
            <text:p>#RÉF !</text:p>
          </table:covered-table-cell>
          <table:table-cell table:style-name="ce650"/>
          <table:table-cell table:style-name="ce650" table:formula="of:=[.K38]" office:value-type="float" office:value="23" calcext:value-type="float" table:number-columns-spanned="2" table:number-rows-spanned="1">
            <text:p>23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71"/>
          <table:table-cell table:number-columns-repeated="5"/>
          <table:table-cell table:style-name="ce831"/>
          <table:table-cell table:number-columns-repeated="1003"/>
        </table:table-row>
        <table:table-row table:style-name="ro5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-8)" calcext:value-type="string">
            <text:p>Signe de (-x-8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50" table:formula="of:=IF([.K39]=1;IF([.E38]=[.J38];0;&quot;&quot;);IF([.E40]=[.J38];0;&quot;&quot;))" office:value-type="float" office:value="0" calcext:value-type="float" table:number-columns-spanned="2" table:number-rows-spanned="1">
            <text:p>0</text:p>
          </table:table-cell>
          <table:covered-table-cell table:style-name="ce650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50" table:formula="of:=IF([.K39]=1;[.G38];[.G40])" office:value-type="string" office:string-value="-" calcext:value-type="string">
            <text:p>-</text:p>
          </table:table-cell>
          <table:table-cell table:style-name="ce650" table:formula="of:=IF([.K39]=1;IF([.E38]=[.K38];0;&quot;&quot;);IF([.E40]=[.K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23)" calcext:value-type="string">
            <text:p>Signe de (x-23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50" table:formula="of:=IF([.K39]=2;IF([.E40]=[.K38];0;&quot;&quot;);IF([.E38]=[.K38];0;&quot;&quot;))" table:number-columns-spanned="2" table:number-rows-spanned="1">
            <text:p/>
          </table:table-cell>
          <table:covered-table-cell table:style-name="ce731"/>
          <table:table-cell table:style-name="ce650" table:formula="of:=IF([.K39]=2;[.G38];[.G40])" office:value-type="string" office:string-value="-" calcext:value-type="string">
            <text:p>-</text:p>
          </table:table-cell>
          <table:table-cell table:style-name="ce650" table:formula="of:=IF([.K39]=2;IF([.E40]=[.J38];0;&quot;&quot;);IF([.E38]=[.J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5">
          <table:table-cell table:style-name="ce712" table:formula="of:=COM.MICROSOFT.CONCAT(&quot;Signe de &quot;;[.D38];[.D40])" office:value-type="string" office:string-value="Signe de (x-23)(-x-8)" calcext:value-type="string">
            <text:p>Signe de (x-23)(-x-8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-" calcext:value-type="string">
            <text:p>-</text:p>
          </table:table-cell>
          <table:table-cell table:style-name="ce6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+" calcext:value-type="string">
            <text:p>+</text:p>
          </table:table-cell>
          <table:table-cell table:style-name="ce6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871" table:number-columns-repeated="14"/>
          <table:table-cell table:number-columns-repeated="1010"/>
        </table:table-row>
        <table:table-row table:style-name="ro5">
          <table:table-cell table:style-name="ce606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9" table:formula="of:=COM.MICROSOFT.CONCAT([.D38];[.D40];&quot; = 0&quot;)" office:value-type="string" office:string-value="(x-23)(-x-8) = 0" calcext:value-type="string" table:number-columns-spanned="4" table:number-rows-spanned="1">
            <text:p>(x-23)(-x-8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number-columns-repeated="101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-8" calcext:value-type="float">
            <text:p>-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23" calcext:value-type="float">
            <text:p>23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/>
          <table:table-cell table:style-name="ce6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43" office:value-type="string" calcext:value-type="string" table:number-columns-spanned="2" table:number-rows-spanned="1">
            <text:p>Choix inéqua</text:p>
          </table:table-cell>
          <table:covered-table-cell table:style-name="ce6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1" calcext:value-type="float">
            <text:p>1</text:p>
          </table:table-cell>
          <table:table-cell table:style-name="ce766" table:formula="of:=IF([.$F$52]=1;&quot;≥&quot;;IF([.$F$52]=2;&quot;&gt;&quot;;IF([.$F$52]=3;&quot;≤&quot;;&quot;&lt;&quot;)))" office:value-type="string" office:string-value="≥" calcext:value-type="string">
            <text:p>≥</text:p>
          </table:table-cell>
          <table:table-cell table:style-name="ce782" table:formula="of:=IF(OR(AND([.F52]&lt;=2;[.F54]=2);AND([.F52]&gt;2;[.G54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871" table:number-columns-repeated="3"/>
          <table:table-cell table:number-columns-repeated="1008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85"/>
          <table:table-cell table:style-name="ce795" table:number-columns-repeated="6"/>
          <table:table-cell table:style-name="ce871"/>
          <table:table-cell table:number-columns-repeated="1009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1" calcext:value-type="float">
            <text:p>1</text:p>
          </table:table-cell>
          <table:table-cell table:style-name="ce768" table:formula="of:=COUNTIF([.B46:.H46];&quot;-&quot;)" office:value-type="float" office:value="2" calcext:value-type="float">
            <text:p>2</text:p>
          </table:table-cell>
          <table:table-cell table:style-name="ce685"/>
          <table:table-cell table:style-name="ce795" table:number-columns-repeated="6"/>
          <table:table-cell table:style-name="ce871"/>
          <table:table-cell table:number-columns-repeated="1009"/>
        </table:table-row>
        <table:table-row table:style-name="ro5">
          <table:table-cell table:style-name="ce715" table:number-columns-repeated="7"/>
          <table:table-cell table:style-name="ce685"/>
          <table:table-cell table:style-name="ce795" table:number-columns-repeated="6"/>
          <table:table-cell table:style-name="ce871"/>
          <table:table-cell table:number-columns-repeated="1009"/>
        </table:table-row>
        <table:table-row table:style-name="ro5">
          <table:table-cell table:style-name="ce606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23)(-x-8) ≥ 0" calcext:value-type="string" table:number-columns-spanned="5" table:number-rows-spanned="1">
            <text:p>(x-23)(-x-8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3"/>
          <table:table-cell table:number-columns-repeated="1009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50" table:formula="of:=IF(OR([.F52]=2;[.F52]=4;[.H52]=2);&quot;]&quot;;&quot;[&quot;)" office:value-type="string" office:string-value="[" calcext:value-type="string">
            <text:p>[</text:p>
          </table:table-cell>
          <table:table-cell table:style-name="ce650" table:formula="of:=IF([.H52]=2;&quot;-infini&quot;;[.C43])" office:value-type="float" office:value="-8" calcext:value-type="float">
            <text:p>-8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23" calcext:value-type="float">
            <text:p>23</text:p>
          </table:table-cell>
          <table:table-cell table:style-name="ce731" table:formula="of:=IF(OR([.F52]=2;[.F52]=4);&quot;[&quot;;&quot;]&quot;)" office:value-type="string" office:string-value="]" calcext:value-type="string">
            <text:p>]</text:p>
          </table:table-cell>
          <table:table-cell table:style-name="ce731" table:formula="of:=IF([.H52]=1;&quot;&quot;;&quot;ou&quot;)">
            <text:p/>
          </table:table-cell>
          <table:table-cell table:style-name="ce731" table:formula="of:=IF([.H52]=1;&quot;&quot;;IF(OR([.F52]=2;[.F52]=4);&quot;]&quot;;&quot;[&quot;))">
            <text:p/>
          </table:table-cell>
          <table:table-cell table:style-name="ce650" table:formula="of:=IF([.H52]=1;&quot;&quot;;[.F43])">
            <text:p/>
          </table:table-cell>
          <table:table-cell table:style-name="ce731" table:formula="of:=IF([.H52]=1;&quot;&quot;;&quot;;&quot;)">
            <text:p/>
          </table:table-cell>
          <table:table-cell table:style-name="ce650" table:formula="of:=IF([.H52]=1;&quot;&quot;;&quot;+infini&quot;)">
            <text:p/>
          </table:table-cell>
          <table:table-cell table:style-name="ce765" table:formula="of:=IF([.H52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871" table:number-columns-repeated="2"/>
          <table:table-cell table:number-columns-repeated="1009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[" calcext:value-type="string">
            <text:p>[</text:p>
          </table:table-cell>
          <table:table-cell table:style-name="ce749" table:formula="of:=IF([.H52]=2;[.B43];[.C43])" office:value-type="float" office:value="-8" calcext:value-type="float">
            <text:p>-8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23" calcext:value-type="float">
            <text:p>23</text:p>
          </table:table-cell>
          <table:table-cell table:style-name="ce736" table:formula="of:=[.F57]" office:value-type="string" office:string-value="]" calcext:value-type="string">
            <text:p>]</text:p>
          </table:table-cell>
          <table:table-cell table:style-name="ce773" table:formula="of:=IF([.H52]=1;&quot;&quot;;&quot;&quot;)">
            <text:p/>
          </table:table-cell>
          <table:table-cell table:style-name="ce749" table:formula="of:=[.H57]">
            <text:p/>
          </table:table-cell>
          <table:table-cell table:style-name="ce749" table:formula="of:=[.I57]">
            <text:p/>
          </table:table-cell>
          <table:table-cell table:style-name="ce749" table:formula="of:=[.J57]">
            <text:p/>
          </table:table-cell>
          <table:table-cell table:style-name="ce736" table:formula="of:=IF([.H52]=1;&quot;&quot;;[.H43])">
            <text:p/>
          </table:table-cell>
          <table:table-cell table:style-name="ce811" table:formula="of:=[.L57]">
            <text:p/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5" calcext:value-type="float">
            <text:p>5</text:p>
          </table:table-cell>
          <table:table-cell table:style-name="ce871" table:number-columns-repeated="2"/>
          <table:table-cell table:number-columns-repeated="1009"/>
        </table:table-row>
        <table:table-row table:style-name="ro5">
          <table:table-cell table:style-name="ce715" table:number-columns-repeated="8"/>
          <table:table-cell table:style-name="ce871" table:number-columns-repeated="7"/>
          <table:table-cell table:number-columns-repeated="1009"/>
        </table:table-row>
        <table:table-row table:style-name="ro5">
          <table:table-cell table:style-name="ce61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600"/>
          <table:covered-table-cell table:number-columns-repeated="5" table:style-name="ce721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718" table:formula="of:=[.C48]" office:value-type="string" office:string-value="(x-23)(-x-8) = 0" calcext:value-type="string">
            <text:p>(x-23)(-x-8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721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871"/>
          <table:table-cell table:number-columns-repeated="1009"/>
        </table:table-row>
        <table:table-row table:style-name="ro5">
          <table:table-cell table:style-name="ce719" table:formula="of:=[.H56]" office:value-type="string" office:string-value="(x-23)(-x-8) ≥ 0" calcext:value-type="string">
            <text:p>(x-23)(-x-8) ≥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871" table:number-columns-repeated="2"/>
          <table:table-cell table:number-columns-repeated="1009"/>
        </table:table-row>
        <table:table-row table:style-name="ro5">
          <table:table-cell table:style-name="ce622" table:number-columns-repeated="12"/>
          <table:table-cell table:style-name="ce843"/>
          <table:table-cell table:style-name="ce795"/>
          <table:table-cell table:style-name="ce871"/>
          <table:table-cell table:number-columns-repeated="1009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871" table:number-columns-repeated="2"/>
          <table:table-cell table:number-columns-repeated="1001"/>
        </table:table-row>
        <table:table-row table:style-name="ro5">
          <table:table-cell table:style-name="ce622"/>
          <table:table-cell table:style-name="ce739"/>
          <table:table-cell table:style-name="ce622"/>
          <table:table-cell table:style-name="ce685" table:number-columns-repeated="2"/>
          <table:table-cell table:style-name="ce622"/>
          <table:table-cell table:style-name="ce685"/>
          <table:table-cell table:style-name="ce785"/>
          <table:table-cell table:style-name="ce685" table:number-columns-repeated="5"/>
          <table:table-cell table:style-name="ce843"/>
          <table:table-cell table:number-columns-repeated="1010"/>
        </table:table-row>
        <table:table-row table:style-name="ro5">
          <table:table-cell table:style-name="ce600"/>
          <table:table-cell table:style-name="ce626" office:value-type="string" calcext:value-type="string">
            <text:p>a₁</text:p>
          </table:table-cell>
          <table:table-cell table:style-name="ce626" office:value-type="string" calcext:value-type="string">
            <text:p>b₁</text:p>
          </table:table-cell>
          <table:table-cell table:style-name="ce684" office:value-type="string" calcext:value-type="string">
            <text:p>Facteur 1</text:p>
          </table:table-cell>
          <table:table-cell table:style-name="ce626" office:value-type="string" calcext:value-type="string">
            <text:p>rac 1</text:p>
          </table:table-cell>
          <table:table-cell table:style-name="ce684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871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843"/>
          <table:table-cell table:number-columns-repeated="1012"/>
        </table:table-row>
        <table:table-row table:style-name="ro5">
          <table:table-cell table:style-name="ce708" office:value-type="float" office:value="1" calcext:value-type="float">
            <text:p>1</text:p>
          </table:table-cell>
          <table:table-cell table:style-name="ce722" table:formula="of:=IF([.A8]&lt;0.5;1;-1)" office:value-type="float" office:value="-1" calcext:value-type="float">
            <text:p>-1</text:p>
          </table:table-cell>
          <table:table-cell table:style-name="ce722" table:formula="of:=IF([.A9]&lt;0.5;1;-1)*VLOOKUP([.O5];[.$B$3:.$N$32];1)" office:value-type="float" office:value="12" calcext:value-type="float">
            <text:p>12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-x+12)" calcext:value-type="string">
            <text:p>(-x+12)</text:p>
          </table:table-cell>
          <table:table-cell table:style-name="ce722" table:formula="of:=-[.C67]/[.B67]" office:value-type="float" office:value="12" calcext:value-type="float">
            <text:p>12</text:p>
          </table:table-cell>
          <table:table-cell table:style-name="ce708" table:formula="of:=IF(SIGN([.B67]*([.E67]-1)+[.C67])&lt;0;&quot;-&quot;;&quot;+&quot;)" office:value-type="string" office:string-value="+" calcext:value-type="string">
            <text:p>+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-" calcext:value-type="string">
            <text:p>-</text:p>
          </table:table-cell>
          <table:table-cell table:style-name="ce871"/>
          <table:table-cell table:style-name="ce722" table:formula="of:=MIN([.E67];[.E69])" office:value-type="float" office:value="12" calcext:value-type="float">
            <text:p>12</text:p>
          </table:table-cell>
          <table:table-cell table:style-name="ce722" table:formula="of:=MAX([.E67];[.E69])" office:value-type="float" office:value="14" calcext:value-type="float">
            <text:p>14</text:p>
          </table:table-cell>
          <table:table-cell table:style-name="ce843"/>
          <table:table-cell table:number-columns-repeated="1012"/>
        </table:table-row>
        <table:table-row table:style-name="ro5">
          <table:table-cell/>
          <table:table-cell table:style-name="ce626" office:value-type="string" calcext:value-type="string">
            <text:p>a₂</text:p>
          </table:table-cell>
          <table:table-cell table:style-name="ce626" office:value-type="string" calcext:value-type="string">
            <text:p>b₂</text:p>
          </table:table-cell>
          <table:table-cell table:style-name="ce684" office:value-type="string" calcext:value-type="string">
            <text:p>Facteur 2</text:p>
          </table:table-cell>
          <table:table-cell table:style-name="ce626" office:value-type="string" calcext:value-type="string">
            <text:p>rac 2</text:p>
          </table:table-cell>
          <table:table-cell table:style-name="ce684" office:value-type="string" calcext:value-type="string" table:number-columns-spanned="3" table:number-rows-spanned="1">
            <text:p>Signes</text:p>
          </table:table-cell>
          <table:covered-table-cell table:number-columns-repeated="2" table:style-name="ce626"/>
          <table:table-cell table:style-name="ce871"/>
          <table:table-cell table:style-name="ce626" office:value-type="string" calcext:value-type="string">
            <text:p>choix</text:p>
          </table:table-cell>
          <table:table-cell table:style-name="ce722" table:formula="of:=IF([.A12]&lt;0.5;1;2)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708" office:value-type="float" office:value="2" calcext:value-type="float">
            <text:p>2</text:p>
          </table:table-cell>
          <table:table-cell table:style-name="ce722" table:formula="of:=IF([.A10]&lt;0.5;1;-1)" office:value-type="float" office:value="1" calcext:value-type="float">
            <text:p>1</text:p>
          </table:table-cell>
          <table:table-cell table:style-name="ce722" table:formula="of:=IF([.A11]&lt;0.5;1;-1)*VLOOKUP([.O6];[.$B$3:.$N$32];1)" office:value-type="float" office:value="-14" calcext:value-type="float">
            <text:p>-14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-14)" calcext:value-type="string">
            <text:p>(x-14)</text:p>
          </table:table-cell>
          <table:table-cell table:style-name="ce722" table:formula="of:=-[.C69]/[.B69]" office:value-type="float" office:value="14" calcext:value-type="float">
            <text:p>14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-" calcext:value-type="string">
            <text:p>-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871" table:number-columns-repeated="2"/>
          <table:table-cell table:style-name="ce839"/>
          <table:table-cell table:number-columns-repeated="1013"/>
        </table:table-row>
        <table:table-row table:style-name="ro5">
          <table:table-cell/>
          <table:table-cell table:style-name="ce871" table:number-columns-repeated="2"/>
          <table:table-cell table:number-columns-repeated="5"/>
          <table:table-cell table:style-name="ce871" table:number-columns-repeated="2"/>
          <table:table-cell table:style-name="ce839"/>
          <table:table-cell table:number-columns-repeated="1013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871"/>
          <table:covered-table-cell table:style-name="ce803"/>
          <table:covered-table-cell table:number-columns-repeated="3"/>
          <table:table-cell table:number-columns-repeated="1010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50" table:formula="of:=[.J67]" office:value-type="float" office:value="12" calcext:value-type="float" table:number-columns-spanned="2" table:number-rows-spanned="1">
            <text:p>12</text:p>
          </table:table-cell>
          <table:covered-table-cell table:style-name="ce650" table:formula="of:=#REF!" office:value-type="string" office:string-value="" calcext:value-type="error">
            <text:p>#RÉF !</text:p>
          </table:covered-table-cell>
          <table:table-cell table:style-name="ce650"/>
          <table:table-cell table:style-name="ce650" table:formula="of:=[.K67]" office:value-type="float" office:value="14" calcext:value-type="float" table:number-columns-spanned="2" table:number-rows-spanned="1">
            <text:p>14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5">
          <table:table-cell table:style-name="ce712" table:formula="of:=[.D67]" office:value-type="string" office:string-value="(-x+12)" calcext:value-type="string">
            <text:p>(-x+12)</text:p>
          </table:table-cell>
          <table:table-cell table:style-name="ce729" table:formula="of:=[.F67]" office:value-type="string" office:string-value="+" calcext:value-type="string">
            <text:p>+</text:p>
          </table:table-cell>
          <table:table-cell table:style-name="ce650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650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50" table:formula="of:=[.G67]" office:value-type="string" office:string-value="-" calcext:value-type="string">
            <text:p>-</text:p>
          </table:table-cell>
          <table:table-cell table:style-name="ce650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779" table:formula="of:=[.H67]" office:value-type="string" office:string-value="-" calcext:value-type="string">
            <text:p>-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712" table:formula="of:=[.D69]" office:value-type="string" office:string-value="(x-14)" calcext:value-type="string">
            <text:p>(x-14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50" table:formula="of:=IF([.E67]=[.K67];0;&quot;&quot;)" table:number-columns-spanned="2" table:number-rows-spanned="1">
            <text:p/>
          </table:table-cell>
          <table:covered-table-cell table:style-name="ce731"/>
          <table:table-cell table:style-name="ce650" table:formula="of:=[.G69]" office:value-type="string" office:string-value="-" calcext:value-type="string">
            <text:p>-</text:p>
          </table:table-cell>
          <table:table-cell table:style-name="ce650" table:formula="of:=IF([.E67]=[.J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5">
          <table:table-cell table:style-name="ce712" table:formula="of:=COM.MICROSOFT.CONCAT(&quot;Signe de &quot;;[.A73];&quot; / &quot;;[.A74])" office:value-type="string" office:string-value="Signe de (-x+12) / (x-14)" calcext:value-type="string">
            <text:p>Signe de (-x+12) / (x-14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-" calcext:value-type="string">
            <text:p>-</text:p>
          </table:table-cell>
          <table:table-cell table:style-name="ce650" table:formula="of:=IF([.$C$14];IF([.C74]=0;&quot;||&quot;;0);&quot;&quot;)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+" calcext:value-type="string">
            <text:p>+</text:p>
          </table:table-cell>
          <table:table-cell table:style-name="ce650" table:formula="of:=IF([.F74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5">
          <table:table-cell table:style-name="ce622"/>
          <table:table-cell table:style-name="ce739"/>
          <table:table-cell table:style-name="ce622"/>
          <table:table-cell table:style-name="ce685" table:number-columns-repeated="2"/>
          <table:table-cell table:style-name="ce622"/>
          <table:table-cell table:style-name="ce685"/>
          <table:table-cell table:style-name="ce785"/>
          <table:table-cell table:style-name="ce685" table:number-columns-repeated="5"/>
          <table:table-cell table:style-name="ce843"/>
          <table:table-cell table:number-columns-repeated="1010"/>
        </table:table-row>
        <table:table-row table:style-name="ro5">
          <table:table-cell table:style-name="ce606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9" table:formula="of:=COM.MICROSOFT.CONCAT([.A73];&quot; / &quot;;[.A74];&quot; = 0&quot;)" office:value-type="string" office:string-value="(-x+12) / (x-14) = 0" calcext:value-type="string" table:number-columns-spanned="4" table:number-rows-spanned="1">
            <text:p>(-x+12) / (x-14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number-columns-repeated="101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E67]" office:value-type="float" office:value="12" calcext:value-type="float">
            <text:p>12</text:p>
          </table:table-cell>
          <table:table-cell table:style-name="ce731" office:value-type="string" calcext:value-type="string">
            <text:p>}</text:p>
          </table:table-cell>
          <table:table-cell table:style-name="ce731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871"/>
          <table:table-cell table:style-name="ce6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43" office:value-type="string" calcext:value-type="string" table:number-columns-spanned="2" table:number-rows-spanned="1">
            <text:p>Choix inéqua</text:p>
          </table:table-cell>
          <table:covered-table-cell table:style-name="ce6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number-columns-repeated="1010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81]=1;&quot;≥&quot;;IF([.$F81]=2;&quot;&gt;&quot;;IF([.F81]=3;&quot;≤&quot;;&quot;&lt;&quot;)))" office:value-type="string" office:string-value="&lt;" calcext:value-type="string">
            <text:p>&lt;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number-columns-repeated="1010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85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1" calcext:value-type="float">
            <text:p>1</text:p>
          </table:table-cell>
          <table:table-cell table:style-name="ce768" table:formula="of:=COUNTIF([.B75:.H75];&quot;-&quot;)" office:value-type="float" office:value="2" calcext:value-type="float">
            <text:p>2</text:p>
          </table:table-cell>
          <table:table-cell table:style-name="ce685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715" table:number-columns-repeated="7"/>
          <table:table-cell table:style-name="ce685"/>
          <table:table-cell table:style-name="ce795" table:number-columns-repeated="6"/>
          <table:table-cell table:number-columns-repeated="1010"/>
        </table:table-row>
        <table:table-row table:style-name="ro5">
          <table:table-cell table:style-name="ce606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-x+12) / (x-14) &lt; 0" calcext:value-type="string" table:number-columns-spanned="5" table:number-rows-spanned="1">
            <text:p>(-x+12) / (x-1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number-columns-repeated="1010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50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50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12" calcext:value-type="float">
            <text:p>12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]" calcext:value-type="string">
            <text:p>]</text:p>
          </table:table-cell>
          <table:table-cell table:style-name="ce650" table:formula="of:=IF([.H81]=1;&quot;&quot;;[.F72])" office:value-type="float" office:value="14" calcext:value-type="float">
            <text:p>14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50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number-columns-repeated="1010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12" calcext:value-type="float">
            <text:p>12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]" calcext:value-type="string">
            <text:p>]</text:p>
          </table:table-cell>
          <table:table-cell table:style-name="ce749" table:formula="of:=[.I86]" office:value-type="float" office:value="14" calcext:value-type="float">
            <text:p>14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871"/>
          <table:table-cell table:number-columns-repeated="1010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number-columns-repeated="1010"/>
        </table:table-row>
        <table:table-row table:style-name="ro5">
          <table:table-cell table:style-name="ce61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600"/>
          <table:covered-table-cell table:number-columns-repeated="5" table:style-name="ce721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5">
          <table:table-cell table:style-name="ce718" table:formula="of:=[.C77]" office:value-type="string" office:string-value="(-x+12) / (x-14) = 0" calcext:value-type="string">
            <text:p>(-x+12) / (x-14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721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5">
          <table:table-cell table:style-name="ce719" table:formula="of:=[.H85]" office:value-type="string" office:string-value="(-x+12) / (x-14) &lt; 0" calcext:value-type="string">
            <text:p>(-x+12) / (x-14) &lt;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871"/>
          <table:table-cell table:number-columns-repeated="1010"/>
        </table:table-row>
        <table:table-row table:style-name="ro5">
          <table:table-cell table:style-name="ce622"/>
          <table:table-cell table:style-name="ce739"/>
          <table:table-cell table:style-name="ce622"/>
          <table:table-cell table:style-name="ce685" table:number-columns-repeated="2"/>
          <table:table-cell table:style-name="ce622"/>
          <table:table-cell table:style-name="ce685"/>
          <table:table-cell table:style-name="ce785"/>
          <table:table-cell table:style-name="ce685" table:number-columns-repeated="5"/>
          <table:table-cell table:style-name="ce843"/>
          <table:table-cell table:number-columns-repeated="1010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752" table:formula="of:=VLOOKUP([.O3];[.$B$3:.$N$32];13)" office:value-type="string" office:string-value="-8/3" calcext:value-type="string">
            <text:p>-8/3</text:p>
          </table:table-cell>
          <table:table-cell table:style-name="ce752" table:formula="of:=VLOOKUP([.O3];[.$B$3:.$N$32];10)" office:value-type="float" office:value="-2.66666666666667" calcext:value-type="float">
            <text:p>-2,66666666666667</text:p>
          </table:table-cell>
          <table:table-cell table:style-name="ce752" table:formula="of:=IF([.D96]&lt;[.D97];VLOOKUP([.O3];[.$B$3:.$N$32];13);VLOOKUP([.O4];[.$B$3:.$N$32];13))" office:value-type="string" office:string-value="-8/3" calcext:value-type="string">
            <text:p>-8/3</text:p>
          </table:table-cell>
          <table:table-cell table:style-name="ce752" table:formula="of:=MIN([.D96:.D97])" office:value-type="float" office:value="-2.66666666666667" calcext:value-type="float">
            <text:p>-2,66666666666667</text:p>
          </table:table-cell>
          <table:table-cell table:style-name="ce747" table:formula="of:=VLOOKUP([.O3];[.$B$3:.$N$32];4)" office:value-type="string" office:string-value="(-3x-8)" calcext:value-type="string">
            <text:p>(-3x-8)</text:p>
          </table:table-cell>
          <table:table-cell table:style-name="ce786" table:formula="of:=VLOOKUP([.O4];[.$B$3:.$N$32];4)" office:value-type="string" office:string-value="(-5x-4)" calcext:value-type="string">
            <text:p>(-5x-4)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752" table:formula="of:=VLOOKUP([.O4];[.$B$3:.$N$32];13)" office:value-type="string" office:string-value="-4/5" calcext:value-type="string">
            <text:p>-4/5</text:p>
          </table:table-cell>
          <table:table-cell table:style-name="ce752" table:formula="of:=VLOOKUP([.O4];[.$B$3:.$N$32];10)" office:value-type="float" office:value="-0.8" calcext:value-type="float">
            <text:p>-0,8</text:p>
          </table:table-cell>
          <table:table-cell table:style-name="ce752" table:formula="of:=IF([.D96]&lt;[.D97];VLOOKUP([.O4];[.$B$3:.$N$32];13);VLOOKUP([.O3];[.$B$3:.$N$32];13))" office:value-type="string" office:string-value="-4/5" calcext:value-type="string">
            <text:p>-4/5</text:p>
          </table:table-cell>
          <table:table-cell table:style-name="ce752" table:formula="of:=MAX([.D96:.D97])" office:value-type="float" office:value="-0.8" calcext:value-type="float">
            <text:p>-0,8</text:p>
          </table:table-cell>
          <table:table-cell table:number-columns-repeated="1018"/>
        </table:table-row>
        <table:table-row table:style-name="ro10">
          <table:table-cell table:style-name="ce871" table:number-columns-repeated="1024"/>
        </table:table-row>
        <table:table-row table:style-name="ro5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871"/>
          <table:covered-table-cell table:style-name="ce803"/>
          <table:covered-table-cell table:number-columns-repeated="3"/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8/3" calcext:value-type="string" table:number-columns-spanned="2" table:number-rows-spanned="1">
            <text:p>-8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-4/5" calcext:value-type="string" table:number-columns-spanned="2" table:number-rows-spanned="1">
            <text:p>-4/5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871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712" table:formula="of:=COM.MICROSOFT.CONCAT(&quot;Signe de &quot;;[.G96])" office:value-type="string" office:string-value="Signe de (-3x-8)" calcext:value-type="string">
            <text:p>Signe de (-3x-8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-" calcext:value-type="string">
            <text:p>-</text:p>
          </table:table-cell>
          <table:table-cell table:style-name="ce754" table:formula="of:=IF([.E97]=[.C96];0;&quot;&quot;)" table:number-columns-spanned="2" table:number-rows-spanned="1">
            <text:p/>
          </table:table-cell>
          <table:covered-table-cell table:style-name="ce680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712" table:formula="of:=COM.MICROSOFT.CONCAT(&quot;Signe de &quot;;[.H96])" office:value-type="string" office:string-value="Signe de (-5x-4)" calcext:value-type="string">
            <text:p>Signe de (-5x-4)</text:p>
          </table:table-cell>
          <table:table-cell table:style-name="ce741" table:formula="of:=IF(SIGN(VLOOKUP([.O4];[.$B$3:.$N$32];2)*([.F96]-1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7];0;&quot;&quot;)" table:number-columns-spanned="2" table:number-rows-spanned="1">
            <text:p/>
          </table:table-cell>
          <table:covered-table-cell table:style-name="ce680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88" table:formula="of:=IF(SIGN(VLOOKUP([.O4];[.$B$3:.$N$32];2)*([.F97]+1)+VLOOKUP([.O4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712" table:formula="of:=COM.MICROSOFT.CONCAT(&quot;Signe de &quot;;[.G96];[.H96])" office:value-type="string" office:string-value="Signe de (-3x-8)(-5x-4)" calcext:value-type="string">
            <text:p>Signe de (-3x-8)(-5x-4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+" calcext:value-type="string">
            <text:p>+</text:p>
          </table:table-cell>
          <table:table-cell table:style-name="ce6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50" table:formula="of:=IF(OR(AND([.E101]=&quot;-&quot;;[.E102]=&quot;-&quot;);AND([.E101]=&quot;+&quot;;[.E102]=&quot;+&quot;));&quot;+&quot;;&quot;-&quot;)" office:value-type="string" office:string-value="-" calcext:value-type="string">
            <text:p>-</text:p>
          </table:table-cell>
          <table:table-cell table:style-name="ce650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871" table:number-columns-repeated="14"/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606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9" table:formula="of:=COM.MICROSOFT.CONCAT([.G96];[.H96];&quot; = 0&quot;)" office:value-type="string" office:string-value="(-3x-8)(-5x-4) = 0" calcext:value-type="string" table:number-columns-spanned="4" table:number-rows-spanned="1">
            <text:p>(-3x-8)(-5x-4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2.66666666666667" calcext:value-type="float">
            <text:p>- 8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-0.8" calcext:value-type="float">
            <text:p>- 4/5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871"/>
          <table:table-cell table:style-name="ce6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43" office:value-type="string" calcext:value-type="string" table:number-columns-spanned="2" table:number-rows-spanned="1">
            <text:p>Choix inéqua</text:p>
          </table:table-cell>
          <table:covered-table-cell table:style-name="ce6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839"/>
          <table:table-cell table:style-name="ce597"/>
          <table:table-cell table:number-columns-repeated="1007"/>
          <table:table-cell table:style-name="ce871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1" calcext:value-type="float">
            <text:p>1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85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2" calcext:value-type="float">
            <text:p>2</text:p>
          </table:table-cell>
          <table:table-cell table:style-name="ce768" table:formula="of:=COUNTIF([.B103:.H103];&quot;-&quot;)" office:value-type="float" office:value="1" calcext:value-type="float">
            <text:p>1</text:p>
          </table:table-cell>
          <table:table-cell table:style-name="ce685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 table:number-columns-repeated="7"/>
          <table:table-cell table:style-name="ce685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06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3x-8)(-5x-4) ≤ 0" calcext:value-type="string" table:number-columns-spanned="5" table:number-rows-spanned="1">
            <text:p>(-3x-8)(-5x-4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50" table:formula="of:=IF(OR([.F109]=2;[.F109]=4;[.H109]=2);&quot;]&quot;;&quot;[&quot;)" office:value-type="string" office:string-value="[" calcext:value-type="string">
            <text:p>[</text:p>
          </table:table-cell>
          <table:table-cell table:style-name="ce650" table:formula="of:=IF([.H109]=2;&quot;-infini&quot;;[.F96])" office:value-type="float" office:value="-2.66666666666667" calcext:value-type="float">
            <text:p>-2,66666666666667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8" calcext:value-type="float">
            <text:p>-0,8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>
            <text:p/>
          </table:table-cell>
          <table:table-cell table:style-name="ce731" table:formula="of:=IF([.H109]=1;&quot;&quot;;IF(OR([.F109]=2;[.F109]=4);&quot;]&quot;;&quot;[&quot;))">
            <text:p/>
          </table:table-cell>
          <table:table-cell table:style-name="ce650" table:formula="of:=IF([.H109]=1;&quot;&quot;;[.F97])">
            <text:p/>
          </table:table-cell>
          <table:table-cell table:style-name="ce731" table:formula="of:=IF([.H109]=1;&quot;&quot;;&quot;;&quot;)">
            <text:p/>
          </table:table-cell>
          <table:table-cell table:style-name="ce650" table:formula="of:=IF([.H109]=1;&quot;&quot;;&quot;+infini&quot;)">
            <text:p/>
          </table:table-cell>
          <table:table-cell table:style-name="ce765" table:formula="of:=IF([.H109]=1;&quot;&quot;;&quot;[&quot;)">
            <text:p/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[" calcext:value-type="string">
            <text:p>[</text:p>
          </table:table-cell>
          <table:table-cell table:style-name="ce756" table:formula="of:=IF([.H109]=2;[.B100];[.C100])" office:value-type="string" office:string-value="-8/3" calcext:value-type="string">
            <text:p>-8/3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8" calcext:value-type="float">
            <text:p>- 4/5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>
            <text:p/>
          </table:table-cell>
          <table:table-cell table:style-name="ce749" table:formula="of:=[.H114]">
            <text:p/>
          </table:table-cell>
          <table:table-cell table:style-name="ce756" table:formula="of:=[.I114]">
            <text:p/>
          </table:table-cell>
          <table:table-cell table:style-name="ce749" table:formula="of:=[.J114]">
            <text:p/>
          </table:table-cell>
          <table:table-cell table:style-name="ce756" table:formula="of:=IF([.H109]=1;&quot;&quot;;[.H100])">
            <text:p/>
          </table:table-cell>
          <table:table-cell table:style-name="ce811" table:formula="of:=[.L114]">
            <text:p/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5" calcext:value-type="float">
            <text:p>5</text:p>
          </table:table-cell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1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600"/>
          <table:covered-table-cell table:number-columns-repeated="5" table:style-name="ce721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8" table:formula="of:=[.C105]" office:value-type="string" office:string-value="(-3x-8)(-5x-4) = 0" calcext:value-type="string">
            <text:p>(-3x-8)(-5x-4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721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9" table:formula="of:=[.H113]" office:value-type="string" office:string-value="(-3x-8)(-5x-4) ≤ 0" calcext:value-type="string">
            <text:p>(-3x-8)(-5x-4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622"/>
          <table:table-cell table:style-name="ce685"/>
          <table:table-cell table:style-name="ce622" table:number-columns-repeated="2"/>
          <table:table-cell table:style-name="ce685"/>
          <table:table-cell table:style-name="ce735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63"/>
          <table:covered-table-cell table:style-name="ce622"/>
          <table:covered-table-cell table:style-name="ce685"/>
          <table:covered-table-cell table:number-columns-repeated="2" table:style-name="ce622"/>
          <table:covered-table-cell table:style-name="ce685"/>
          <table:covered-table-cell table:style-name="ce735"/>
          <table:covered-table-cell table:number-columns-repeated="5" table:style-name="ce685"/>
          <table:covered-table-cell table:style-name="ce843"/>
          <table:covered-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622"/>
          <table:table-cell table:style-name="ce685"/>
          <table:table-cell table:style-name="ce622" table:number-columns-repeated="2"/>
          <table:table-cell table:style-name="ce685"/>
          <table:table-cell table:style-name="ce735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752" table:formula="of:=VLOOKUP([.$O$5];[.$B$3:.$N$32];13)" office:value-type="string" office:string-value="-5/2" calcext:value-type="string">
            <text:p>-5/2</text:p>
          </table:table-cell>
          <table:table-cell table:style-name="ce752" table:formula="of:=VLOOKUP([.$O$5];[.$B$3:.$N$32];10)" office:value-type="float" office:value="-2.5" calcext:value-type="float">
            <text:p>-2,5</text:p>
          </table:table-cell>
          <table:table-cell table:style-name="ce752" table:formula="of:=IF([.D124]&lt;[.D125];VLOOKUP([.$O$5];[.$B$3:.$N$32];13);VLOOKUP([.$O$6];[.$B$3:.$N$32];13))" office:value-type="string" office:string-value="-5/2" calcext:value-type="string">
            <text:p>-5/2</text:p>
          </table:table-cell>
          <table:table-cell table:style-name="ce752" table:formula="of:=MIN([.D124:.D125])" office:value-type="float" office:value="-2.5" calcext:value-type="float">
            <text:p>-2,5</text:p>
          </table:table-cell>
          <table:table-cell table:style-name="ce747" table:formula="of:=VLOOKUP([.O5];[.$B$3:.$N$32];4)" office:value-type="string" office:string-value="(2x+5)" calcext:value-type="string">
            <text:p>(2x+5)</text:p>
          </table:table-cell>
          <table:table-cell table:style-name="ce786" table:formula="of:=VLOOKUP([.O6];[.$B$3:.$N$32];4)" office:value-type="string" office:string-value="(4x+1)" calcext:value-type="string">
            <text:p>(4x+1)</text:p>
          </table:table-cell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752" table:formula="of:=VLOOKUP([.$O$6];[.$B$3:.$N$32];13)" office:value-type="string" office:string-value="-1/4" calcext:value-type="string">
            <text:p>-1/4</text:p>
          </table:table-cell>
          <table:table-cell table:style-name="ce752" table:formula="of:=VLOOKUP([.$O$6];[.$B$3:.$N$32];10)" office:value-type="float" office:value="-0.25" calcext:value-type="float">
            <text:p>-0,25</text:p>
          </table:table-cell>
          <table:table-cell table:style-name="ce752" table:formula="of:=IF([.D124]&lt;[.D125];VLOOKUP([.$O$6];[.$B$3:.$N$32];13);VLOOKUP([.$O$5];[.$B$3:.$N$32];13))" office:value-type="string" office:string-value="-1/4" calcext:value-type="string">
            <text:p>-1/4</text:p>
          </table:table-cell>
          <table:table-cell table:style-name="ce752" table:formula="of:=MAX([.D124:.D125])" office:value-type="float" office:value="-0.25" calcext:value-type="float">
            <text:p>-0,25</text:p>
          </table:table-cell>
          <table:table-cell table:style-name="ce776" table:number-columns-repeated="2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622"/>
          <table:table-cell table:style-name="ce685"/>
          <table:table-cell table:style-name="ce622" table:number-columns-repeated="2"/>
          <table:table-cell table:style-name="ce685"/>
          <table:table-cell table:style-name="ce735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number-columns-repeated="8"/>
          <table:table-cell table:style-name="ce615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-5/2" calcext:value-type="string" table:number-columns-spanned="2" table:number-rows-spanned="1">
            <text:p>-5/2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-1/4" calcext:value-type="string" table:number-columns-spanned="2" table:number-rows-spanned="1">
            <text:p>-1/4</text:p>
          </table:table-cell>
          <table:covered-table-cell table:style-name="ce680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2" table:formula="of:=COM.MICROSOFT.CONCAT(&quot;Signe de &quot;;[.G124])" office:value-type="string" office:string-value="Signe de (2x+5)" calcext:value-type="string">
            <text:p>Signe de (2x+5)</text:p>
          </table:table-cell>
          <table:table-cell table:style-name="ce743" table:formula="of:=IF(SIGN(VLOOKUP([.O5];[.$B$3:.$N$32];2)*([.F124]-1)+VLOOKUP([.O5];[.$B$3:.$N$32];3))=1;&quot;+&quot;;&quot;-&quot;)" office:value-type="string" office:string-value="-" calcext:value-type="string">
            <text:p>-</text:p>
          </table:table-cell>
          <table:table-cell table:style-name="ce680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80" table:formula="of:=IF(SIGN(VLOOKUP([.O5];[.$B$3:.$N$32];2)*AVERAGE([.F124];[.F125])+VLOOKUP([.O5];[.$B$3:.$N$32];3))=1;&quot;+&quot;;&quot;-&quot;)" office:value-type="string" office:string-value="+" calcext:value-type="string">
            <text:p>+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80"/>
          <table:table-cell table:style-name="ce791" table:formula="of:=IF(SIGN(VLOOKUP([.O5];[.$B$3:.$N$32];2)*([.F125]+1)+VLOOKUP([.O5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2" table:formula="of:=COM.MICROSOFT.CONCAT(&quot;Signe de &quot;;[.H124])" office:value-type="string" office:string-value="Signe de (4x+1)" calcext:value-type="string">
            <text:p>Signe de (4x+1)</text:p>
          </table:table-cell>
          <table:table-cell table:style-name="ce743" table:formula="of:=IF(SIGN(VLOOKUP([.O6];[.$B$3:.$N$32];2)*([.F124]-1)+VLOOKUP([.O6];[.$B$3:.$N$32];3))=1;&quot;+&quot;;&quot;-&quot;)" office:value-type="string" office:string-value="-" calcext:value-type="string">
            <text:p>-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80"/>
          <table:table-cell table:style-name="ce680" table:formula="of:=IF(SIGN(VLOOKUP([.O6];[.$B$3:.$N$32];2)*AVERAGE([.F124];[.F125])+VLOOKUP([.O6];[.$B$3:.$N$32];3))=1;&quot;+&quot;;&quot;-&quot;)" office:value-type="string" office:string-value="-" calcext:value-type="string">
            <text:p>-</text:p>
          </table:table-cell>
          <table:table-cell table:style-name="ce680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VLOOKUP([.O6];[.$B$3:.$N$32];2)*([.F125]+1)+VLOOKUP([.O6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2" table:formula="of:=COM.MICROSOFT.CONCAT(&quot;Signe de &quot;;[.G124];&quot; / &quot;;[.H124])" office:value-type="string" office:string-value="Signe de (2x+5) / (4x+1)" calcext:value-type="string">
            <text:p>Signe de (2x+5) / (4x+1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650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50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650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622"/>
          <table:table-cell table:style-name="ce685"/>
          <table:table-cell table:style-name="ce622" table:number-columns-repeated="2"/>
          <table:table-cell table:style-name="ce685"/>
          <table:table-cell table:style-name="ce735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06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9" table:formula="of:=COM.MICROSOFT.CONCAT([.G124];&quot; / &quot;;[.H124];&quot; = 0&quot;)" office:value-type="string" office:string-value="(2x+5) / (4x+1) = 0" calcext:value-type="string" table:number-columns-spanned="4" table:number-rows-spanned="1">
            <text:p>(2x+5) / (4x+1) = 0</text:p>
          </table:table-cell>
          <table:covered-table-cell table:number-columns-repeated="3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7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D124]" office:value-type="float" office:value="-2.5" calcext:value-type="float">
            <text:p>- 5/2 </text:p>
          </table:table-cell>
          <table:table-cell table:style-name="ce731" office:value-type="string" calcext:value-type="string">
            <text:p>}</text:p>
          </table:table-cell>
          <table:table-cell table:style-name="ce755" table:formula="of:=&quot;&quot;">
            <text:p/>
          </table:table-cell>
          <table:table-cell table:style-name="ce765" table:formula="of:=&quot;&quot;">
            <text:p/>
          </table:table-cell>
          <table:table-cell table:style-name="ce722" table:formula="of:=5-COUNTBLANK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20">SI(OU(ET(</text:span><text:span text:style-name="T21">F137</text:span><text:span text:style-name="T20">&lt;=2;</text:span><text:span text:style-name="T22">F139</text:span><text:span text:style-name="T20">=2);ET(</text:span><text:span text:style-name="T21">F137</text:span><text:span text:style-name="T20">&gt;2;</text:span><text:span text:style-name="T22">F139</text:span><text:span text:style-name="T20">=2));2;1)</text:span></text:p>
          </table:table-cell>
          <table:table-cell table:style-name="ce795" table:number-columns-repeated="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871"/>
          <table:table-cell table:style-name="ce6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43" office:value-type="string" calcext:value-type="string" table:number-columns-spanned="2" table:number-rows-spanned="1">
            <text:p>Choix inéqua</text:p>
          </table:table-cell>
          <table:covered-table-cell table:style-name="ce6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2" calcext:value-type="float">
            <text:p>2</text:p>
          </table:table-cell>
          <table:table-cell table:style-name="ce766" table:formula="of:=IF([.F137]=1;&quot;≥&quot;;IF([.F137]=2;&quot;&gt;&quot;;IF([.F137]=3;&quot;≤&quot;;&quot;&lt;&quot;)))" office:value-type="string" office:string-value="&gt;" calcext:value-type="string">
            <text:p>&g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48"/>
          <table:table-cell table:style-name="ce795" table:number-columns-repeated="2"/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85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2" calcext:value-type="float">
            <text:p>2</text:p>
          </table:table-cell>
          <table:table-cell table:style-name="ce768" table:formula="of:=COUNTIF([.B131:.H131];&quot;-&quot;)" office:value-type="float" office:value="1" calcext:value-type="float">
            <text:p>1</text:p>
          </table:table-cell>
          <table:table-cell table:style-name="ce685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 table:number-columns-repeated="7"/>
          <table:table-cell table:style-name="ce685"/>
          <table:table-cell table:style-name="ce795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06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2x+5) / (4x+1) &gt; 0" calcext:value-type="string" table:number-columns-spanned="5" table:number-rows-spanned="1">
            <text:p>(2x+5) / (4x+1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50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50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-2.5" calcext:value-type="float">
            <text:p>-2,5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50" table:formula="of:=IF([.H137]=1;&quot;&quot;;[.F128])" office:value-type="string" office:string-value="-1/4" calcext:value-type="string">
            <text:p>-1/4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50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-2.5" calcext:value-type="float">
            <text:p>- 5/2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-1/4" calcext:value-type="string">
            <text:p>-1/4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1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600"/>
          <table:covered-table-cell table:number-columns-repeated="5" table:style-name="ce721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8" table:formula="of:=[.C133]" office:value-type="string" office:string-value="(2x+5) / (4x+1) = 0" calcext:value-type="string">
            <text:p>(2x+5) / (4x+1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721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19" table:formula="of:=[.H141]" office:value-type="string" office:string-value="(2x+5) / (4x+1) &gt; 0" calcext:value-type="string">
            <text:p>(2x+5) / (4x+1) &g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871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622"/>
          <table:table-cell table:style-name="ce685"/>
          <table:table-cell table:style-name="ce622" table:number-columns-repeated="2"/>
          <table:table-cell table:style-name="ce685"/>
          <table:table-cell table:style-name="ce735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63"/>
          <table:covered-table-cell table:style-name="ce622"/>
          <table:covered-table-cell table:style-name="ce685"/>
          <table:covered-table-cell table:number-columns-repeated="2" table:style-name="ce622"/>
          <table:covered-table-cell table:style-name="ce685"/>
          <table:covered-table-cell table:style-name="ce735"/>
          <table:covered-table-cell table:number-columns-repeated="5" table:style-name="ce685"/>
          <table:covered-table-cell table:style-name="ce843"/>
          <table:covered-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style-name="ce622"/>
          <table:table-cell table:style-name="ce663"/>
          <table:table-cell table:style-name="ce622"/>
          <table:table-cell table:style-name="ce685"/>
          <table:table-cell table:style-name="ce622" table:number-columns-repeated="2"/>
          <table:table-cell table:style-name="ce685"/>
          <table:table-cell table:style-name="ce735"/>
          <table:table-cell table:style-name="ce685" table:number-columns-repeated="5"/>
          <table:table-cell table:style-name="ce843"/>
          <table:table-cell table:style-name="ce839"/>
          <table:table-cell/>
          <table:table-cell table:style-name="ce839" table:number-columns-repeated="1007"/>
          <table:table-cell table:style-name="ce795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5">
          <table:table-cell/>
          <table:table-cell table:style-name="ce722" table:formula="of:=RANK([.D152];[.$D$152:.$D$154])" office:value-type="float" office:value="2" calcext:value-type="float">
            <text:p>2</text:p>
          </table:table-cell>
          <table:table-cell table:style-name="ce758" table:formula="of:=VLOOKUP([.O7];[.$B$3:.$N$32];13)" office:value-type="string" office:string-value="7/5" calcext:value-type="string">
            <text:p>7/5</text:p>
          </table:table-cell>
          <table:table-cell table:style-name="ce758" table:formula="of:=VLOOKUP([.O7];[.$B$3:.$N$32];10)" office:value-type="float" office:value="1.4" calcext:value-type="float">
            <text:p>1,4</text:p>
          </table:table-cell>
          <table:table-cell table:style-name="ce764" table:formula="of:=IF([.B152]=3;[.D152];IF([.B153]=3;[.D153];IF([.B154]=3;[.D154])))" office:value-type="float" office:value="-0.4" calcext:value-type="float">
            <text:p>- 2/5 </text:p>
          </table:table-cell>
          <table:table-cell table:style-name="ce758" table:formula="of:=IF([.B152]=3;[.D152];IF([.B153]=3;[.D153];IF([.B154]=3;[.D154])))" office:value-type="float" office:value="-0.4" calcext:value-type="float">
            <text:p>-0,4</text:p>
          </table:table-cell>
          <table:table-cell table:style-name="ce777" table:formula="of:=VLOOKUP([.O7];[.$B$3:.$N$32];2)" office:value-type="float" office:value="5" calcext:value-type="float">
            <text:p>5</text:p>
          </table:table-cell>
          <table:table-cell table:style-name="ce777" table:formula="of:=VLOOKUP([.O7];[.$B$3:.$N$32];3)" office:value-type="float" office:value="-7" calcext:value-type="float">
            <text:p>-7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5x-7)" calcext:value-type="string">
            <text:p>(5x-7)</text:p>
          </table:table-cell>
          <table:table-cell table:style-name="ce786" table:formula="of:=VLOOKUP([.O8];[.$B$3:.$N$32];4)" office:value-type="string" office:string-value="(-5x-2)" calcext:value-type="string">
            <text:p>(-5x-2)</text:p>
          </table:table-cell>
          <table:table-cell table:style-name="ce786" table:formula="of:=VLOOKUP([.O9];[.$B$3:.$N$32];4)" office:value-type="string" office:string-value="(4x-7)" calcext:value-type="string">
            <text:p>(4x-7)</text:p>
          </table:table-cell>
          <table:table-cell table:number-columns-repeated="1012"/>
        </table:table-row>
        <table:table-row table:style-name="ro5">
          <table:table-cell/>
          <table:table-cell table:style-name="ce722" table:formula="of:=RANK([.D153];[.$D$152:.$D$154])" office:value-type="float" office:value="3" calcext:value-type="float">
            <text:p>3</text:p>
          </table:table-cell>
          <table:table-cell table:style-name="ce758" table:formula="of:=VLOOKUP([.O8];[.$B$3:.$N$32];13)" office:value-type="string" office:string-value="-2/5" calcext:value-type="string">
            <text:p>-2/5</text:p>
          </table:table-cell>
          <table:table-cell table:style-name="ce758" table:formula="of:=VLOOKUP([.O8];[.$B$3:.$N$32];10)" office:value-type="float" office:value="-0.4" calcext:value-type="float">
            <text:p>-0,4</text:p>
          </table:table-cell>
          <table:table-cell table:style-name="ce764" table:formula="of:=IF([.B152]=2;[.D152];IF([.B153]=2;[.D153];IF([.B154]=2;[.D154])))" office:value-type="float" office:value="1.4" calcext:value-type="float">
            <text:p><text:s/>7/5 </text:p>
          </table:table-cell>
          <table:table-cell table:style-name="ce758" table:formula="of:=IF([.B152]=2;[.D152];IF([.B153]=2;[.D153];IF([.B154]=2;[.D154])))" office:value-type="float" office:value="1.4" calcext:value-type="float">
            <text:p>1,4</text:p>
          </table:table-cell>
          <table:table-cell table:style-name="ce777" table:formula="of:=VLOOKUP([.O8];[.$B$3:.$N$32];2)" office:value-type="float" office:value="-5" calcext:value-type="float">
            <text:p>-5</text:p>
          </table:table-cell>
          <table:table-cell table:style-name="ce777" table:formula="of:=VLOOKUP([.O8];[.$B$3:.$N$32];3)" office:value-type="float" office:value="-2" calcext:value-type="float">
            <text:p>-2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7/4" calcext:value-type="string">
            <text:p>7/4</text:p>
          </table:table-cell>
          <table:table-cell table:style-name="ce758" table:formula="of:=VLOOKUP([.O9];[.$B$3:.$N$32];10)" office:value-type="float" office:value="1.75" calcext:value-type="float">
            <text:p>1,75</text:p>
          </table:table-cell>
          <table:table-cell table:style-name="ce764" table:formula="of:=IF([.B152]=1;[.D152];IF([.B153]=1;[.D153];IF([.B154]=1;[.D154])))" office:value-type="float" office:value="1.75" calcext:value-type="float">
            <text:p><text:s/>7/4 </text:p>
          </table:table-cell>
          <table:table-cell table:style-name="ce758" table:formula="of:=IF([.B152]=1;[.D152];IF([.B153]=1;[.D153];IF([.B154]=1;[.D154])))" office:value-type="float" office:value="1.75" calcext:value-type="float">
            <text:p>1,75</text:p>
          </table:table-cell>
          <table:table-cell table:style-name="ce758" table:formula="of:=VLOOKUP([.O9];[.$B$3:.$N$32];2)" office:value-type="float" office:value="4" calcext:value-type="float">
            <text:p>4</text:p>
          </table:table-cell>
          <table:table-cell table:style-name="ce777" table:formula="of:=VLOOKUP([.O9];[.$B$3:.$N$32];3)" office:value-type="float" office:value="-7" calcext:value-type="float">
            <text:p>-7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11"/>
          <table:table-cell table:style-name="ce615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-0.4" calcext:value-type="float" table:number-columns-spanned="2" table:number-rows-spanned="1">
            <text:p>- 2/5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1.4" calcext:value-type="float" table:number-columns-spanned="2" table:number-rows-spanned="1">
            <text:p><text:s/>7/5 </text:p>
          </table:table-cell>
          <table:covered-table-cell table:style-name="ce680"/>
          <table:table-cell table:style-name="ce680"/>
          <table:table-cell table:style-name="ce753" table:formula="of:=[.F154]" office:value-type="float" office:value="1.75" calcext:value-type="float" table:number-columns-spanned="2" table:number-rows-spanned="1">
            <text:p><text:s/>7/4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J152])" office:value-type="string" office:string-value="Signe de (5x-7)" calcext:value-type="string">
            <text:p>Signe de (5x-7)</text:p>
          </table:table-cell>
          <table:table-cell table:style-name="ce743" table:formula="of:=IF(SIGN([.G152]*([.F152]-1)+[.H152])=1;&quot;+&quot;;&quot;-&quot;)" office:value-type="string" office:string-value="-" calcext:value-type="string">
            <text:p>-</text:p>
          </table:table-cell>
          <table:table-cell table:style-name="ce754" table:formula="of:=IF([.D152]=[.F152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2]*AVERAGE([.F153];[.F154])+[.H152])=1;&quot;+&quot;;&quot;-&quot;)" office:value-type="string" office:string-value="+" calcext:value-type="string">
            <text:p>+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2]*([.F154]+1)+[.H152])=1;&quot;+&quot;;&quot;-&quot;)" office:value-type="string" office:string-value="+" calcext:value-type="string">
            <text:p>+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K152])" office:value-type="string" office:string-value="Signe de (-5x-2)" calcext:value-type="string">
            <text:p>Signe de (-5x-2)</text:p>
          </table:table-cell>
          <table:table-cell table:style-name="ce743" table:formula="of:=IF(SIGN([.G153]*([.F152]-1)+[.H153])=1;&quot;+&quot;;&quot;-&quot;)" office:value-type="string" office:string-value="+" calcext:value-type="string">
            <text:p>+</text:p>
          </table:table-cell>
          <table:table-cell table:style-name="ce754" table:formula="of:=IF([.D153]=[.F15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3]*AVERAGE([.F153];[.F154])+[.H153])=1;&quot;+&quot;;&quot;-&quot;)" office:value-type="string" office:string-value="-" calcext:value-type="string">
            <text:p>-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53]*([.F154]+1)+[.H153])=1;&quot;+&quot;;&quot;-&quot;)" office:value-type="string" office:string-value="-" calcext:value-type="string">
            <text:p>-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L152])" office:value-type="string" office:string-value="Signe de (4x-7)" calcext:value-type="string">
            <text:p>Signe de (4x-7)</text:p>
          </table:table-cell>
          <table:table-cell table:style-name="ce743" table:formula="of:=IF(SIGN([.G154]*([.F152]-1)+[.H154])=1;&quot;+&quot;;&quot;-&quot;)" office:value-type="string" office:string-value="-" calcext:value-type="string">
            <text:p>-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2];[.F153])+[.H154])=1;&quot;+&quot;;&quot;-&quot;)" office:value-type="string" office:string-value="-" calcext:value-type="string">
            <text:p>-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54]*AVERAGE([.F153];[.F154])+[.H154])=1;&quot;+&quot;;&quot;-&quot;)" office:value-type="string" office:string-value="-" calcext:value-type="string">
            <text:p>-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54]*([.F154]+1)+[.H154])=1;&quot;+&quot;;&quot;-&quot;)" office:value-type="string" office:string-value="+" calcext:value-type="string">
            <text:p>+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J152];[.K152];[.L152])" office:value-type="string" office:string-value="Signe de (5x-7)(-5x-2)(4x-7)" calcext:value-type="string">
            <text:p>Signe de (5x-7)(-5x-2)(4x-7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+" calcext:value-type="string">
            <text:p>+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606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9" table:formula="of:=COM.MICROSOFT.CONCAT([.J152];[.K152];[.L152];&quot; = 0&quot;)" office:value-type="string" office:string-value="(5x-7)(-5x-2)(4x-7) = 0" calcext:value-type="string" table:number-columns-spanned="6" table:number-rows-spanned="1">
            <text:p>(5x-7)(-5x-2)(4x-7) = 0</text:p>
          </table:table-cell>
          <table:covered-table-cell table:number-columns-repeated="5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5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-0.4" calcext:value-type="float">
            <text:p>- 2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1.4" calcext:value-type="float">
            <text:p><text:s/>7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1.75" calcext:value-type="float">
            <text:p><text:s/>7/4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 table:number-columns-repeated="6"/>
          <table:table-cell table:style-name="ce772" table:number-columns-repeated="2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6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43" office:value-type="string" calcext:value-type="string" table:number-columns-spanned="2" table:number-rows-spanned="1">
            <text:p>Choix inéqua</text:p>
          </table:table-cell>
          <table:covered-table-cell table:style-name="ce6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4" calcext:value-type="float">
            <text:p>4</text:p>
          </table:table-cell>
          <table:table-cell table:style-name="ce766" table:formula="of:=IF([.F166]=1;&quot;≥&quot;;IF([.F166]=2;&quot;&gt;&quot;;IF([.F166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-" calcext:value-type="string">
            <text:p>-</text:p>
          </table:table-cell>
          <table:table-cell table:style-name="ce767" table:formula="of:=IF([.F167]=&quot;-&quot;;&quot;+&quot;;&quot;-&quot;)" office:value-type="string" office:string-value="+" calcext:value-type="string">
            <text:p>+</text:p>
          </table:table-cell>
          <table:table-cell table:style-name="ce685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85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7"/>
          <table:table-cell table:style-name="ce685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606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5x-7)(-5x-2)(4x-7) &lt; 0" calcext:value-type="string" table:number-columns-spanned="5" table:number-rows-spanned="1">
            <text:p>(5x-7)(-5x-2)(4x-7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50" table:formula="of:=IF(OR([.F166]=2;[.F166]=4;[.B160]=[.F167]);&quot;]&quot;;&quot;[&quot;)" office:value-type="string" office:string-value="]" calcext:value-type="string">
            <text:p>]</text:p>
          </table:table-cell>
          <table:table-cell table:style-name="ce650" table:formula="of:=IF([.B160]=[.F167];&quot;-infini&quot;;[.F152])" office:value-type="float" office:value="-0.4" calcext:value-type="float">
            <text:p>-0,4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1.4" calcext:value-type="float">
            <text:p>1,4</text:p>
          </table:table-cell>
          <table:table-cell table:style-name="ce731" table:formula="of:=IF(OR([.F166]=2;[.F166]=4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]" calcext:value-type="string">
            <text:p>]</text:p>
          </table:table-cell>
          <table:table-cell table:style-name="ce650" table:formula="of:=IF([.H160]=[.F167];[.F153];[.F154])" office:value-type="float" office:value="1.75" calcext:value-type="float">
            <text:p>1,7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50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]" calcext:value-type="string">
            <text:p>]</text:p>
          </table:table-cell>
          <table:table-cell table:style-name="ce756" table:formula="of:=IF([.B160]=[.F167];[.B156];[.C156])" office:value-type="float" office:value="-0.4" calcext:value-type="float">
            <text:p>- 2/5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1.4" calcext:value-type="float">
            <text:p><text:s/>7/5 </text:p>
          </table:table-cell>
          <table:table-cell table:style-name="ce736" table:formula="of:=[.F171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]" calcext:value-type="string">
            <text:p>]</text:p>
          </table:table-cell>
          <table:table-cell table:style-name="ce756" table:formula="of:=IF([.H160]=[.F167];[.F156];[.I156])" office:value-type="float" office:value="1.75" calcext:value-type="float">
            <text:p><text:s/>7/4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61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600"/>
          <table:covered-table-cell table:number-columns-repeated="5" table:style-name="ce721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8" table:formula="of:=[.C162]" office:value-type="string" office:string-value="(5x-7)(-5x-2)(4x-7) = 0" calcext:value-type="string">
            <text:p>(5x-7)(-5x-2)(4x-7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721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9" table:formula="of:=[.H170]" office:value-type="string" office:string-value="(5x-7)(-5x-2)(4x-7) &lt; 0" calcext:value-type="string">
            <text:p>(5x-7)(-5x-2)(4x-7) &lt;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 table:number-columns-repeated="20"/>
          <table:table-cell table:number-columns-repeated="1004"/>
        </table:table-row>
        <table:table-row table:style-name="ro5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871"/>
          <table:table-cell table:style-name="ce871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5">
          <table:table-cell table:style-name="ce871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5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5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3" calcext:value-type="float">
            <text:p>3</text:p>
          </table:table-cell>
          <table:table-cell table:style-name="ce758" table:formula="of:=VLOOKUP([.O10];[.$B$3:.$N$32];13)" office:value-type="string" office:string-value="-1/10" calcext:value-type="string">
            <text:p>-1/10</text:p>
          </table:table-cell>
          <table:table-cell table:style-name="ce758" table:formula="of:=VLOOKUP([.O10];[.$B$3:.$N$32];10)" office:value-type="float" office:value="-0.1" calcext:value-type="float">
            <text:p>-0,1</text:p>
          </table:table-cell>
          <table:table-cell table:style-name="ce764" table:formula="of:=IF([.B181]=3;[.D181];IF([.B182]=3;[.D182];IF([.B183]=3;[.D183])))" office:value-type="float" office:value="-0.1" calcext:value-type="float">
            <text:p>- 1/10</text:p>
          </table:table-cell>
          <table:table-cell table:style-name="ce758" table:formula="of:=IF([.B181]=3;[.D181];IF([.B182]=3;[.D182];IF([.B183]=3;[.D183])))" office:value-type="float" office:value="-0.1" calcext:value-type="float">
            <text:p>-0,1</text:p>
          </table:table-cell>
          <table:table-cell table:style-name="ce777" table:formula="of:=VLOOKUP([.O10];[.$B$3:.$N$32];2)" office:value-type="float" office:value="10" calcext:value-type="float">
            <text:p>10</text:p>
          </table:table-cell>
          <table:table-cell table:style-name="ce777" table:formula="of:=VLOOKUP([.O10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10x+1)" calcext:value-type="string">
            <text:p>(10x+1)</text:p>
          </table:table-cell>
          <table:table-cell table:style-name="ce786" table:formula="of:=VLOOKUP([.O11];[.$B$3:.$N$32];4)" office:value-type="string" office:string-value="(7x-1)" calcext:value-type="string">
            <text:p>(7x-1)</text:p>
          </table:table-cell>
          <table:table-cell table:style-name="ce786" table:formula="of:=VLOOKUP([.O12];[.$B$3:.$N$32];4)" office:value-type="string" office:string-value="(9x-2)" calcext:value-type="string">
            <text:p>(9x-2)</text:p>
          </table:table-cell>
          <table:table-cell table:number-columns-repeated="1012"/>
        </table:table-row>
        <table:table-row table:style-name="ro5">
          <table:table-cell table:style-name="ce722" office:value-type="float" office:value="2" calcext:value-type="float">
            <text:p>2</text:p>
          </table:table-cell>
          <table:table-cell table:style-name="ce722" table:formula="of:=RANK([.D182];[.$D$181:.$D$183])" office:value-type="float" office:value="2" calcext:value-type="float">
            <text:p>2</text:p>
          </table:table-cell>
          <table:table-cell table:style-name="ce758" table:formula="of:=VLOOKUP([.O11];[.$B$3:.$N$32];13)" office:value-type="string" office:string-value="1/7" calcext:value-type="string">
            <text:p>1/7</text:p>
          </table:table-cell>
          <table:table-cell table:style-name="ce758" table:formula="of:=VLOOKUP([.O11];[.$B$3:.$N$32];10)" office:value-type="float" office:value="0.142857142857143" calcext:value-type="float">
            <text:p>0,142857142857143</text:p>
          </table:table-cell>
          <table:table-cell table:style-name="ce764" table:formula="of:=IF([.B181]=2;[.D181];IF([.B182]=2;[.D182];IF([.B183]=2;[.D183])))" office:value-type="float" office:value="0.142857142857143" calcext:value-type="float">
            <text:p><text:s/>1/7 </text:p>
          </table:table-cell>
          <table:table-cell table:style-name="ce758" table:formula="of:=IF([.B181]=2;[.D181];IF([.B182]=2;[.D182];IF([.B183]=2;[.D183])))" office:value-type="float" office:value="0.142857142857143" calcext:value-type="float">
            <text:p>0,142857142857143</text:p>
          </table:table-cell>
          <table:table-cell table:style-name="ce777" table:formula="of:=VLOOKUP([.O11];[.$B$3:.$N$32];2)" office:value-type="float" office:value="7" calcext:value-type="float">
            <text:p>7</text:p>
          </table:table-cell>
          <table:table-cell table:style-name="ce777" table:formula="of:=VLOOKUP([.O11];[.$B$3:.$N$32];3)" office:value-type="float" office:value="-1" calcext:value-type="float">
            <text:p>-1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table:style-name="ce722" table:formula="of:=RANK([.D183];[.$D$181:.$D$183])" office:value-type="float" office:value="1" calcext:value-type="float">
            <text:p>1</text:p>
          </table:table-cell>
          <table:table-cell table:style-name="ce758" table:formula="of:=VLOOKUP([.O12];[.$B$3:.$N$32];13)" office:value-type="string" office:string-value="2/9" calcext:value-type="string">
            <text:p>2/9</text:p>
          </table:table-cell>
          <table:table-cell table:style-name="ce758" table:formula="of:=VLOOKUP([.O12];[.$B$3:.$N$32];10)" office:value-type="float" office:value="0.222222222222222" calcext:value-type="float">
            <text:p>0,222222222222222</text:p>
          </table:table-cell>
          <table:table-cell table:style-name="ce764" table:formula="of:=IF([.B181]=1;[.D181];IF([.B182]=1;[.D182];IF([.B183]=1;[.D183])))" office:value-type="float" office:value="0.222222222222222" calcext:value-type="float">
            <text:p><text:s/>2/9 </text:p>
          </table:table-cell>
          <table:table-cell table:style-name="ce758" table:formula="of:=IF([.B181]=1;[.D181];IF([.B182]=1;[.D182];IF([.B183]=1;[.D183])))" office:value-type="float" office:value="0.222222222222222" calcext:value-type="float">
            <text:p>0,222222222222222</text:p>
          </table:table-cell>
          <table:table-cell table:style-name="ce758" table:formula="of:=VLOOKUP([.O12];[.$B$3:.$N$32];2)" office:value-type="float" office:value="9" calcext:value-type="float">
            <text:p>9</text:p>
          </table:table-cell>
          <table:table-cell table:style-name="ce777" table:formula="of:=VLOOKUP([.O12];[.$B$3:.$N$32];3)" office:value-type="float" office:value="-2" calcext:value-type="float">
            <text:p>-2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5">
          <table:table-cell table:number-columns-repeated="11"/>
          <table:table-cell table:style-name="ce615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5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0.1" calcext:value-type="float" table:number-columns-spanned="2" table:number-rows-spanned="1">
            <text:p>- 1/10</text:p>
          </table:table-cell>
          <table:covered-table-cell table:style-name="ce754"/>
          <table:table-cell table:style-name="ce754"/>
          <table:table-cell table:style-name="ce753" table:formula="of:=[.F182]" office:value-type="float" office:value="0.142857142857143" calcext:value-type="float" table:number-columns-spanned="2" table:number-rows-spanned="1">
            <text:p><text:s/>1/7 </text:p>
          </table:table-cell>
          <table:covered-table-cell table:style-name="ce680"/>
          <table:table-cell table:style-name="ce680"/>
          <table:table-cell table:style-name="ce753" table:formula="of:=[.F183]" office:value-type="float" office:value="0.222222222222222" calcext:value-type="float" table:number-columns-spanned="2" table:number-rows-spanned="1">
            <text:p><text:s/>2/9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J181])" office:value-type="string" office:string-value="Signe de (10x+1)" calcext:value-type="string">
            <text:p>Signe de (10x+1)</text:p>
          </table:table-cell>
          <table:table-cell table:style-name="ce743" table:formula="of:=IF(SIGN([.G181]*([.F181]-1)+[.H181])=1;&quot;+&quot;;&quot;-&quot;)" office:value-type="string" office:string-value="-" calcext:value-type="string">
            <text:p>-</text:p>
          </table:table-cell>
          <table:table-cell table:style-name="ce754" table:formula="of:=IF([.D181]=[.F181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1]*([.F183]+1)+[.H181])=1;&quot;+&quot;;&quot;-&quot;)" office:value-type="string" office:string-value="+" calcext:value-type="string">
            <text:p>+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K181])" office:value-type="string" office:string-value="Signe de (7x-1)" calcext:value-type="string">
            <text:p>Signe de (7x-1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2]*AVERAGE([.F181];[.F182])+[.H182])=1;&quot;+&quot;;&quot;-&quot;)" office:value-type="string" office:string-value="-" calcext:value-type="string">
            <text:p>-</text:p>
          </table:table-cell>
          <table:table-cell table:style-name="ce754" table:formula="of:=IF([.D182]=[.F182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80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5">
          <table:table-cell table:style-name="ce712" table:formula="of:=COM.MICROSOFT.CONCAT(&quot;Signe de &quot;;[.L181])" office:value-type="string" office:string-value="Signe de (9x-2)" calcext:value-type="string">
            <text:p>Signe de (9x-2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table:number-columns-spanned="2" table:number-rows-spanned="1">
            <text:p/>
          </table:table-cell>
          <table:covered-table-cell table:style-name="ce680"/>
          <table:table-cell table:style-name="ce754" table:formula="of:=IF(SIGN([.G183]*AVERAGE([.F182];[.F183])+[.H183])=1;&quot;+&quot;;&quot;-&quot;)" office:value-type="string" office:string-value="-" calcext:value-type="string">
            <text:p>-</text:p>
          </table:table-cell>
          <table:table-cell table:style-name="ce754" table:formula="of:=IF([.D183]=[.F183];0;&quot;&quot;)" office:value-type="float" office:value="0" calcext:value-type="float" table:number-columns-spanned="2" table:number-rows-spanned="1">
            <text:p>0</text:p>
          </table:table-cell>
          <table:covered-table-cell table:style-name="ce680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5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1 / [(10x+1)(7x-1)(9x-2)]" calcext:value-type="string">
            <text:p>Signe de 1 / [(10x+1)(7x-1)(9x-2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I187]=0;[.I188]=0);&quot;||&quot;;0);IF([.I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5">
          <table:table-cell table:style-name="ce606" office:value-type="string" calcext:value-type="string" table:number-columns-spanned="2" table:number-rows-spanned="1">
            <text:p>Ensemble solution de l’équation :</text:p>
          </table:table-cell>
          <table:covered-table-cell table:style-name="ce871"/>
          <table:table-cell table:style-name="ce669" table:formula="of:=IF([.A182]=2;COM.MICROSOFT.CONCAT(&quot;1 / [&quot;;[.J181];[.K181];[.L181];&quot;] = 0&quot;);IF([.A182]=1;COM.MICROSOFT.CONCAT([.J181];[.K181];&quot; / &quot;;[.L181];&quot; = 0&quot;);COM.MICROSOFT.CONCAT([.J181];&quot; / [&quot;;[.K181];[.L181];&quot;] = 0&quot;)))" office:value-type="string" office:string-value="1 / [(10x+1)(7x-1)(9x-2)] = 0" calcext:value-type="string" table:number-columns-spanned="6" table:number-rows-spanned="1">
            <text:p>1 / [(10x+1)(7x-1)(9x-2)] = 0</text:p>
          </table:table-cell>
          <table:covered-table-cell table:number-columns-repeated="5" table:style-name="ce871"/>
          <table:table-cell table:style-name="ce771" office:value-type="string" calcext:value-type="string">
            <text:p>Pts</text:p>
          </table:table-cell>
          <table:table-cell table:style-name="ce871" table:number-columns-repeated="5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731" table:formula="of:=IF([.$A$182]=2;&quot;Ø&quot;;&quot;{&quot;)" office:value-type="string" office:string-value="Ø" calcext:value-type="string">
            <text:p>Ø</text:p>
          </table:table-cell>
          <table:table-cell table:style-name="ce755" table:formula="of:=IF([.$A$182]=2;&quot;&quot;;IF([.C189]=0;[.C185];IF([.F189]=0;[.F185];[.I185])))">
            <text:p/>
          </table:table-cell>
          <table:table-cell table:style-name="ce731" table:formula="of:=IF([.$A$182]=2;&quot;&quot;;IF([.$A$182]=0;&quot;}&quot;;IF([.$A$182]=1;&quot;;&quot;;&quot;&quot;)))">
            <text:p/>
          </table:table-cell>
          <table:table-cell table:style-name="ce755" table:formula="of:=IF([.$A$182]=2;&quot;&quot;;IF([.$A$182]=0;&quot;&quot;;IF(AND([.C189]=0;[.F189]=0);[.F185];[.I185])))">
            <text:p/>
          </table:table-cell>
          <table:table-cell table:style-name="ce731" table:formula="of:=IF([.$A$182]=2;&quot;&quot;;IF([.$A$182]=0;&quot;&quot;;&quot;}&quot;))">
            <text:p/>
          </table:table-cell>
          <table:table-cell table:style-name="ce755" table:formula="of:=&quot;&quot;">
            <text:p/>
          </table:table-cell>
          <table:table-cell table:style-name="ce731" table:formula="of:=&quot;&quot;">
            <text:p/>
          </table:table-cell>
          <table:table-cell table:style-name="ce722" table:formula="of:=7-COUNTBLANK([.B192:.H192])" office:value-type="float" office:value="1" calcext:value-type="float">
            <text:p>1</text:p>
          </table:table-cell>
          <table:table-cell table:style-name="ce795" table:number-columns-repeated="5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 table:number-columns-repeated="4"/>
          <table:table-cell table:style-name="ce755"/>
          <table:table-cell table:style-name="ce871"/>
          <table:table-cell table:style-name="ce755"/>
          <table:table-cell table:style-name="ce772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64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43" office:value-type="string" calcext:value-type="string" table:number-columns-spanned="2" table:number-rows-spanned="1">
            <text:p>Choix inéqua</text:p>
          </table:table-cell>
          <table:covered-table-cell table:style-name="ce64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871"/>
          <table:table-cell table:style-name="ce795" table:number-columns-repeated="4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871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office:value-type="float" office:value="2" calcext:value-type="float">
            <text:p>2</text:p>
          </table:table-cell>
          <table:table-cell table:style-name="ce766" table:formula="of:=IF([.F195]=1;&quot;≥&quot;;IF([.F195]=2;&quot;&gt;&quot;;IF([.F195]=3;&quot;≤&quot;;&quot;&lt;&quot;)))" office:value-type="string" office:string-value="&gt;" calcext:value-type="string">
            <text:p>&g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+" calcext:value-type="string">
            <text:p>+</text:p>
          </table:table-cell>
          <table:table-cell table:style-name="ce767" table:formula="of:=IF([.F196]=&quot;-&quot;;&quot;+&quot;;&quot;-&quot;)" office:value-type="string" office:string-value="-" calcext:value-type="string">
            <text:p>-</text:p>
          </table:table-cell>
          <table:table-cell table:style-name="ce685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85"/>
          <table:table-cell table:style-name="ce795"/>
          <table:table-cell table:style-name="ce795" office:value-type="string" calcext:value-type="string">
            <text:p><text:span text:style-name="T20">CONCAT(</text:span><text:span text:style-name="T21">J181</text:span><text:span text:style-name="T20">;</text:span><text:span text:style-name="T22">K181</text:span><text:span text:style-name="T20">;</text:span><text:span text:style-name="T23">L181</text:span><text:span text:style-name="T20">;" ";</text:span><text:span text:style-name="T24">G195</text:span><text:span text:style-name="T20">;" 0")</text:span></text:p>
          </table:table-cell>
          <table:table-cell table:style-name="ce795" table:number-columns-repeated="4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7"/>
          <table:table-cell table:style-name="ce685"/>
          <table:table-cell table:style-name="ce795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606" office:value-type="string" calcext:value-type="string" table:number-columns-spanned="7" table:number-rows-spanned="1">
            <text:p>Ensemble solution de l’inéquation <text:span text:style-name="T19">f </text:span>(<text:span text:style-name="T19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IF([.A182]=2;COM.MICROSOFT.CONCAT(&quot;1 / [&quot;;[.J181];[.K181];[.L181];&quot;] &quot;;[.G195];&quot; 0&quot;);IF([.A182]=1;COM.MICROSOFT.CONCAT([.J181];[.K181];&quot; / &quot;;[.L181];&quot; &quot;;[.G195];&quot; 0&quot;);COM.MICROSOFT.CONCAT([.J181];&quot; / [&quot;;[.K181];[.L181];&quot;] &quot;;[.G195];&quot; 0&quot;)))" office:value-type="string" office:string-value="1 / [(10x+1)(7x-1)(9x-2)] &gt; 0" calcext:value-type="string" table:number-columns-spanned="5" table:number-rows-spanned="1">
            <text:p>1 / [(10x+1)(7x-1)(9x-2)]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871" table:number-columns-repeated="2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4" office:value-type="string" calcext:value-type="string">
            <text:p>S=</text:p>
          </table:table-cell>
          <table:table-cell table:style-name="ce650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50" table:formula="of:=IF([.B189]=[.F196];&quot;-infini&quot;;[.F181])" office:value-type="float" office:value="-0.1" calcext:value-type="float">
            <text:p>-0,1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0.142857142857143" calcext:value-type="float">
            <text:p>0,142857142857143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50" table:formula="of:=IF([.H189]=[.F196];[.F182];[.F183])" office:value-type="float" office:value="0.222222222222222" calcext:value-type="float">
            <text:p>0,222222222222222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50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0.1" calcext:value-type="float">
            <text:p>- 1/10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0.142857142857143" calcext:value-type="float">
            <text:p><text:s/>1/7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0.222222222222222" calcext:value-type="float">
            <text:p><text:s/>2/9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5" table:number-columns-repeated="8"/>
          <table:table-cell table:style-name="ce871" table:number-columns-repeated="6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615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600"/>
          <table:covered-table-cell table:number-columns-repeated="5" table:style-name="ce721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8" table:formula="of:=[.C191]" office:value-type="string" office:string-value="1 / [(10x+1)(7x-1)(9x-2)] = 0" calcext:value-type="string">
            <text:p>1 / [(10x+1)(7x-1)(9x-2)]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number-columns-repeated="2"/>
          <table:table-cell table:style-name="ce721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>
          <table:table-cell table:style-name="ce719" table:formula="of:=[.H199]" office:value-type="string" office:string-value="1 / [(10x+1)(7x-1)(9x-2)] &gt; 0" calcext:value-type="string">
            <text:p>1 / [(10x+1)(7x-1)(9x-2)] &gt;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38" table:formula="of:=IF(ISBLANK([$'Niveau 6'.H24]);0;IF([.G200]=[$'Niveau 6'.H24];1;-0.5))" office:value-type="float" office:value="0" calcext:value-type="float">
            <text:p>0</text:p>
          </table:table-cell>
          <table:table-cell table:style-name="ce738" table:formula="of:=IF(ISBLANK([$'Niveau 6'.J24]);0;IF([.H200]=[$'Niveau 6'.J24];1;-0.5))" office:value-type="float" office:value="0" calcext:value-type="float">
            <text:p>0</text:p>
          </table:table-cell>
          <table:table-cell table:style-name="ce738" table:formula="of:=IF(ISBLANK([$'Niveau 6'.K24]);0;IF([.I200]=[$'Niveau 6'.K24];1;-0.5))" office:value-type="float" office:value="0" calcext:value-type="float">
            <text:p>0</text:p>
          </table:table-cell>
          <table:table-cell table:style-name="ce738" table:formula="of:=IF(ISBLANK([$'Niveau 6'.L24]);0;IF([.J200]=[$'Niveau 6'.L24];1;-0.5))" office:value-type="float" office:value="0" calcext:value-type="float">
            <text:p>0</text:p>
          </table:table-cell>
          <table:table-cell table:style-name="ce738" table:formula="of:=IF(ISBLANK([$'Niveau 6'.M24]);0;IF([.K200]=[$'Niveau 6'.M24];1;-0.5))" office:value-type="float" office:value="0" calcext:value-type="float">
            <text:p>0</text:p>
          </table:table-cell>
          <table:table-cell table:style-name="ce738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871"/>
          <table:table-cell table:style-name="ce839"/>
          <table:table-cell table:style-name="ce871" table:number-columns-repeated="5"/>
          <table:table-cell table:number-columns-repeated="1004"/>
        </table:table-row>
        <table:table-row table:style-name="ro5" table:number-rows-repeated="10483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ynthèse" table:style-name="ta3" table:protected="true" table:protection-key="kad+UwOI25loLLCjqhRPSrpMhjI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7" table:default-cell-style-name="ce896"/>
        <table:table-column table:style-name="co38" table:default-cell-style-name="ce896"/>
        <table:table-column table:style-name="co39" table:default-cell-style-name="ce896"/>
        <table:table-column table:style-name="co40" table:default-cell-style-name="ce896"/>
        <table:table-column table:style-name="co41" table:default-cell-style-name="ce896"/>
        <table:table-column table:style-name="co42" table:default-cell-style-name="ce896"/>
        <table:table-column table:style-name="co1" table:number-columns-repeated="1018" table:default-cell-style-name="ce896"/>
        <table:table-row table:style-name="ro11">
          <table:table-cell table:style-name="ce89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873" table:formula="of:=IF([.$G$1];&quot;Notes&quot;;&quot;&quot;)" office:value-type="string" office:string-value="Notes" calcext:value-type="string">
            <text:p>Notes</text:p>
          </table:table-cell>
          <table:table-cell table:style-name="ce892" table:formula="of:=IF([.$G$1];&quot;Moyenne&quot;;&quot;&quot;)" office:value-type="string" office:string-value="Moyenne" calcext:value-type="string" table:number-columns-spanned="1" table:number-rows-spanned="2">
            <text:p>Moyenne</text:p>
          </table:table-cell>
          <table:table-cell table:style-name="ce892" table:formula="of:=IF([.$G$1];&quot;Niveaux&quot;;&quot;&quot;)" office:value-type="string" office:string-value="Niveaux" calcext:value-type="string" table:number-columns-spanned="1" table:number-rows-spanned="2">
            <text:p>Niveaux</text:p>
          </table:table-cell>
          <table:table-cell table:style-name="ce883"/>
          <table:table-cell table:style-name="ce888" table:formula="of:=IF([.A14]=[.B100];1;0)" office:value-type="float" office:value="1" calcext:value-type="float">
            <text:p>1</text:p>
          </table:table-cell>
          <table:table-cell table:number-columns-repeated="1017"/>
        </table:table-row>
        <table:table-row table:style-name="ro11">
          <table:table-cell table:style-name="ce866" table:formula="of:=IF([.$G$1];&quot;1&quot;;&quot;&quot;)" office:value-type="string" office:string-value="1" calcext:value-type="string">
            <text:p>1</text:p>
          </table:table-cell>
          <table:table-cell table:style-name="ce866" office:value-type="string" calcext:value-type="string">
            <text:p>Niveau 1</text:p>
          </table:table-cell>
          <table:table-cell table:style-name="ce874" table:formula="of:=IF([.$G$1];[$Données.N61];&quot;&quot;)" office:value-type="float" office:value="0" calcext:value-type="float">
            <text:p>0,00</text:p>
          </table:table-cell>
          <table:covered-table-cell table:number-columns-repeated="2" table:style-name="ce879"/>
          <table:table-cell table:style-name="ce883"/>
          <table:table-cell table:number-columns-repeated="1018"/>
        </table:table-row>
        <table:table-row table:style-name="ro11">
          <table:table-cell table:style-name="ce867" table:formula="of:=IF([.$G$1];&quot;2&quot;;&quot;&quot;)" office:value-type="string" office:string-value="2" calcext:value-type="string">
            <text:p>2</text:p>
          </table:table-cell>
          <table:table-cell table:style-name="ce867" office:value-type="string" calcext:value-type="string">
            <text:p>Niveau 2</text:p>
          </table:table-cell>
          <table:table-cell table:style-name="ce875" table:formula="of:=IF([.$G$1];[$Données.N90];&quot;&quot;)" office:value-type="float" office:value="0" calcext:value-type="float">
            <text:p>0,00</text:p>
          </table:table-cell>
          <table:table-cell table:style-name="ce880" table:formula="of:=IF([.$G$1];ROUND(2*AVERAGE([.$C$2:.C3]);0)/2;&quot;&quot;)" office:value-type="float" office:value="0" calcext:value-type="float">
            <text:p>0</text:p>
          </table:table-cell>
          <table:table-cell table:style-name="ce867" table:formula="of:=IF([.$G$1];&quot;de 1 à 2&quot;;&quot;&quot;)" office:value-type="string" office:string-value="de 1 à 2" calcext:value-type="string">
            <text:p>de 1 à 2</text:p>
          </table:table-cell>
          <table:table-cell table:number-columns-repeated="1019"/>
        </table:table-row>
        <table:table-row table:style-name="ro11">
          <table:table-cell table:style-name="ce866" table:formula="of:=IF([.$G$1];&quot;3&quot;;&quot;&quot;)" office:value-type="string" office:string-value="3" calcext:value-type="string">
            <text:p>3</text:p>
          </table:table-cell>
          <table:table-cell table:style-name="ce866" office:value-type="string" calcext:value-type="string">
            <text:p>Niveau 3</text:p>
          </table:table-cell>
          <table:table-cell table:style-name="ce874" table:formula="of:=IF([.$G$1];[$Données.N118];&quot;&quot;)" office:value-type="float" office:value="0" calcext:value-type="float">
            <text:p>0,00</text:p>
          </table:table-cell>
          <table:table-cell table:style-name="ce881" table:formula="of:=IF([.$G$1];ROUND(2*AVERAGE([.$C$2:.C4]);0)/2;&quot;&quot;)" office:value-type="float" office:value="0" calcext:value-type="float">
            <text:p>0</text:p>
          </table:table-cell>
          <table:table-cell table:style-name="ce866" table:formula="of:=IF([.$G$1];&quot;de 1 à 3&quot;;&quot;&quot;)" office:value-type="string" office:string-value="de 1 à 3" calcext:value-type="string">
            <text:p>de 1 à 3</text:p>
          </table:table-cell>
          <table:table-cell table:style-name="ce884"/>
          <table:table-cell table:number-columns-repeated="1018"/>
        </table:table-row>
        <table:table-row table:style-name="ro11">
          <table:table-cell table:style-name="ce867" table:formula="of:=IF([.$G$1];&quot;4&quot;;&quot;&quot;)" office:value-type="string" office:string-value="4" calcext:value-type="string">
            <text:p>4</text:p>
          </table:table-cell>
          <table:table-cell table:style-name="ce867" office:value-type="string" calcext:value-type="string">
            <text:p>Niveau 4</text:p>
          </table:table-cell>
          <table:table-cell table:style-name="ce875" table:formula="of:=IF([.$G$1];[$Données.N146];&quot;&quot;)" office:value-type="float" office:value="0" calcext:value-type="float">
            <text:p>0,00</text:p>
          </table:table-cell>
          <table:table-cell table:style-name="ce880" table:formula="of:=IF([.$G$1];ROUND(2*AVERAGE([.$C$2:.C5]);0)/2;&quot;&quot;)" office:value-type="float" office:value="0" calcext:value-type="float">
            <text:p>0</text:p>
          </table:table-cell>
          <table:table-cell table:style-name="ce867" table:formula="of:=IF([.$G$1];&quot;de 1 à 4&quot;;&quot;&quot;)" office:value-type="string" office:string-value="de 1 à 4" calcext:value-type="string">
            <text:p>de 1 à 4</text:p>
          </table:table-cell>
          <table:table-cell table:style-name="ce884"/>
          <table:table-cell table:number-columns-repeated="2"/>
          <table:table-cell table:style-name="ce889"/>
          <table:table-cell table:number-columns-repeated="1015"/>
        </table:table-row>
        <table:table-row table:style-name="ro11">
          <table:table-cell table:style-name="ce866" table:formula="of:=IF([.$G$1];&quot;5&quot;;&quot;&quot;)" office:value-type="string" office:string-value="5" calcext:value-type="string">
            <text:p>5</text:p>
          </table:table-cell>
          <table:table-cell table:style-name="ce866" office:value-type="string" calcext:value-type="string">
            <text:p>Niveau 5</text:p>
          </table:table-cell>
          <table:table-cell table:style-name="ce874" table:formula="of:=IF([.$G$1];[$Données.N175];&quot;&quot;)" office:value-type="float" office:value="0" calcext:value-type="float">
            <text:p>0,00</text:p>
          </table:table-cell>
          <table:table-cell table:style-name="ce881" table:formula="of:=IF([.$G$1];ROUND(2*AVERAGE([.$C$2:.C6]);0)/2;&quot;&quot;)" office:value-type="float" office:value="0" calcext:value-type="float">
            <text:p>0</text:p>
          </table:table-cell>
          <table:table-cell table:style-name="ce866" table:formula="of:=IF([.$G$1];&quot;de 1 à 5&quot;;&quot;&quot;)" office:value-type="string" office:string-value="de 1 à 5" calcext:value-type="string">
            <text:p>de 1 à 5</text:p>
          </table:table-cell>
          <table:table-cell table:style-name="ce884"/>
          <table:table-cell table:number-columns-repeated="2"/>
          <table:table-cell table:style-name="ce889"/>
          <table:table-cell table:number-columns-repeated="1015"/>
        </table:table-row>
        <table:table-row table:style-name="ro11">
          <table:table-cell table:style-name="ce867" table:formula="of:=IF([.$G$1];&quot;6&quot;;&quot;&quot;)" office:value-type="string" office:string-value="6" calcext:value-type="string">
            <text:p>6</text:p>
          </table:table-cell>
          <table:table-cell table:style-name="ce867" office:value-type="string" calcext:value-type="string">
            <text:p>Niveau 6</text:p>
          </table:table-cell>
          <table:table-cell table:style-name="ce875" table:formula="of:=IF([.$G$1];[$Données.N204];&quot;&quot;)" office:value-type="float" office:value="0" calcext:value-type="float">
            <text:p>0,00</text:p>
          </table:table-cell>
          <table:table-cell table:style-name="ce880" table:formula="of:=IF([.$G$1];ROUND(2*AVERAGE([.$C$2:.C7]);0)/2;&quot;&quot;)" office:value-type="float" office:value="0" calcext:value-type="float">
            <text:p>0</text:p>
          </table:table-cell>
          <table:table-cell table:style-name="ce867" table:formula="of:=IF([.$G$1];&quot;de 1 à 6&quot;;&quot;&quot;)" office:value-type="string" office:string-value="de 1 à 6" calcext:value-type="string">
            <text:p>de 1 à 6</text:p>
          </table:table-cell>
          <table:table-cell table:style-name="ce884"/>
          <table:table-cell table:number-columns-repeated="1018"/>
        </table:table-row>
        <table:table-row table:style-name="ro11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5"/>
          <table:table-cell table:style-name="ce887" table:number-columns-repeated="1018"/>
        </table:table-row>
        <table:table-row table:style-name="ro11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6"/>
          <table:table-cell table:style-name="ce887" table:number-columns-repeated="1018"/>
        </table:table-row>
        <table:table-row table:style-name="ro11">
          <table:table-cell table:style-name="ce868" table:number-columns-repeated="2"/>
          <table:table-cell table:style-name="ce877"/>
          <table:table-cell table:style-name="ce882"/>
          <table:table-cell table:style-name="ce868"/>
          <table:table-cell table:style-name="ce886"/>
          <table:table-cell table:style-name="ce887" table:number-columns-repeated="1018"/>
        </table:table-row>
        <table:table-row table:style-name="ro11" table:number-rows-repeated="2">
          <table:table-cell table:style-name="ce868" table:number-columns-repeated="2"/>
          <table:table-cell table:style-name="ce876"/>
          <table:table-cell table:style-name="ce882"/>
          <table:table-cell table:style-name="ce868"/>
          <table:table-cell table:style-name="ce887"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916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1019"/>
        </table:table-row>
        <table:table-row table:style-name="ro10">
          <table:covered-table-cell table:number-columns-repeated="5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878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table:style-name="ce871" table:number-columns-repeated="2"/>
          <table:table-cell table:number-columns-repeated="1022"/>
        </table:table-row>
        <table:table-row table:style-name="ro10" table:number-rows-repeated="80">
          <table:table-cell table:number-columns-repeated="1024"/>
        </table:table-row>
        <table:table-row table:style-name="ro10">
          <table:table-cell table:style-name="ce872" office:value-type="string" calcext:value-type="string">
            <text:p>MDP :</text:p>
          </table:table-cell>
          <table:table-cell table:style-name="ce872" office:value-type="string" calcext:value-type="string">
            <text:p>KELLER Stéphane</text:p>
          </table:table-cell>
          <table:table-cell table:number-columns-repeated="1022"/>
        </table:table-row>
        <table:table-row table:style-name="ro10" table:number-rows-repeated="104847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Comic Sans MS1" svg:font-family="'Comic Sans MS'"/>
    <style:font-face style:name="Symbol2" svg:font-family="Symbol"/>
    <style:font-face style:name="Times New Roman3" svg:font-family="'Times New Roman'"/>
    <style:font-face style:name="Times New Roman2" svg:font-family="'Times New Roman'" style:font-family-generic="roman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9:45:11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10-31T19:46:01.262000000</dc:date>
    <meta:editing-duration>P1DT22H56M21S</meta:editing-duration>
    <meta:editing-cycles>635</meta:editing-cycles>
    <meta:generator>LibreOffice/6.1.6.3$Windows_X86_64 LibreOffice_project/5896ab1714085361c45cf540f76f60673dd96a72</meta:generator>
    <meta:document-statistic meta:table-count="9" meta:cell-count="2099" meta:object-count="69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niveau 1
	Dim Feuille as Object
	Feuille = thisComponent.Sheets.getByName("Niveau 1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	rem purge nombres saisis niveau 2
	Feuille = thisComponent.Sheets.getByName("Niveau 2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	rem purge nombres saisis niveau "3
	Feuille = thisComponent.Sheets.getByName("Niveau 3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	rem purge nombres saisis niveau 4
	Feuille = thisComponent.Sheets.getByName("Niveau 4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	rem purge nombres saisis niveau 5
	Feuille = thisComponent.Sheets.getByName("Niveau 5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7").String = ""
	Feuille.GetCellRangeByName("C17").String = ""
	Feuille.GetCellRangeByName("D17").String = ""
	Feuille.GetCellRangeByName("E17").String = ""
	Feuille.GetCellRangeByName("F17").String = ""
	Feuille.GetCellRangeByName("G17").String = ""
	Feuille.GetCellRangeByName("H17").String = ""
	Feuille.GetCellRangeByName("I17").String = ""
	Feuille.GetCellRangeByName("J17").String = ""
	Feuille.GetCellRangeByName("B22").String = ""
	Feuille.GetCellRangeByName("C22").String = ""
	Feuille.GetCellRangeByName("D22").String = ""
	Feuille.GetCellRangeByName("E22").String = ""
	Feuille.GetCellRangeByName("F22").String = ""
	Feuille.GetCellRangeByName("G22").String = ""
	Feuille.GetCellRangeByName("H22").String = ""
	Feuille.GetCellRangeByName("I22").String = ""
	Feuille.GetCellRangeByName("J22").String = ""
	Feuille.GetCellRangeByName("K22").String = ""
	Feuille.GetCellRangeByName("L22").String = ""
	Feuille.GetCellRangeByName("M22").String = ""
	Feuille.GetCellRangeByName("N22").String = ""
	rem purge nombres saisis niveau 6
	Feuille = thisComponent.Sheets.getByName("Niveau 6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9").String = ""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B24").String = ""
	Feuille.GetCellRangeByName("C24").String = ""
	Feuille.GetCellRangeByName("D24").String = ""
	Feuille.GetCellRangeByName("E24").String = ""
	Feuille.GetCellRangeByName("F24").String = ""
	Feuille.GetCellRangeByName("G24").String = ""
	Feuille.GetCellRangeByName("H24").String = ""
	Feuille.GetCellRangeByName("I24").String = ""
	Feuille.GetCellRangeByName("J24").String = ""
	Feuille.GetCellRangeByName("K24").String = ""
	Feuille.GetCellRangeByName("L24").String = ""
	Feuille.GetCellRangeByName("M24").String = ""
	Feuille.GetCellRangeByName("N24").String = ""
End Sub

rem purge nombres saisis niveau 1
Sub RAZ_Niveau1()
	Dim Feuille as Object
	Feuille = thisComponent.Sheets.getByName("Niveau 1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End Sub

rem purge nombres saisis niveau 2
Sub RAZ_Niveau2()
	Dim Feuille as Object
	Feuille = thisComponent.Sheets.getByName("Niveau 2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End Sub

rem purge nombres saisis niveau "3
Sub RAZ_Niveau3()
	Dim Feuille as Object
	Feuille = thisComponent.Sheets.getByName("Niveau 3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0").String = ""
	Feuille.GetCellRangeByName("N10").String = ""
	Feuille.GetCellRangeByName("O10").String = ""
	Feuille.GetCellRangeByName("P10").String = ""
	Feuille.GetCellRangeByName("Q10").String = ""
	Feuille.GetCellRangeByName("R10").String = ""
	Feuille.GetCellRangeByName("S10").String = ""
	Feuille.GetCellRangeByName("T10").String = ""
	Feuille.GetCellRangeByName("U10").String = ""
	Feuille.GetCellRangeByName("V10").String = ""
	Feuille.GetCellRangeByName("W10").String = ""
End Sub

rem purge nombres saisis niveau 4
Sub RAZ_Niveau4()
	Dim Feuille as Object
	Feuille = thisComponent.Sheets.getByName("Niveau 4")
	For i = 5 to 7
		Feuille.GetCellRangeByName("B" &amp; i).String = ""
		Feuille.GetCellRangeByName("E" &amp; i).String = ""
		Feuille.GetCellRangeByName("H" &amp; i).String = ""
	Next i
	For i = 4 to 7
		Feuille.GetCellRangeByName("C" &amp; i).String = ""
		Feuille.GetCellRangeByName("F" &amp; i).String = ""
	Next i
	Feuille.GetCellRangeByName("M5").String = ""
	Feuille.GetCellRangeByName("N5").String = ""
	Feuille.GetCellRangeByName("O5").String = ""
	Feuille.GetCellRangeByName("P5").String = ""
	Feuille.GetCellRangeByName("Q5").String = ""
	Feuille.GetCellRangeByName("M12").String = ""
	Feuille.GetCellRangeByName("N12").String = ""
	Feuille.GetCellRangeByName("O12").String = ""
	Feuille.GetCellRangeByName("P12").String = ""
	Feuille.GetCellRangeByName("Q12").String = ""
	Feuille.GetCellRangeByName("R12").String = ""
	Feuille.GetCellRangeByName("S12").String = ""
	Feuille.GetCellRangeByName("T12").String = ""
	Feuille.GetCellRangeByName("U12").String = ""
	Feuille.GetCellRangeByName("V12").String = ""
	Feuille.GetCellRangeByName("W12").String = ""
End Sub

rem purge nombres saisis niveau 5
Sub RAZ_Niveau5()
	Dim Feuille as Object
	Feuille = thisComponent.Sheets.getByName("Niveau 5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7").String = ""
	Feuille.GetCellRangeByName("C17").String = ""
	Feuille.GetCellRangeByName("D17").String = ""
	Feuille.GetCellRangeByName("E17").String = ""
	Feuille.GetCellRangeByName("F17").String = ""
	Feuille.GetCellRangeByName("G17").String = ""
	Feuille.GetCellRangeByName("H17").String = ""
	Feuille.GetCellRangeByName("I17").String = ""
	Feuille.GetCellRangeByName("J17").String = ""
	Feuille.GetCellRangeByName("B22").String = ""
	Feuille.GetCellRangeByName("C22").String = ""
	Feuille.GetCellRangeByName("D22").String = ""
	Feuille.GetCellRangeByName("E22").String = ""
	Feuille.GetCellRangeByName("F22").String = ""
	Feuille.GetCellRangeByName("G22").String = ""
	Feuille.GetCellRangeByName("H22").String = ""
	Feuille.GetCellRangeByName("I22").String = ""
	Feuille.GetCellRangeByName("J22").String = ""
	Feuille.GetCellRangeByName("K22").String = ""
	Feuille.GetCellRangeByName("L22").String = ""
	Feuille.GetCellRangeByName("M22").String = ""
	Feuille.GetCellRangeByName("N22").String = ""
End Sub

rem purge nombres saisis niveau 6
Sub RAZ_Niveau6()
	Dim Feuille as Object
	Feuille = thisComponent.Sheets.getByName("Niveau 6")
	For i = 5 to 8
		Feuille.GetCellRangeByName("B" &amp; i).String = ""
		Feuille.GetCellRangeByName("E" &amp; i).String = ""
		Feuille.GetCellRangeByName("H" &amp; i).String = ""
		Feuille.GetCellRangeByName("K" &amp; i).String = ""
	Next i
	For i = 4 to 8
		Feuille.GetCellRangeByName("C" &amp; i).String = ""
		Feuille.GetCellRangeByName("F" &amp; i).String = ""
		Feuille.GetCellRangeByName("I" &amp; i).String = ""
	Next i
	Feuille.GetCellRangeByName("B19").String = ""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B24").String = ""
	Feuille.GetCellRangeByName("C24").String = ""
	Feuille.GetCellRangeByName("D24").String = ""
	Feuille.GetCellRangeByName("E24").String = ""
	Feuille.GetCellRangeByName("F24").String = ""
	Feuille.GetCellRangeByName("G24").String = ""
	Feuille.GetCellRangeByName("H24").String = ""
	Feuille.GetCellRangeByName("I24").String = ""
	Feuille.GetCellRangeByName("J24").String = ""
	Feuille.GetCellRangeByName("K24").String = ""
	Feuille.GetCellRangeByName("L24").String = ""
	Feuille.GetCellRangeByName("M24").String = ""
	Feuille.GetCellRangeByName("N24").String = ""
End Sub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rem génération nombres aléatoires tous niveaux
Sub Zone_Alea_All()
	Dim Feuille as Object
	Feuille = thisComponent.Sheets.getByName("Données")
	For i = 3 to 32
		Feuille.GetCellRangeByName("A" &amp; i).value = RND()
	Next i
	Feuille.GetCellRangeByName("F52").value = SK_Alea(1,4)
	Feuille.GetCellRangeByName("F81").value = SK_Alea(1,4)
	Feuille.GetCellRangeByName("F109").value = SK_Alea(1,4)
	Feuille.GetCellRangeByName("F137").value = SK_Alea(1,4)
	Feuille.GetCellRangeByName("F166").value = SK_Alea(1,4)
	Feuille.GetCellRangeByName("A182").value = SK_Alea(0,2)
	Feuille.GetCellRangeByName("F195").value = SK_Alea(1,4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